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2827in"/>
    </style:style>
    <style:style style:name="co3" style:family="table-column">
      <style:table-column-properties fo:break-before="auto" style:column-width="5.4681in"/>
    </style:style>
    <style:style style:name="co4" style:family="table-column">
      <style:table-column-properties fo:break-before="auto" style:column-width="1.1783in"/>
    </style:style>
    <style:style style:name="co5" style:family="table-column">
      <style:table-column-properties fo:break-before="auto" style:column-width="2.0398in"/>
    </style:style>
    <style:style style:name="co6" style:family="table-column">
      <style:table-column-properties fo:break-before="auto" style:column-width="2.9807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B</text:p>
          </table:table-cell>
          <table:table-cell table:formula="of:= LOWER([.A1])" office:value-type="string" office:string-value="sb" calcext:value-type="string">
            <text:p>sb</text:p>
          </table:table-cell>
          <table:table-cell table:formula="of:=&quot;CREATE TABLE public.macd_simulation_result_&quot; &amp; [.B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] &amp; &quot;_pk PRIMARY KEY ( start, &quot;&amp;CHAR(34)&amp;&quot;end&quot;&amp;CHAR(34)&amp;&quot;, slow, fast, resolution, smoothing, ema_period, closing_strategy, opening_strategy, period ) );  CREATE INDEX macd_simulation_result_idx_&quot; &amp; [.B1] &amp; &quot;_1 ON public.macd_simulation_result_&quot; &amp; [.B1] &amp; &quot; USING btree (resolution, slow, fast, smoothing, ema_period, closing_strategy, opening_strategy, period);&quot;" office:value-type="string" office:string-value="CREATE TABLE public.macd_simulation_result_sb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sb_pk PRIMARY KEY ( start, &quot;end&quot;, slow, fast, resolution, smoothing, ema_period, closing_strategy, opening_strategy, period ) );  CREATE INDEX macd_simulation_result_idx_sb_1 ON public.macd_simulation_result_sb USING btree (resolution, slow, fast, smoothing, ema_period, closing_strategy, opening_strategy, period);" calcext:value-type="string">
            <text:p>CREATE TABLE public.macd_simulation_result_sb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sb_pk PRIMARY KEY ( start, "end", slow, fast, resolution, smoothing, ema_period, closing_strategy, opening_strategy, period ) ); <text:s/>CREATE INDEX macd_simulation_result_idx_sb_1 ON public.macd_simulation_result_sb USING btree (resolution, slow, fast, smoothing, ema_period, closing_strategy, opening_strategy, period);</text:p>
          </table:table-cell>
          <table:table-cell table:formula="of:=&quot;insert into macd_simulation_result_&quot;&amp;[.B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]&amp;&quot;';&quot;" office:value-type="string" office:string-value="insert into macd_simulation_result_sb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SB'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SB';</text:p>
          </table:table-cell>
          <table:table-cell table:formula="of:=&quot;delete from macd_simulation_result_&quot; &amp;[.B1] &amp; &quot; WHERE START &gt;= '2021-08-01';&quot;" office:value-type="string" office:string-value="delete from macd_simulation_result_sb WHERE START &gt;= '2021-08-01';" calcext:value-type="string">
            <text:p>delete from macd_simulation_result_sb WHERE START &gt;= '2021-08-01';</text:p>
          </table:table-cell>
          <table:table-cell table:formula="of:=&quot;insert into macd_simulation_result_&quot;&amp; [.B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sb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SB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SB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2])" office:value-type="string" office:string-value="hk50" calcext:value-type="string">
            <text:p>hk50</text:p>
          </table:table-cell>
          <table:table-cell table:formula="of:=&quot;CREATE TABLE public.macd_simulation_result_&quot; &amp; [.B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] &amp; &quot;_pk PRIMARY KEY ( start, &quot;&amp;CHAR(34)&amp;&quot;end&quot;&amp;CHAR(34)&amp;&quot;, slow, fast, resolution, smoothing, ema_period, closing_strategy, opening_strategy, period ) );  CREATE INDEX macd_simulation_result_idx_&quot; &amp; [.B2] &amp; &quot;_1 ON public.macd_simulation_result_&quot; &amp; [.B2] &amp; &quot; USING btree (resolution, slow, fast, smoothing, ema_period, closing_strategy, opening_strategy, period);&quot;" office:value-type="string" office:string-value="CREATE TABLE public.macd_simulation_result_hk5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k50_pk PRIMARY KEY ( start, &quot;end&quot;, slow, fast, resolution, smoothing, ema_period, closing_strategy, opening_strategy, period ) );  CREATE INDEX macd_simulation_result_idx_hk50_1 ON public.macd_simulation_result_hk50 USING btree (resolution, slow, fast, smoothing, ema_period, closing_strategy, opening_strategy, period);" calcext:value-type="string">
            <text:p>CREATE TABLE public.macd_simulation_result_hk5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k50_pk PRIMARY KEY ( start, "end", slow, fast, resolution, smoothing, ema_period, closing_strategy, opening_strategy, period ) ); <text:s/>CREATE INDEX macd_simulation_result_idx_hk50_1 ON public.macd_simulation_result_hk50 USING btree (resolution, slow, fast, smoothing, ema_period, closing_strategy, opening_strategy, period);</text:p>
          </table:table-cell>
          <table:table-cell table:formula="of:=&quot;insert into macd_simulation_result_&quot;&amp;[.B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]&amp;&quot;';&quot;" office:value-type="string" office:string-value="insert into macd_simulation_result_hk5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K50'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K50';</text:p>
          </table:table-cell>
          <table:table-cell table:formula="of:=&quot;delete from macd_simulation_result_&quot; &amp;[.B2] &amp; &quot; WHERE START &gt;= '2021-08-01';&quot;" office:value-type="string" office:string-value="delete from macd_simulation_result_hk50 WHERE START &gt;= '2021-08-01';" calcext:value-type="string">
            <text:p>delete from macd_simulation_result_hk50 WHERE START &gt;= '2021-08-01';</text:p>
          </table:table-cell>
          <table:table-cell table:formula="of:=&quot;insert into macd_simulation_result_&quot;&amp; [.B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k5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K5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K5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])" office:value-type="string" office:string-value="cadusd" calcext:value-type="string">
            <text:p>cadusd</text:p>
          </table:table-cell>
          <table:table-cell table:formula="of:=&quot;CREATE TABLE public.macd_simulation_result_&quot; &amp; [.B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] &amp; &quot;_pk PRIMARY KEY ( start, &quot;&amp;CHAR(34)&amp;&quot;end&quot;&amp;CHAR(34)&amp;&quot;, slow, fast, resolution, smoothing, ema_period, closing_strategy, opening_strategy, period ) );  CREATE INDEX macd_simulation_result_idx_&quot; &amp; [.B3] &amp; &quot;_1 ON public.macd_simulation_result_&quot; &amp; [.B3] &amp; &quot; USING btree (resolution, slow, fast, smoothing, ema_period, closing_strategy, opening_strategy, period);&quot;" office:value-type="string" office:string-value="CREATE TABLE public.macd_simulation_result_ca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adusd_pk PRIMARY KEY ( start, &quot;end&quot;, slow, fast, resolution, smoothing, ema_period, closing_strategy, opening_strategy, period ) );  CREATE INDEX macd_simulation_result_idx_cadusd_1 ON public.macd_simulation_result_cadusd USING btree (resolution, slow, fast, smoothing, ema_period, closing_strategy, opening_strategy, period);" calcext:value-type="string">
            <text:p>CREATE TABLE public.macd_simulation_result_ca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adusd_pk PRIMARY KEY ( start, "end", slow, fast, resolution, smoothing, ema_period, closing_strategy, opening_strategy, period ) ); <text:s/>CREATE INDEX macd_simulation_result_idx_cadusd_1 ON public.macd_simulation_result_cadusd USING btree (resolution, slow, fast, smoothing, ema_period, closing_strategy, opening_strategy, period);</text:p>
          </table:table-cell>
          <table:table-cell table:formula="of:=&quot;insert into macd_simulation_result_&quot;&amp;[.B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]&amp;&quot;'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ADUSD'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ADUSD';</text:p>
          </table:table-cell>
          <table:table-cell table:formula="of:=&quot;delete from macd_simulation_result_&quot; &amp;[.B3] &amp; &quot; WHERE START &gt;= '2021-08-01';&quot;" office:value-type="string" office:string-value="delete from macd_simulation_result_cadusd WHERE START &gt;= '2021-08-01';" calcext:value-type="string">
            <text:p>delete from macd_simulation_result_cadusd WHERE START &gt;= '2021-08-01';</text:p>
          </table:table-cell>
          <table:table-cell table:formula="of:=&quot;insert into macd_simulation_result_&quot;&amp; [.B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A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A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FCHI</text:p>
          </table:table-cell>
          <table:table-cell table:formula="of:= LOWER([.A4])" office:value-type="string" office:string-value="fchi" calcext:value-type="string">
            <text:p>fchi</text:p>
          </table:table-cell>
          <table:table-cell table:formula="of:=&quot;CREATE TABLE public.macd_simulation_result_&quot; &amp; [.B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4] &amp; &quot;_pk PRIMARY KEY ( start, &quot;&amp;CHAR(34)&amp;&quot;end&quot;&amp;CHAR(34)&amp;&quot;, slow, fast, resolution, smoothing, ema_period, closing_strategy, opening_strategy, period ) );  CREATE INDEX macd_simulation_result_idx_&quot; &amp; [.B4] &amp; &quot;_1 ON public.macd_simulation_result_&quot; &amp; [.B4] &amp; &quot; USING btree (resolution, slow, fast, smoothing, ema_period, closing_strategy, opening_strategy, period);&quot;" office:value-type="string" office:string-value="CREATE TABLE public.macd_simulation_result_fch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fchi_pk PRIMARY KEY ( start, &quot;end&quot;, slow, fast, resolution, smoothing, ema_period, closing_strategy, opening_strategy, period ) );  CREATE INDEX macd_simulation_result_idx_fchi_1 ON public.macd_simulation_result_fchi USING btree (resolution, slow, fast, smoothing, ema_period, closing_strategy, opening_strategy, period);" calcext:value-type="string">
            <text:p>CREATE TABLE public.macd_simulation_result_fch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fchi_pk PRIMARY KEY ( start, "end", slow, fast, resolution, smoothing, ema_period, closing_strategy, opening_strategy, period ) ); <text:s/>CREATE INDEX macd_simulation_result_idx_fchi_1 ON public.macd_simulation_result_fchi USING btree (resolution, slow, fast, smoothing, ema_period, closing_strategy, opening_strategy, period);</text:p>
          </table:table-cell>
          <table:table-cell table:formula="of:=&quot;insert into macd_simulation_result_&quot;&amp;[.B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4]&amp;&quot;';&quot;" office:value-type="string" office:string-value="insert into macd_simulation_result_fch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FCHI'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FCHI';</text:p>
          </table:table-cell>
          <table:table-cell table:formula="of:=&quot;delete from macd_simulation_result_&quot; &amp;[.B4] &amp; &quot; WHERE START &gt;= '2021-08-01';&quot;" office:value-type="string" office:string-value="delete from macd_simulation_result_fchi WHERE START &gt;= '2021-08-01';" calcext:value-type="string">
            <text:p>delete from macd_simulation_result_fchi WHERE START &gt;= '2021-08-01';</text:p>
          </table:table-cell>
          <table:table-cell table:formula="of:=&quot;insert into macd_simulation_result_&quot;&amp; [.B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fch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FCH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FCH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5])" office:value-type="string" office:string-value="axjo" calcext:value-type="string">
            <text:p>axjo</text:p>
          </table:table-cell>
          <table:table-cell table:formula="of:=&quot;CREATE TABLE public.macd_simulation_result_&quot; &amp; [.B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5] &amp; &quot;_pk PRIMARY KEY ( start, &quot;&amp;CHAR(34)&amp;&quot;end&quot;&amp;CHAR(34)&amp;&quot;, slow, fast, resolution, smoothing, ema_period, closing_strategy, opening_strategy, period ) );  CREATE INDEX macd_simulation_result_idx_&quot; &amp; [.B5] &amp; &quot;_1 ON public.macd_simulation_result_&quot; &amp; [.B5] &amp; &quot; USING btree (resolution, slow, fast, smoothing, ema_period, closing_strategy, opening_strategy, period);&quot;" office:value-type="string" office:string-value="CREATE TABLE public.macd_simulation_result_axjo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xjo_pk PRIMARY KEY ( start, &quot;end&quot;, slow, fast, resolution, smoothing, ema_period, closing_strategy, opening_strategy, period ) );  CREATE INDEX macd_simulation_result_idx_axjo_1 ON public.macd_simulation_result_axjo USING btree (resolution, slow, fast, smoothing, ema_period, closing_strategy, opening_strategy, period);" calcext:value-type="string">
            <text:p>CREATE TABLE public.macd_simulation_result_axjo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xjo_pk PRIMARY KEY ( start, "end", slow, fast, resolution, smoothing, ema_period, closing_strategy, opening_strategy, period ) ); <text:s/>CREATE INDEX macd_simulation_result_idx_axjo_1 ON public.macd_simulation_result_axjo USING btree (resolution, slow, fast, smoothing, ema_period, closing_strategy, opening_strategy, period);</text:p>
          </table:table-cell>
          <table:table-cell table:formula="of:=&quot;insert into macd_simulation_result_&quot;&amp;[.B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5]&amp;&quot;';&quot;" office:value-type="string" office:string-value="insert into macd_simulation_result_axjo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XJO'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XJO';</text:p>
          </table:table-cell>
          <table:table-cell table:formula="of:=&quot;delete from macd_simulation_result_&quot; &amp;[.B5] &amp; &quot; WHERE START &gt;= '2021-08-01';&quot;" office:value-type="string" office:string-value="delete from macd_simulation_result_axjo WHERE START &gt;= '2021-08-01';" calcext:value-type="string">
            <text:p>delete from macd_simulation_result_axjo WHERE START &gt;= '2021-08-01';</text:p>
          </table:table-cell>
          <table:table-cell table:formula="of:=&quot;insert into macd_simulation_result_&quot;&amp; [.B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xjo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XJO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XJO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RPUSD</text:p>
          </table:table-cell>
          <table:table-cell table:formula="of:= LOWER([.A6])" office:value-type="string" office:string-value="xrpusd" calcext:value-type="string">
            <text:p>xrpusd</text:p>
          </table:table-cell>
          <table:table-cell table:formula="of:=&quot;CREATE TABLE public.macd_simulation_result_&quot; &amp; [.B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6] &amp; &quot;_pk PRIMARY KEY ( start, &quot;&amp;CHAR(34)&amp;&quot;end&quot;&amp;CHAR(34)&amp;&quot;, slow, fast, resolution, smoothing, ema_period, closing_strategy, opening_strategy, period ) );  CREATE INDEX macd_simulation_result_idx_&quot; &amp; [.B6] &amp; &quot;_1 ON public.macd_simulation_result_&quot; &amp; [.B6] &amp; &quot; USING btree (resolution, slow, fast, smoothing, ema_period, closing_strategy, opening_strategy, period);&quot;" office:value-type="string" office:string-value="CREATE TABLE public.macd_simulation_result_xr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rpusd_pk PRIMARY KEY ( start, &quot;end&quot;, slow, fast, resolution, smoothing, ema_period, closing_strategy, opening_strategy, period ) );  CREATE INDEX macd_simulation_result_idx_xrpusd_1 ON public.macd_simulation_result_xrpusd USING btree (resolution, slow, fast, smoothing, ema_period, closing_strategy, opening_strategy, period);" calcext:value-type="string">
            <text:p>CREATE TABLE public.macd_simulation_result_xr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rpusd_pk PRIMARY KEY ( start, "end", slow, fast, resolution, smoothing, ema_period, closing_strategy, opening_strategy, period ) ); <text:s/>CREATE INDEX macd_simulation_result_idx_xrpusd_1 ON public.macd_simulation_result_xrpusd USING btree (resolution, slow, fast, smoothing, ema_period, closing_strategy, opening_strategy, period);</text:p>
          </table:table-cell>
          <table:table-cell table:formula="of:=&quot;insert into macd_simulation_result_&quot;&amp;[.B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6]&amp;&quot;'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RPUSD'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RPUSD';</text:p>
          </table:table-cell>
          <table:table-cell table:formula="of:=&quot;delete from macd_simulation_result_&quot; &amp;[.B6] &amp; &quot; WHERE START &gt;= '2021-08-01';&quot;" office:value-type="string" office:string-value="delete from macd_simulation_result_xrpusd WHERE START &gt;= '2021-08-01';" calcext:value-type="string">
            <text:p>delete from macd_simulation_result_xrpusd WHERE START &gt;= '2021-08-01';</text:p>
          </table:table-cell>
          <table:table-cell table:formula="of:=&quot;insert into macd_simulation_result_&quot;&amp; [.B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R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R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7])" office:value-type="string" office:string-value="eurusd" calcext:value-type="string">
            <text:p>eurusd</text:p>
          </table:table-cell>
          <table:table-cell table:formula="of:=&quot;CREATE TABLE public.macd_simulation_result_&quot; &amp; [.B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7] &amp; &quot;_pk PRIMARY KEY ( start, &quot;&amp;CHAR(34)&amp;&quot;end&quot;&amp;CHAR(34)&amp;&quot;, slow, fast, resolution, smoothing, ema_period, closing_strategy, opening_strategy, period ) );  CREATE INDEX macd_simulation_result_idx_&quot; &amp; [.B7] &amp; &quot;_1 ON public.macd_simulation_result_&quot; &amp; [.B7] &amp; &quot; USING btree (resolution, slow, fast, smoothing, ema_period, closing_strategy, opening_strategy, period);&quot;" office:value-type="string" office:string-value="CREATE TABLE public.macd_simulation_result_eur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urusd_pk PRIMARY KEY ( start, &quot;end&quot;, slow, fast, resolution, smoothing, ema_period, closing_strategy, opening_strategy, period ) );  CREATE INDEX macd_simulation_result_idx_eurusd_1 ON public.macd_simulation_result_eurusd USING btree (resolution, slow, fast, smoothing, ema_period, closing_strategy, opening_strategy, period);" calcext:value-type="string">
            <text:p>CREATE TABLE public.macd_simulation_result_eur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urusd_pk PRIMARY KEY ( start, "end", slow, fast, resolution, smoothing, ema_period, closing_strategy, opening_strategy, period ) ); <text:s/>CREATE INDEX macd_simulation_result_idx_eurusd_1 ON public.macd_simulation_result_eurusd USING btree (resolution, slow, fast, smoothing, ema_period, closing_strategy, opening_strategy, period);</text:p>
          </table:table-cell>
          <table:table-cell table:formula="of:=&quot;insert into macd_simulation_result_&quot;&amp;[.B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7]&amp;&quot;'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URUSD'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URUSD';</text:p>
          </table:table-cell>
          <table:table-cell table:formula="of:=&quot;delete from macd_simulation_result_&quot; &amp;[.B7] &amp; &quot; WHERE START &gt;= '2021-08-01';&quot;" office:value-type="string" office:string-value="delete from macd_simulation_result_eurusd WHERE START &gt;= '2021-08-01';" calcext:value-type="string">
            <text:p>delete from macd_simulation_result_eurusd WHERE START &gt;= '2021-08-01';</text:p>
          </table:table-cell>
          <table:table-cell table:formula="of:=&quot;insert into macd_simulation_result_&quot;&amp; [.B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UR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UR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8])" office:value-type="string" office:string-value="eth" calcext:value-type="string">
            <text:p>eth</text:p>
          </table:table-cell>
          <table:table-cell table:formula="of:=&quot;CREATE TABLE public.macd_simulation_result_&quot; &amp; [.B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8] &amp; &quot;_pk PRIMARY KEY ( start, &quot;&amp;CHAR(34)&amp;&quot;end&quot;&amp;CHAR(34)&amp;&quot;, slow, fast, resolution, smoothing, ema_period, closing_strategy, opening_strategy, period ) );  CREATE INDEX macd_simulation_result_idx_&quot; &amp; [.B8] &amp; &quot;_1 ON public.macd_simulation_result_&quot; &amp; [.B8] &amp; &quot; USING btree (resolution, slow, fast, smoothing, ema_period, closing_strategy, opening_strategy, period);&quot;" office:value-type="string" office:string-value="CREATE TABLE public.macd_simulation_result_eth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th_pk PRIMARY KEY ( start, &quot;end&quot;, slow, fast, resolution, smoothing, ema_period, closing_strategy, opening_strategy, period ) );  CREATE INDEX macd_simulation_result_idx_eth_1 ON public.macd_simulation_result_eth USING btree (resolution, slow, fast, smoothing, ema_period, closing_strategy, opening_strategy, period);" calcext:value-type="string">
            <text:p>CREATE TABLE public.macd_simulation_result_eth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th_pk PRIMARY KEY ( start, "end", slow, fast, resolution, smoothing, ema_period, closing_strategy, opening_strategy, period ) ); <text:s/>CREATE INDEX macd_simulation_result_idx_eth_1 ON public.macd_simulation_result_eth USING btree (resolution, slow, fast, smoothing, ema_period, closing_strategy, opening_strategy, period);</text:p>
          </table:table-cell>
          <table:table-cell table:formula="of:=&quot;insert into macd_simulation_result_&quot;&amp;[.B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8]&amp;&quot;';&quot;" office:value-type="string" office:string-value="insert into macd_simulation_result_eth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TH'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TH';</text:p>
          </table:table-cell>
          <table:table-cell table:formula="of:=&quot;delete from macd_simulation_result_&quot; &amp;[.B8] &amp; &quot; WHERE START &gt;= '2021-08-01';&quot;" office:value-type="string" office:string-value="delete from macd_simulation_result_eth WHERE START &gt;= '2021-08-01';" calcext:value-type="string">
            <text:p>delete from macd_simulation_result_eth WHERE START &gt;= '2021-08-01';</text:p>
          </table:table-cell>
          <table:table-cell table:formula="of:=&quot;insert into macd_simulation_result_&quot;&amp; [.B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th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TH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TH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9])" office:value-type="string" office:string-value="hg" calcext:value-type="string">
            <text:p>hg</text:p>
          </table:table-cell>
          <table:table-cell table:formula="of:=&quot;CREATE TABLE public.macd_simulation_result_&quot; &amp; [.B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9] &amp; &quot;_pk PRIMARY KEY ( start, &quot;&amp;CHAR(34)&amp;&quot;end&quot;&amp;CHAR(34)&amp;&quot;, slow, fast, resolution, smoothing, ema_period, closing_strategy, opening_strategy, period ) );  CREATE INDEX macd_simulation_result_idx_&quot; &amp; [.B9] &amp; &quot;_1 ON public.macd_simulation_result_&quot; &amp; [.B9] &amp; &quot; USING btree (resolution, slow, fast, smoothing, ema_period, closing_strategy, opening_strategy, period);&quot;" office:value-type="string" office:string-value="CREATE TABLE public.macd_simulation_result_h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g_pk PRIMARY KEY ( start, &quot;end&quot;, slow, fast, resolution, smoothing, ema_period, closing_strategy, opening_strategy, period ) );  CREATE INDEX macd_simulation_result_idx_hg_1 ON public.macd_simulation_result_hg USING btree (resolution, slow, fast, smoothing, ema_period, closing_strategy, opening_strategy, period);" calcext:value-type="string">
            <text:p>CREATE TABLE public.macd_simulation_result_h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g_pk PRIMARY KEY ( start, "end", slow, fast, resolution, smoothing, ema_period, closing_strategy, opening_strategy, period ) ); <text:s/>CREATE INDEX macd_simulation_result_idx_hg_1 ON public.macd_simulation_result_hg USING btree (resolution, slow, fast, smoothing, ema_period, closing_strategy, opening_strategy, period);</text:p>
          </table:table-cell>
          <table:table-cell table:formula="of:=&quot;insert into macd_simulation_result_&quot;&amp;[.B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9]&amp;&quot;';&quot;" office:value-type="string" office:string-value="insert into macd_simulation_result_h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G'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G';</text:p>
          </table:table-cell>
          <table:table-cell table:formula="of:=&quot;delete from macd_simulation_result_&quot; &amp;[.B9] &amp; &quot; WHERE START &gt;= '2021-08-01';&quot;" office:value-type="string" office:string-value="delete from macd_simulation_result_hg WHERE START &gt;= '2021-08-01';" calcext:value-type="string">
            <text:p>delete from macd_simulation_result_hg WHERE START &gt;= '2021-08-01';</text:p>
          </table:table-cell>
          <table:table-cell table:formula="of:=&quot;insert into macd_simulation_result_&quot;&amp; [.B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10])" office:value-type="string" office:string-value="de30" calcext:value-type="string">
            <text:p>de30</text:p>
          </table:table-cell>
          <table:table-cell table:formula="of:=&quot;CREATE TABLE public.macd_simulation_result_&quot; &amp; [.B1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0] &amp; &quot;_pk PRIMARY KEY ( start, &quot;&amp;CHAR(34)&amp;&quot;end&quot;&amp;CHAR(34)&amp;&quot;, slow, fast, resolution, smoothing, ema_period, closing_strategy, opening_strategy, period ) );  CREATE INDEX macd_simulation_result_idx_&quot; &amp; [.B10] &amp; &quot;_1 ON public.macd_simulation_result_&quot; &amp; [.B10] &amp; &quot; USING btree (resolution, slow, fast, smoothing, ema_period, closing_strategy, opening_strategy, period);&quot;" office:value-type="string" office:string-value="CREATE TABLE public.macd_simulation_result_de3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e30_pk PRIMARY KEY ( start, &quot;end&quot;, slow, fast, resolution, smoothing, ema_period, closing_strategy, opening_strategy, period ) );  CREATE INDEX macd_simulation_result_idx_de30_1 ON public.macd_simulation_result_de30 USING btree (resolution, slow, fast, smoothing, ema_period, closing_strategy, opening_strategy, period);" calcext:value-type="string">
            <text:p>CREATE TABLE public.macd_simulation_result_de3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e30_pk PRIMARY KEY ( start, "end", slow, fast, resolution, smoothing, ema_period, closing_strategy, opening_strategy, period ) ); <text:s/>CREATE INDEX macd_simulation_result_idx_de30_1 ON public.macd_simulation_result_de30 USING btree (resolution, slow, fast, smoothing, ema_period, closing_strategy, opening_strategy, period);</text:p>
          </table:table-cell>
          <table:table-cell table:formula="of:=&quot;insert into macd_simulation_result_&quot;&amp;[.B1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0]&amp;&quot;';&quot;" office:value-type="string" office:string-value="insert into macd_simulation_result_de3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E30'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E30';</text:p>
          </table:table-cell>
          <table:table-cell table:formula="of:=&quot;delete from macd_simulation_result_&quot; &amp;[.B10] &amp; &quot; WHERE START &gt;= '2021-08-01';&quot;" office:value-type="string" office:string-value="delete from macd_simulation_result_de30 WHERE START &gt;= '2021-08-01';" calcext:value-type="string">
            <text:p>delete from macd_simulation_result_de30 WHERE START &gt;= '2021-08-01';</text:p>
          </table:table-cell>
          <table:table-cell table:formula="of:=&quot;insert into macd_simulation_result_&quot;&amp; [.B1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e3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E3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E3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table:formula="of:= LOWER([.A11])" office:value-type="string" office:string-value="zc" calcext:value-type="string">
            <text:p>zc</text:p>
          </table:table-cell>
          <table:table-cell table:formula="of:=&quot;CREATE TABLE public.macd_simulation_result_&quot; &amp; [.B1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1] &amp; &quot;_pk PRIMARY KEY ( start, &quot;&amp;CHAR(34)&amp;&quot;end&quot;&amp;CHAR(34)&amp;&quot;, slow, fast, resolution, smoothing, ema_period, closing_strategy, opening_strategy, period ) );  CREATE INDEX macd_simulation_result_idx_&quot; &amp; [.B11] &amp; &quot;_1 ON public.macd_simulation_result_&quot; &amp; [.B11] &amp; &quot; USING btree (resolution, slow, fast, smoothing, ema_period, closing_strategy, opening_strategy, period);&quot;" office:value-type="string" office:string-value="CREATE TABLE public.macd_simulation_result_z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c_pk PRIMARY KEY ( start, &quot;end&quot;, slow, fast, resolution, smoothing, ema_period, closing_strategy, opening_strategy, period ) );  CREATE INDEX macd_simulation_result_idx_zc_1 ON public.macd_simulation_result_zc USING btree (resolution, slow, fast, smoothing, ema_period, closing_strategy, opening_strategy, period);" calcext:value-type="string">
            <text:p>CREATE TABLE public.macd_simulation_result_z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c_pk PRIMARY KEY ( start, "end", slow, fast, resolution, smoothing, ema_period, closing_strategy, opening_strategy, period ) ); <text:s/>CREATE INDEX macd_simulation_result_idx_zc_1 ON public.macd_simulation_result_zc USING btree (resolution, slow, fast, smoothing, ema_period, closing_strategy, opening_strategy, period);</text:p>
          </table:table-cell>
          <table:table-cell table:formula="of:=&quot;insert into macd_simulation_result_&quot;&amp;[.B1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1]&amp;&quot;';&quot;" office:value-type="string" office:string-value="insert into macd_simulation_result_z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C'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C';</text:p>
          </table:table-cell>
          <table:table-cell table:formula="of:=&quot;delete from macd_simulation_result_&quot; &amp;[.B11] &amp; &quot; WHERE START &gt;= '2021-08-01';&quot;" office:value-type="string" office:string-value="delete from macd_simulation_result_zc WHERE START &gt;= '2021-08-01';" calcext:value-type="string">
            <text:p>delete from macd_simulation_result_zc WHERE START &gt;= '2021-08-01';</text:p>
          </table:table-cell>
          <table:table-cell table:formula="of:=&quot;insert into macd_simulation_result_&quot;&amp; [.B1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12])" office:value-type="string" office:string-value="zg" calcext:value-type="string">
            <text:p>zg</text:p>
          </table:table-cell>
          <table:table-cell table:formula="of:=&quot;CREATE TABLE public.macd_simulation_result_&quot; &amp; [.B1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2] &amp; &quot;_pk PRIMARY KEY ( start, &quot;&amp;CHAR(34)&amp;&quot;end&quot;&amp;CHAR(34)&amp;&quot;, slow, fast, resolution, smoothing, ema_period, closing_strategy, opening_strategy, period ) );  CREATE INDEX macd_simulation_result_idx_&quot; &amp; [.B12] &amp; &quot;_1 ON public.macd_simulation_result_&quot; &amp; [.B12] &amp; &quot; USING btree (resolution, slow, fast, smoothing, ema_period, closing_strategy, opening_strategy, period);&quot;" office:value-type="string" office:string-value="CREATE TABLE public.macd_simulation_result_z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g_pk PRIMARY KEY ( start, &quot;end&quot;, slow, fast, resolution, smoothing, ema_period, closing_strategy, opening_strategy, period ) );  CREATE INDEX macd_simulation_result_idx_zg_1 ON public.macd_simulation_result_zg USING btree (resolution, slow, fast, smoothing, ema_period, closing_strategy, opening_strategy, period);" calcext:value-type="string">
            <text:p>CREATE TABLE public.macd_simulation_result_z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g_pk PRIMARY KEY ( start, "end", slow, fast, resolution, smoothing, ema_period, closing_strategy, opening_strategy, period ) ); <text:s/>CREATE INDEX macd_simulation_result_idx_zg_1 ON public.macd_simulation_result_zg USING btree (resolution, slow, fast, smoothing, ema_period, closing_strategy, opening_strategy, period);</text:p>
          </table:table-cell>
          <table:table-cell table:formula="of:=&quot;insert into macd_simulation_result_&quot;&amp;[.B1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2]&amp;&quot;';&quot;" office:value-type="string" office:string-value="insert into macd_simulation_result_z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G'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G';</text:p>
          </table:table-cell>
          <table:table-cell table:formula="of:=&quot;delete from macd_simulation_result_&quot; &amp;[.B12] &amp; &quot; WHERE START &gt;= '2021-08-01';&quot;" office:value-type="string" office:string-value="delete from macd_simulation_result_zg WHERE START &gt;= '2021-08-01';" calcext:value-type="string">
            <text:p>delete from macd_simulation_result_zg WHERE START &gt;= '2021-08-01';</text:p>
          </table:table-cell>
          <table:table-cell table:formula="of:=&quot;insert into macd_simulation_result_&quot;&amp; [.B1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13])" office:value-type="string" office:string-value="oj" calcext:value-type="string">
            <text:p>oj</text:p>
          </table:table-cell>
          <table:table-cell table:formula="of:=&quot;CREATE TABLE public.macd_simulation_result_&quot; &amp; [.B1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3] &amp; &quot;_pk PRIMARY KEY ( start, &quot;&amp;CHAR(34)&amp;&quot;end&quot;&amp;CHAR(34)&amp;&quot;, slow, fast, resolution, smoothing, ema_period, closing_strategy, opening_strategy, period ) );  CREATE INDEX macd_simulation_result_idx_&quot; &amp; [.B13] &amp; &quot;_1 ON public.macd_simulation_result_&quot; &amp; [.B13] &amp; &quot; USING btree (resolution, slow, fast, smoothing, ema_period, closing_strategy, opening_strategy, period);&quot;" office:value-type="string" office:string-value="CREATE TABLE public.macd_simulation_result_oj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oj_pk PRIMARY KEY ( start, &quot;end&quot;, slow, fast, resolution, smoothing, ema_period, closing_strategy, opening_strategy, period ) );  CREATE INDEX macd_simulation_result_idx_oj_1 ON public.macd_simulation_result_oj USING btree (resolution, slow, fast, smoothing, ema_period, closing_strategy, opening_strategy, period);" calcext:value-type="string">
            <text:p>CREATE TABLE public.macd_simulation_result_oj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oj_pk PRIMARY KEY ( start, "end", slow, fast, resolution, smoothing, ema_period, closing_strategy, opening_strategy, period ) ); <text:s/>CREATE INDEX macd_simulation_result_idx_oj_1 ON public.macd_simulation_result_oj USING btree (resolution, slow, fast, smoothing, ema_period, closing_strategy, opening_strategy, period);</text:p>
          </table:table-cell>
          <table:table-cell table:formula="of:=&quot;insert into macd_simulation_result_&quot;&amp;[.B1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3]&amp;&quot;';&quot;" office:value-type="string" office:string-value="insert into macd_simulation_result_oj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OJ'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OJ';</text:p>
          </table:table-cell>
          <table:table-cell table:formula="of:=&quot;delete from macd_simulation_result_&quot; &amp;[.B13] &amp; &quot; WHERE START &gt;= '2021-08-01';&quot;" office:value-type="string" office:string-value="delete from macd_simulation_result_oj WHERE START &gt;= '2021-08-01';" calcext:value-type="string">
            <text:p>delete from macd_simulation_result_oj WHERE START &gt;= '2021-08-01';</text:p>
          </table:table-cell>
          <table:table-cell table:formula="of:=&quot;insert into macd_simulation_result_&quot;&amp; [.B1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oj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OJ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OJ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14])" office:value-type="string" office:string-value="gbpusd" calcext:value-type="string">
            <text:p>gbpusd</text:p>
          </table:table-cell>
          <table:table-cell table:formula="of:=&quot;CREATE TABLE public.macd_simulation_result_&quot; &amp; [.B1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4] &amp; &quot;_pk PRIMARY KEY ( start, &quot;&amp;CHAR(34)&amp;&quot;end&quot;&amp;CHAR(34)&amp;&quot;, slow, fast, resolution, smoothing, ema_period, closing_strategy, opening_strategy, period ) );  CREATE INDEX macd_simulation_result_idx_&quot; &amp; [.B14] &amp; &quot;_1 ON public.macd_simulation_result_&quot; &amp; [.B14] &amp; &quot; USING btree (resolution, slow, fast, smoothing, ema_period, closing_strategy, opening_strategy, period);&quot;" office:value-type="string" office:string-value="CREATE TABLE public.macd_simulation_result_gb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gbpusd_pk PRIMARY KEY ( start, &quot;end&quot;, slow, fast, resolution, smoothing, ema_period, closing_strategy, opening_strategy, period ) );  CREATE INDEX macd_simulation_result_idx_gbpusd_1 ON public.macd_simulation_result_gbpusd USING btree (resolution, slow, fast, smoothing, ema_period, closing_strategy, opening_strategy, period);" calcext:value-type="string">
            <text:p>CREATE TABLE public.macd_simulation_result_gb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gbpusd_pk PRIMARY KEY ( start, "end", slow, fast, resolution, smoothing, ema_period, closing_strategy, opening_strategy, period ) ); <text:s/>CREATE INDEX macd_simulation_result_idx_gbpusd_1 ON public.macd_simulation_result_gbpusd USING btree (resolution, slow, fast, smoothing, ema_period, closing_strategy, opening_strategy, period);</text:p>
          </table:table-cell>
          <table:table-cell table:formula="of:=&quot;insert into macd_simulation_result_&quot;&amp;[.B1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4]&amp;&quot;'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GBPUSD'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GBPUSD';</text:p>
          </table:table-cell>
          <table:table-cell table:formula="of:=&quot;delete from macd_simulation_result_&quot; &amp;[.B14] &amp; &quot; WHERE START &gt;= '2021-08-01';&quot;" office:value-type="string" office:string-value="delete from macd_simulation_result_gbpusd WHERE START &gt;= '2021-08-01';" calcext:value-type="string">
            <text:p>delete from macd_simulation_result_gbpusd WHERE START &gt;= '2021-08-01';</text:p>
          </table:table-cell>
          <table:table-cell table:formula="of:=&quot;insert into macd_simulation_result_&quot;&amp; [.B1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GB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GB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5])" office:value-type="string" office:string-value="kc" calcext:value-type="string">
            <text:p>kc</text:p>
          </table:table-cell>
          <table:table-cell table:formula="of:=&quot;CREATE TABLE public.macd_simulation_result_&quot; &amp; [.B1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5] &amp; &quot;_pk PRIMARY KEY ( start, &quot;&amp;CHAR(34)&amp;&quot;end&quot;&amp;CHAR(34)&amp;&quot;, slow, fast, resolution, smoothing, ema_period, closing_strategy, opening_strategy, period ) );  CREATE INDEX macd_simulation_result_idx_&quot; &amp; [.B15] &amp; &quot;_1 ON public.macd_simulation_result_&quot; &amp; [.B15] &amp; &quot; USING btree (resolution, slow, fast, smoothing, ema_period, closing_strategy, opening_strategy, period);&quot;" office:value-type="string" office:string-value="CREATE TABLE public.macd_simulation_result_k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kc_pk PRIMARY KEY ( start, &quot;end&quot;, slow, fast, resolution, smoothing, ema_period, closing_strategy, opening_strategy, period ) );  CREATE INDEX macd_simulation_result_idx_kc_1 ON public.macd_simulation_result_kc USING btree (resolution, slow, fast, smoothing, ema_period, closing_strategy, opening_strategy, period);" calcext:value-type="string">
            <text:p>CREATE TABLE public.macd_simulation_result_k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kc_pk PRIMARY KEY ( start, "end", slow, fast, resolution, smoothing, ema_period, closing_strategy, opening_strategy, period ) ); <text:s/>CREATE INDEX macd_simulation_result_idx_kc_1 ON public.macd_simulation_result_kc USING btree (resolution, slow, fast, smoothing, ema_period, closing_strategy, opening_strategy, period);</text:p>
          </table:table-cell>
          <table:table-cell table:formula="of:=&quot;insert into macd_simulation_result_&quot;&amp;[.B1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5]&amp;&quot;';&quot;" office:value-type="string" office:string-value="insert into macd_simulation_result_k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KC'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KC';</text:p>
          </table:table-cell>
          <table:table-cell table:formula="of:=&quot;delete from macd_simulation_result_&quot; &amp;[.B15] &amp; &quot; WHERE START &gt;= '2021-08-01';&quot;" office:value-type="string" office:string-value="delete from macd_simulation_result_kc WHERE START &gt;= '2021-08-01';" calcext:value-type="string">
            <text:p>delete from macd_simulation_result_kc WHERE START &gt;= '2021-08-01';</text:p>
          </table:table-cell>
          <table:table-cell table:formula="of:=&quot;insert into macd_simulation_result_&quot;&amp; [.B1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k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K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K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6])" office:value-type="string" office:string-value="jp225" calcext:value-type="string">
            <text:p>jp225</text:p>
          </table:table-cell>
          <table:table-cell table:formula="of:=&quot;CREATE TABLE public.macd_simulation_result_&quot; &amp; [.B1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6] &amp; &quot;_pk PRIMARY KEY ( start, &quot;&amp;CHAR(34)&amp;&quot;end&quot;&amp;CHAR(34)&amp;&quot;, slow, fast, resolution, smoothing, ema_period, closing_strategy, opening_strategy, period ) );  CREATE INDEX macd_simulation_result_idx_&quot; &amp; [.B16] &amp; &quot;_1 ON public.macd_simulation_result_&quot; &amp; [.B16] &amp; &quot; USING btree (resolution, slow, fast, smoothing, ema_period, closing_strategy, opening_strategy, period);&quot;" office:value-type="string" office:string-value="CREATE TABLE public.macd_simulation_result_jp225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jp225_pk PRIMARY KEY ( start, &quot;end&quot;, slow, fast, resolution, smoothing, ema_period, closing_strategy, opening_strategy, period ) );  CREATE INDEX macd_simulation_result_idx_jp225_1 ON public.macd_simulation_result_jp225 USING btree (resolution, slow, fast, smoothing, ema_period, closing_strategy, opening_strategy, period);" calcext:value-type="string">
            <text:p>CREATE TABLE public.macd_simulation_result_jp225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jp225_pk PRIMARY KEY ( start, "end", slow, fast, resolution, smoothing, ema_period, closing_strategy, opening_strategy, period ) ); <text:s/>CREATE INDEX macd_simulation_result_idx_jp225_1 ON public.macd_simulation_result_jp225 USING btree (resolution, slow, fast, smoothing, ema_period, closing_strategy, opening_strategy, period);</text:p>
          </table:table-cell>
          <table:table-cell table:formula="of:=&quot;insert into macd_simulation_result_&quot;&amp;[.B1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6]&amp;&quot;';&quot;" office:value-type="string" office:string-value="insert into macd_simulation_result_jp225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JP225'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JP225';</text:p>
          </table:table-cell>
          <table:table-cell table:formula="of:=&quot;delete from macd_simulation_result_&quot; &amp;[.B16] &amp; &quot; WHERE START &gt;= '2021-08-01';&quot;" office:value-type="string" office:string-value="delete from macd_simulation_result_jp225 WHERE START &gt;= '2021-08-01';" calcext:value-type="string">
            <text:p>delete from macd_simulation_result_jp225 WHERE START &gt;= '2021-08-01';</text:p>
          </table:table-cell>
          <table:table-cell table:formula="of:=&quot;insert into macd_simulation_result_&quot;&amp; [.B1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jp225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JP225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JP225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SCE</text:p>
          </table:table-cell>
          <table:table-cell table:formula="of:= LOWER([.A17])" office:value-type="string" office:string-value="hsce" calcext:value-type="string">
            <text:p>hsce</text:p>
          </table:table-cell>
          <table:table-cell table:formula="of:=&quot;CREATE TABLE public.macd_simulation_result_&quot; &amp; [.B1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7] &amp; &quot;_pk PRIMARY KEY ( start, &quot;&amp;CHAR(34)&amp;&quot;end&quot;&amp;CHAR(34)&amp;&quot;, slow, fast, resolution, smoothing, ema_period, closing_strategy, opening_strategy, period ) );  CREATE INDEX macd_simulation_result_idx_&quot; &amp; [.B17] &amp; &quot;_1 ON public.macd_simulation_result_&quot; &amp; [.B17] &amp; &quot; USING btree (resolution, slow, fast, smoothing, ema_period, closing_strategy, opening_strategy, period);&quot;" office:value-type="string" office:string-value="CREATE TABLE public.macd_simulation_result_hsce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sce_pk PRIMARY KEY ( start, &quot;end&quot;, slow, fast, resolution, smoothing, ema_period, closing_strategy, opening_strategy, period ) );  CREATE INDEX macd_simulation_result_idx_hsce_1 ON public.macd_simulation_result_hsce USING btree (resolution, slow, fast, smoothing, ema_period, closing_strategy, opening_strategy, period);" calcext:value-type="string">
            <text:p>CREATE TABLE public.macd_simulation_result_hsce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sce_pk PRIMARY KEY ( start, "end", slow, fast, resolution, smoothing, ema_period, closing_strategy, opening_strategy, period ) ); <text:s/>CREATE INDEX macd_simulation_result_idx_hsce_1 ON public.macd_simulation_result_hsce USING btree (resolution, slow, fast, smoothing, ema_period, closing_strategy, opening_strategy, period);</text:p>
          </table:table-cell>
          <table:table-cell table:formula="of:=&quot;insert into macd_simulation_result_&quot;&amp;[.B1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7]&amp;&quot;';&quot;" office:value-type="string" office:string-value="insert into macd_simulation_result_hsce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SCE'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SCE';</text:p>
          </table:table-cell>
          <table:table-cell table:formula="of:=&quot;delete from macd_simulation_result_&quot; &amp;[.B17] &amp; &quot; WHERE START &gt;= '2021-08-01';&quot;" office:value-type="string" office:string-value="delete from macd_simulation_result_hsce WHERE START &gt;= '2021-08-01';" calcext:value-type="string">
            <text:p>delete from macd_simulation_result_hsce WHERE START &gt;= '2021-08-01';</text:p>
          </table:table-cell>
          <table:table-cell table:formula="of:=&quot;insert into macd_simulation_result_&quot;&amp; [.B1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sce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SCE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SCE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8])" office:value-type="string" office:string-value="btc" calcext:value-type="string">
            <text:p>btc</text:p>
          </table:table-cell>
          <table:table-cell table:formula="of:=&quot;CREATE TABLE public.macd_simulation_result_&quot; &amp; [.B1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8] &amp; &quot;_pk PRIMARY KEY ( start, &quot;&amp;CHAR(34)&amp;&quot;end&quot;&amp;CHAR(34)&amp;&quot;, slow, fast, resolution, smoothing, ema_period, closing_strategy, opening_strategy, period ) );  CREATE INDEX macd_simulation_result_idx_&quot; &amp; [.B18] &amp; &quot;_1 ON public.macd_simulation_result_&quot; &amp; [.B18] &amp; &quot; USING btree (resolution, slow, fast, smoothing, ema_period, closing_strategy, opening_strategy, period);&quot;" office:value-type="string" office:string-value="CREATE TABLE public.macd_simulation_result_bt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btc_pk PRIMARY KEY ( start, &quot;end&quot;, slow, fast, resolution, smoothing, ema_period, closing_strategy, opening_strategy, period ) );  CREATE INDEX macd_simulation_result_idx_btc_1 ON public.macd_simulation_result_btc USING btree (resolution, slow, fast, smoothing, ema_period, closing_strategy, opening_strategy, period);" calcext:value-type="string">
            <text:p>CREATE TABLE public.macd_simulation_result_bt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btc_pk PRIMARY KEY ( start, "end", slow, fast, resolution, smoothing, ema_period, closing_strategy, opening_strategy, period ) ); <text:s/>CREATE INDEX macd_simulation_result_idx_btc_1 ON public.macd_simulation_result_btc USING btree (resolution, slow, fast, smoothing, ema_period, closing_strategy, opening_strategy, period);</text:p>
          </table:table-cell>
          <table:table-cell table:formula="of:=&quot;insert into macd_simulation_result_&quot;&amp;[.B1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8]&amp;&quot;';&quot;" office:value-type="string" office:string-value="insert into macd_simulation_result_bt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BTC'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BTC';</text:p>
          </table:table-cell>
          <table:table-cell table:formula="of:=&quot;delete from macd_simulation_result_&quot; &amp;[.B18] &amp; &quot; WHERE START &gt;= '2021-08-01';&quot;" office:value-type="string" office:string-value="delete from macd_simulation_result_btc WHERE START &gt;= '2021-08-01';" calcext:value-type="string">
            <text:p>delete from macd_simulation_result_btc WHERE START &gt;= '2021-08-01';</text:p>
          </table:table-cell>
          <table:table-cell table:formula="of:=&quot;insert into macd_simulation_result_&quot;&amp; [.B1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bt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BT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BT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9])" office:value-type="string" office:string-value="us500" calcext:value-type="string">
            <text:p>us500</text:p>
          </table:table-cell>
          <table:table-cell table:formula="of:=&quot;CREATE TABLE public.macd_simulation_result_&quot; &amp; [.B1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9] &amp; &quot;_pk PRIMARY KEY ( start, &quot;&amp;CHAR(34)&amp;&quot;end&quot;&amp;CHAR(34)&amp;&quot;, slow, fast, resolution, smoothing, ema_period, closing_strategy, opening_strategy, period ) );  CREATE INDEX macd_simulation_result_idx_&quot; &amp; [.B19] &amp; &quot;_1 ON public.macd_simulation_result_&quot; &amp; [.B19] &amp; &quot; USING btree (resolution, slow, fast, smoothing, ema_period, closing_strategy, opening_strategy, period);&quot;" office:value-type="string" office:string-value="CREATE TABLE public.macd_simulation_result_us5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s500_pk PRIMARY KEY ( start, &quot;end&quot;, slow, fast, resolution, smoothing, ema_period, closing_strategy, opening_strategy, period ) );  CREATE INDEX macd_simulation_result_idx_us500_1 ON public.macd_simulation_result_us500 USING btree (resolution, slow, fast, smoothing, ema_period, closing_strategy, opening_strategy, period);" calcext:value-type="string">
            <text:p>CREATE TABLE public.macd_simulation_result_us5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s500_pk PRIMARY KEY ( start, "end", slow, fast, resolution, smoothing, ema_period, closing_strategy, opening_strategy, period ) ); <text:s/>CREATE INDEX macd_simulation_result_idx_us500_1 ON public.macd_simulation_result_us500 USING btree (resolution, slow, fast, smoothing, ema_period, closing_strategy, opening_strategy, period);</text:p>
          </table:table-cell>
          <table:table-cell table:formula="of:=&quot;insert into macd_simulation_result_&quot;&amp;[.B1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9]&amp;&quot;';&quot;" office:value-type="string" office:string-value="insert into macd_simulation_result_us5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S500'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S500';</text:p>
          </table:table-cell>
          <table:table-cell table:formula="of:=&quot;delete from macd_simulation_result_&quot; &amp;[.B19] &amp; &quot; WHERE START &gt;= '2021-08-01';&quot;" office:value-type="string" office:string-value="delete from macd_simulation_result_us500 WHERE START &gt;= '2021-08-01';" calcext:value-type="string">
            <text:p>delete from macd_simulation_result_us500 WHERE START &gt;= '2021-08-01';</text:p>
          </table:table-cell>
          <table:table-cell table:formula="of:=&quot;insert into macd_simulation_result_&quot;&amp; [.B1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s5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S5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S5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20])" office:value-type="string" office:string-value="uk100" calcext:value-type="string">
            <text:p>uk100</text:p>
          </table:table-cell>
          <table:table-cell table:formula="of:=&quot;CREATE TABLE public.macd_simulation_result_&quot; &amp; [.B2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0] &amp; &quot;_pk PRIMARY KEY ( start, &quot;&amp;CHAR(34)&amp;&quot;end&quot;&amp;CHAR(34)&amp;&quot;, slow, fast, resolution, smoothing, ema_period, closing_strategy, opening_strategy, period ) );  CREATE INDEX macd_simulation_result_idx_&quot; &amp; [.B20] &amp; &quot;_1 ON public.macd_simulation_result_&quot; &amp; [.B20] &amp; &quot; USING btree (resolution, slow, fast, smoothing, ema_period, closing_strategy, opening_strategy, period);&quot;" office:value-type="string" office:string-value="CREATE TABLE public.macd_simulation_result_uk1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k100_pk PRIMARY KEY ( start, &quot;end&quot;, slow, fast, resolution, smoothing, ema_period, closing_strategy, opening_strategy, period ) );  CREATE INDEX macd_simulation_result_idx_uk100_1 ON public.macd_simulation_result_uk100 USING btree (resolution, slow, fast, smoothing, ema_period, closing_strategy, opening_strategy, period);" calcext:value-type="string">
            <text:p>CREATE TABLE public.macd_simulation_result_uk1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k100_pk PRIMARY KEY ( start, "end", slow, fast, resolution, smoothing, ema_period, closing_strategy, opening_strategy, period ) ); <text:s/>CREATE INDEX macd_simulation_result_idx_uk100_1 ON public.macd_simulation_result_uk100 USING btree (resolution, slow, fast, smoothing, ema_period, closing_strategy, opening_strategy, period);</text:p>
          </table:table-cell>
          <table:table-cell table:formula="of:=&quot;insert into macd_simulation_result_&quot;&amp;[.B2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0]&amp;&quot;';&quot;" office:value-type="string" office:string-value="insert into macd_simulation_result_uk1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K100'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K100';</text:p>
          </table:table-cell>
          <table:table-cell table:formula="of:=&quot;delete from macd_simulation_result_&quot; &amp;[.B20] &amp; &quot; WHERE START &gt;= '2021-08-01';&quot;" office:value-type="string" office:string-value="delete from macd_simulation_result_uk100 WHERE START &gt;= '2021-08-01';" calcext:value-type="string">
            <text:p>delete from macd_simulation_result_uk100 WHERE START &gt;= '2021-08-01';</text:p>
          </table:table-cell>
          <table:table-cell table:formula="of:=&quot;insert into macd_simulation_result_&quot;&amp; [.B2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k1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K1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K1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21])" office:value-type="string" office:string-value="dxy" calcext:value-type="string">
            <text:p>dxy</text:p>
          </table:table-cell>
          <table:table-cell table:formula="of:=&quot;CREATE TABLE public.macd_simulation_result_&quot; &amp; [.B2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1] &amp; &quot;_pk PRIMARY KEY ( start, &quot;&amp;CHAR(34)&amp;&quot;end&quot;&amp;CHAR(34)&amp;&quot;, slow, fast, resolution, smoothing, ema_period, closing_strategy, opening_strategy, period ) );  CREATE INDEX macd_simulation_result_idx_&quot; &amp; [.B21] &amp; &quot;_1 ON public.macd_simulation_result_&quot; &amp; [.B21] &amp; &quot; USING btree (resolution, slow, fast, smoothing, ema_period, closing_strategy, opening_strategy, period);&quot;" office:value-type="string" office:string-value="CREATE TABLE public.macd_simulation_result_dxy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xy_pk PRIMARY KEY ( start, &quot;end&quot;, slow, fast, resolution, smoothing, ema_period, closing_strategy, opening_strategy, period ) );  CREATE INDEX macd_simulation_result_idx_dxy_1 ON public.macd_simulation_result_dxy USING btree (resolution, slow, fast, smoothing, ema_period, closing_strategy, opening_strategy, period);" calcext:value-type="string">
            <text:p>CREATE TABLE public.macd_simulation_result_dxy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xy_pk PRIMARY KEY ( start, "end", slow, fast, resolution, smoothing, ema_period, closing_strategy, opening_strategy, period ) ); <text:s/>CREATE INDEX macd_simulation_result_idx_dxy_1 ON public.macd_simulation_result_dxy USING btree (resolution, slow, fast, smoothing, ema_period, closing_strategy, opening_strategy, period);</text:p>
          </table:table-cell>
          <table:table-cell table:formula="of:=&quot;insert into macd_simulation_result_&quot;&amp;[.B2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1]&amp;&quot;';&quot;" office:value-type="string" office:string-value="insert into macd_simulation_result_dxy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XY'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XY';</text:p>
          </table:table-cell>
          <table:table-cell table:formula="of:=&quot;delete from macd_simulation_result_&quot; &amp;[.B21] &amp; &quot; WHERE START &gt;= '2021-08-01';&quot;" office:value-type="string" office:string-value="delete from macd_simulation_result_dxy WHERE START &gt;= '2021-08-01';" calcext:value-type="string">
            <text:p>delete from macd_simulation_result_dxy WHERE START &gt;= '2021-08-01';</text:p>
          </table:table-cell>
          <table:table-cell table:formula="of:=&quot;insert into macd_simulation_result_&quot;&amp; [.B2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xy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XY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XY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22])" office:value-type="string" office:string-value="zs" calcext:value-type="string">
            <text:p>zs</text:p>
          </table:table-cell>
          <table:table-cell table:formula="of:=&quot;CREATE TABLE public.macd_simulation_result_&quot; &amp; [.B2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2] &amp; &quot;_pk PRIMARY KEY ( start, &quot;&amp;CHAR(34)&amp;&quot;end&quot;&amp;CHAR(34)&amp;&quot;, slow, fast, resolution, smoothing, ema_period, closing_strategy, opening_strategy, period ) );  CREATE INDEX macd_simulation_result_idx_&quot; &amp; [.B22] &amp; &quot;_1 ON public.macd_simulation_result_&quot; &amp; [.B22] &amp; &quot; USING btree (resolution, slow, fast, smoothing, ema_period, closing_strategy, opening_strategy, period);&quot;" office:value-type="string" office:string-value="CREATE TABLE public.macd_simulation_result_zs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s_pk PRIMARY KEY ( start, &quot;end&quot;, slow, fast, resolution, smoothing, ema_period, closing_strategy, opening_strategy, period ) );  CREATE INDEX macd_simulation_result_idx_zs_1 ON public.macd_simulation_result_zs USING btree (resolution, slow, fast, smoothing, ema_period, closing_strategy, opening_strategy, period);" calcext:value-type="string">
            <text:p>CREATE TABLE public.macd_simulation_result_zs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s_pk PRIMARY KEY ( start, "end", slow, fast, resolution, smoothing, ema_period, closing_strategy, opening_strategy, period ) ); <text:s/>CREATE INDEX macd_simulation_result_idx_zs_1 ON public.macd_simulation_result_zs USING btree (resolution, slow, fast, smoothing, ema_period, closing_strategy, opening_strategy, period);</text:p>
          </table:table-cell>
          <table:table-cell table:formula="of:=&quot;insert into macd_simulation_result_&quot;&amp;[.B2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2]&amp;&quot;';&quot;" office:value-type="string" office:string-value="insert into macd_simulation_result_zs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S'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S';</text:p>
          </table:table-cell>
          <table:table-cell table:formula="of:=&quot;delete from macd_simulation_result_&quot; &amp;[.B22] &amp; &quot; WHERE START &gt;= '2021-08-01';&quot;" office:value-type="string" office:string-value="delete from macd_simulation_result_zs WHERE START &gt;= '2021-08-01';" calcext:value-type="string">
            <text:p>delete from macd_simulation_result_zs WHERE START &gt;= '2021-08-01';</text:p>
          </table:table-cell>
          <table:table-cell table:formula="of:=&quot;insert into macd_simulation_result_&quot;&amp; [.B2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s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S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S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23])" office:value-type="string" office:string-value="ct" calcext:value-type="string">
            <text:p>ct</text:p>
          </table:table-cell>
          <table:table-cell table:formula="of:=&quot;CREATE TABLE public.macd_simulation_result_&quot; &amp; [.B2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3] &amp; &quot;_pk PRIMARY KEY ( start, &quot;&amp;CHAR(34)&amp;&quot;end&quot;&amp;CHAR(34)&amp;&quot;, slow, fast, resolution, smoothing, ema_period, closing_strategy, opening_strategy, period ) );  CREATE INDEX macd_simulation_result_idx_&quot; &amp; [.B23] &amp; &quot;_1 ON public.macd_simulation_result_&quot; &amp; [.B23] &amp; &quot; USING btree (resolution, slow, fast, smoothing, ema_period, closing_strategy, opening_strategy, period);&quot;" office:value-type="string" office:string-value="CREATE TABLE public.macd_simulation_result_c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t_pk PRIMARY KEY ( start, &quot;end&quot;, slow, fast, resolution, smoothing, ema_period, closing_strategy, opening_strategy, period ) );  CREATE INDEX macd_simulation_result_idx_ct_1 ON public.macd_simulation_result_ct USING btree (resolution, slow, fast, smoothing, ema_period, closing_strategy, opening_strategy, period);" calcext:value-type="string">
            <text:p>CREATE TABLE public.macd_simulation_result_c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t_pk PRIMARY KEY ( start, "end", slow, fast, resolution, smoothing, ema_period, closing_strategy, opening_strategy, period ) ); <text:s/>CREATE INDEX macd_simulation_result_idx_ct_1 ON public.macd_simulation_result_ct USING btree (resolution, slow, fast, smoothing, ema_period, closing_strategy, opening_strategy, period);</text:p>
          </table:table-cell>
          <table:table-cell table:formula="of:=&quot;insert into macd_simulation_result_&quot;&amp;[.B2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3]&amp;&quot;';&quot;" office:value-type="string" office:string-value="insert into macd_simulation_result_c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T'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T';</text:p>
          </table:table-cell>
          <table:table-cell table:formula="of:=&quot;delete from macd_simulation_result_&quot; &amp;[.B23] &amp; &quot; WHERE START &gt;= '2021-08-01';&quot;" office:value-type="string" office:string-value="delete from macd_simulation_result_ct WHERE START &gt;= '2021-08-01';" calcext:value-type="string">
            <text:p>delete from macd_simulation_result_ct WHERE START &gt;= '2021-08-01';</text:p>
          </table:table-cell>
          <table:table-cell table:formula="of:=&quot;insert into macd_simulation_result_&quot;&amp; [.B2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24])" office:value-type="string" office:string-value="nzdusd" calcext:value-type="string">
            <text:p>nzdusd</text:p>
          </table:table-cell>
          <table:table-cell table:formula="of:=&quot;CREATE TABLE public.macd_simulation_result_&quot; &amp; [.B2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4] &amp; &quot;_pk PRIMARY KEY ( start, &quot;&amp;CHAR(34)&amp;&quot;end&quot;&amp;CHAR(34)&amp;&quot;, slow, fast, resolution, smoothing, ema_period, closing_strategy, opening_strategy, period ) );  CREATE INDEX macd_simulation_result_idx_&quot; &amp; [.B24] &amp; &quot;_1 ON public.macd_simulation_result_&quot; &amp; [.B24] &amp; &quot; USING btree (resolution, slow, fast, smoothing, ema_period, closing_strategy, opening_strategy, period);&quot;" office:value-type="string" office:string-value="CREATE TABLE public.macd_simulation_result_nz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zdusd_pk PRIMARY KEY ( start, &quot;end&quot;, slow, fast, resolution, smoothing, ema_period, closing_strategy, opening_strategy, period ) );  CREATE INDEX macd_simulation_result_idx_nzdusd_1 ON public.macd_simulation_result_nzdusd USING btree (resolution, slow, fast, smoothing, ema_period, closing_strategy, opening_strategy, period);" calcext:value-type="string">
            <text:p>CREATE TABLE public.macd_simulation_result_nz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zdusd_pk PRIMARY KEY ( start, "end", slow, fast, resolution, smoothing, ema_period, closing_strategy, opening_strategy, period ) ); <text:s/>CREATE INDEX macd_simulation_result_idx_nzdusd_1 ON public.macd_simulation_result_nzdusd USING btree (resolution, slow, fast, smoothing, ema_period, closing_strategy, opening_strategy, period);</text:p>
          </table:table-cell>
          <table:table-cell table:formula="of:=&quot;insert into macd_simulation_result_&quot;&amp;[.B2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4]&amp;&quot;'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ZDUSD'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ZDUSD';</text:p>
          </table:table-cell>
          <table:table-cell table:formula="of:=&quot;delete from macd_simulation_result_&quot; &amp;[.B24] &amp; &quot; WHERE START &gt;= '2021-08-01';&quot;" office:value-type="string" office:string-value="delete from macd_simulation_result_nzdusd WHERE START &gt;= '2021-08-01';" calcext:value-type="string">
            <text:p>delete from macd_simulation_result_nzdusd WHERE START &gt;= '2021-08-01';</text:p>
          </table:table-cell>
          <table:table-cell table:formula="of:=&quot;insert into macd_simulation_result_&quot;&amp; [.B2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Z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Z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5])" office:value-type="string" office:string-value="pl" calcext:value-type="string">
            <text:p>pl</text:p>
          </table:table-cell>
          <table:table-cell table:formula="of:=&quot;CREATE TABLE public.macd_simulation_result_&quot; &amp; [.B2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5] &amp; &quot;_pk PRIMARY KEY ( start, &quot;&amp;CHAR(34)&amp;&quot;end&quot;&amp;CHAR(34)&amp;&quot;, slow, fast, resolution, smoothing, ema_period, closing_strategy, opening_strategy, period ) );  CREATE INDEX macd_simulation_result_idx_&quot; &amp; [.B25] &amp; &quot;_1 ON public.macd_simulation_result_&quot; &amp; [.B25] &amp; &quot; USING btree (resolution, slow, fast, smoothing, ema_period, closing_strategy, opening_strategy, period);&quot;" office:value-type="string" office:string-value="CREATE TABLE public.macd_simulation_result_pl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pl_pk PRIMARY KEY ( start, &quot;end&quot;, slow, fast, resolution, smoothing, ema_period, closing_strategy, opening_strategy, period ) );  CREATE INDEX macd_simulation_result_idx_pl_1 ON public.macd_simulation_result_pl USING btree (resolution, slow, fast, smoothing, ema_period, closing_strategy, opening_strategy, period);" calcext:value-type="string">
            <text:p>CREATE TABLE public.macd_simulation_result_pl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pl_pk PRIMARY KEY ( start, "end", slow, fast, resolution, smoothing, ema_period, closing_strategy, opening_strategy, period ) ); <text:s/>CREATE INDEX macd_simulation_result_idx_pl_1 ON public.macd_simulation_result_pl USING btree (resolution, slow, fast, smoothing, ema_period, closing_strategy, opening_strategy, period);</text:p>
          </table:table-cell>
          <table:table-cell table:formula="of:=&quot;insert into macd_simulation_result_&quot;&amp;[.B2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5]&amp;&quot;';&quot;" office:value-type="string" office:string-value="insert into macd_simulation_result_pl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PL'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PL';</text:p>
          </table:table-cell>
          <table:table-cell table:formula="of:=&quot;delete from macd_simulation_result_&quot; &amp;[.B25] &amp; &quot; WHERE START &gt;= '2021-08-01';&quot;" office:value-type="string" office:string-value="delete from macd_simulation_result_pl WHERE START &gt;= '2021-08-01';" calcext:value-type="string">
            <text:p>delete from macd_simulation_result_pl WHERE START &gt;= '2021-08-01';</text:p>
          </table:table-cell>
          <table:table-cell table:formula="of:=&quot;insert into macd_simulation_result_&quot;&amp; [.B2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pl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PL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PL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26])" office:value-type="string" office:string-value="xagusd" calcext:value-type="string">
            <text:p>xagusd</text:p>
          </table:table-cell>
          <table:table-cell table:formula="of:=&quot;CREATE TABLE public.macd_simulation_result_&quot; &amp; [.B2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6] &amp; &quot;_pk PRIMARY KEY ( start, &quot;&amp;CHAR(34)&amp;&quot;end&quot;&amp;CHAR(34)&amp;&quot;, slow, fast, resolution, smoothing, ema_period, closing_strategy, opening_strategy, period ) );  CREATE INDEX macd_simulation_result_idx_&quot; &amp; [.B26] &amp; &quot;_1 ON public.macd_simulation_result_&quot; &amp; [.B26] &amp; &quot; USING btree (resolution, slow, fast, smoothing, ema_period, closing_strategy, opening_strategy, period);&quot;" office:value-type="string" office:string-value="CREATE TABLE public.macd_simulation_result_xag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agusd_pk PRIMARY KEY ( start, &quot;end&quot;, slow, fast, resolution, smoothing, ema_period, closing_strategy, opening_strategy, period ) );  CREATE INDEX macd_simulation_result_idx_xagusd_1 ON public.macd_simulation_result_xagusd USING btree (resolution, slow, fast, smoothing, ema_period, closing_strategy, opening_strategy, period);" calcext:value-type="string">
            <text:p>CREATE TABLE public.macd_simulation_result_xag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agusd_pk PRIMARY KEY ( start, "end", slow, fast, resolution, smoothing, ema_period, closing_strategy, opening_strategy, period ) ); <text:s/>CREATE INDEX macd_simulation_result_idx_xagusd_1 ON public.macd_simulation_result_xagusd USING btree (resolution, slow, fast, smoothing, ema_period, closing_strategy, opening_strategy, period);</text:p>
          </table:table-cell>
          <table:table-cell table:formula="of:=&quot;insert into macd_simulation_result_&quot;&amp;[.B2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6]&amp;&quot;'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AGUSD'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AGUSD';</text:p>
          </table:table-cell>
          <table:table-cell table:formula="of:=&quot;delete from macd_simulation_result_&quot; &amp;[.B26] &amp; &quot; WHERE START &gt;= '2021-08-01';&quot;" office:value-type="string" office:string-value="delete from macd_simulation_result_xagusd WHERE START &gt;= '2021-08-01';" calcext:value-type="string">
            <text:p>delete from macd_simulation_result_xagusd WHERE START &gt;= '2021-08-01';</text:p>
          </table:table-cell>
          <table:table-cell table:formula="of:=&quot;insert into macd_simulation_result_&quot;&amp; [.B2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AG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AG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7])" office:value-type="string" office:string-value="chfusd" calcext:value-type="string">
            <text:p>chfusd</text:p>
          </table:table-cell>
          <table:table-cell table:formula="of:=&quot;CREATE TABLE public.macd_simulation_result_&quot; &amp; [.B2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7] &amp; &quot;_pk PRIMARY KEY ( start, &quot;&amp;CHAR(34)&amp;&quot;end&quot;&amp;CHAR(34)&amp;&quot;, slow, fast, resolution, smoothing, ema_period, closing_strategy, opening_strategy, period ) );  CREATE INDEX macd_simulation_result_idx_&quot; &amp; [.B27] &amp; &quot;_1 ON public.macd_simulation_result_&quot; &amp; [.B27] &amp; &quot; USING btree (resolution, slow, fast, smoothing, ema_period, closing_strategy, opening_strategy, period);&quot;" office:value-type="string" office:string-value="CREATE TABLE public.macd_simulation_result_chf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hfusd_pk PRIMARY KEY ( start, &quot;end&quot;, slow, fast, resolution, smoothing, ema_period, closing_strategy, opening_strategy, period ) );  CREATE INDEX macd_simulation_result_idx_chfusd_1 ON public.macd_simulation_result_chfusd USING btree (resolution, slow, fast, smoothing, ema_period, closing_strategy, opening_strategy, period);" calcext:value-type="string">
            <text:p>CREATE TABLE public.macd_simulation_result_chf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hfusd_pk PRIMARY KEY ( start, "end", slow, fast, resolution, smoothing, ema_period, closing_strategy, opening_strategy, period ) ); <text:s/>CREATE INDEX macd_simulation_result_idx_chfusd_1 ON public.macd_simulation_result_chfusd USING btree (resolution, slow, fast, smoothing, ema_period, closing_strategy, opening_strategy, period);</text:p>
          </table:table-cell>
          <table:table-cell table:formula="of:=&quot;insert into macd_simulation_result_&quot;&amp;[.B2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7]&amp;&quot;'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HFUSD'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HFUSD';</text:p>
          </table:table-cell>
          <table:table-cell table:formula="of:=&quot;delete from macd_simulation_result_&quot; &amp;[.B27] &amp; &quot; WHERE START &gt;= '2021-08-01';&quot;" office:value-type="string" office:string-value="delete from macd_simulation_result_chfusd WHERE START &gt;= '2021-08-01';" calcext:value-type="string">
            <text:p>delete from macd_simulation_result_chfusd WHERE START &gt;= '2021-08-01';</text:p>
          </table:table-cell>
          <table:table-cell table:formula="of:=&quot;insert into macd_simulation_result_&quot;&amp; [.B2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HF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HF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8])" office:value-type="string" office:string-value="zi" calcext:value-type="string">
            <text:p>zi</text:p>
          </table:table-cell>
          <table:table-cell table:formula="of:=&quot;CREATE TABLE public.macd_simulation_result_&quot; &amp; [.B2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8] &amp; &quot;_pk PRIMARY KEY ( start, &quot;&amp;CHAR(34)&amp;&quot;end&quot;&amp;CHAR(34)&amp;&quot;, slow, fast, resolution, smoothing, ema_period, closing_strategy, opening_strategy, period ) );  CREATE INDEX macd_simulation_result_idx_&quot; &amp; [.B28] &amp; &quot;_1 ON public.macd_simulation_result_&quot; &amp; [.B28] &amp; &quot; USING btree (resolution, slow, fast, smoothing, ema_period, closing_strategy, opening_strategy, period);&quot;" office:value-type="string" office:string-value="CREATE TABLE public.macd_simulation_result_z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i_pk PRIMARY KEY ( start, &quot;end&quot;, slow, fast, resolution, smoothing, ema_period, closing_strategy, opening_strategy, period ) );  CREATE INDEX macd_simulation_result_idx_zi_1 ON public.macd_simulation_result_zi USING btree (resolution, slow, fast, smoothing, ema_period, closing_strategy, opening_strategy, period);" calcext:value-type="string">
            <text:p>CREATE TABLE public.macd_simulation_result_z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i_pk PRIMARY KEY ( start, "end", slow, fast, resolution, smoothing, ema_period, closing_strategy, opening_strategy, period ) ); <text:s/>CREATE INDEX macd_simulation_result_idx_zi_1 ON public.macd_simulation_result_zi USING btree (resolution, slow, fast, smoothing, ema_period, closing_strategy, opening_strategy, period);</text:p>
          </table:table-cell>
          <table:table-cell table:formula="of:=&quot;insert into macd_simulation_result_&quot;&amp;[.B2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8]&amp;&quot;';&quot;" office:value-type="string" office:string-value="insert into macd_simulation_result_z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I'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I';</text:p>
          </table:table-cell>
          <table:table-cell table:formula="of:=&quot;delete from macd_simulation_result_&quot; &amp;[.B28] &amp; &quot; WHERE START &gt;= '2021-08-01';&quot;" office:value-type="string" office:string-value="delete from macd_simulation_result_zi WHERE START &gt;= '2021-08-01';" calcext:value-type="string">
            <text:p>delete from macd_simulation_result_zi WHERE START &gt;= '2021-08-01';</text:p>
          </table:table-cell>
          <table:table-cell table:formula="of:=&quot;insert into macd_simulation_result_&quot;&amp; [.B2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9])" office:value-type="string" office:string-value="cc" calcext:value-type="string">
            <text:p>cc</text:p>
          </table:table-cell>
          <table:table-cell table:formula="of:=&quot;CREATE TABLE public.macd_simulation_result_&quot; &amp; [.B2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9] &amp; &quot;_pk PRIMARY KEY ( start, &quot;&amp;CHAR(34)&amp;&quot;end&quot;&amp;CHAR(34)&amp;&quot;, slow, fast, resolution, smoothing, ema_period, closing_strategy, opening_strategy, period ) );  CREATE INDEX macd_simulation_result_idx_&quot; &amp; [.B29] &amp; &quot;_1 ON public.macd_simulation_result_&quot; &amp; [.B29] &amp; &quot; USING btree (resolution, slow, fast, smoothing, ema_period, closing_strategy, opening_strategy, period);&quot;" office:value-type="string" office:string-value="CREATE TABLE public.macd_simulation_result_c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c_pk PRIMARY KEY ( start, &quot;end&quot;, slow, fast, resolution, smoothing, ema_period, closing_strategy, opening_strategy, period ) );  CREATE INDEX macd_simulation_result_idx_cc_1 ON public.macd_simulation_result_cc USING btree (resolution, slow, fast, smoothing, ema_period, closing_strategy, opening_strategy, period);" calcext:value-type="string">
            <text:p>CREATE TABLE public.macd_simulation_result_c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c_pk PRIMARY KEY ( start, "end", slow, fast, resolution, smoothing, ema_period, closing_strategy, opening_strategy, period ) ); <text:s/>CREATE INDEX macd_simulation_result_idx_cc_1 ON public.macd_simulation_result_cc USING btree (resolution, slow, fast, smoothing, ema_period, closing_strategy, opening_strategy, period);</text:p>
          </table:table-cell>
          <table:table-cell table:formula="of:=&quot;insert into macd_simulation_result_&quot;&amp;[.B2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9]&amp;&quot;';&quot;" office:value-type="string" office:string-value="insert into macd_simulation_result_c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C'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C';</text:p>
          </table:table-cell>
          <table:table-cell table:formula="of:=&quot;delete from macd_simulation_result_&quot; &amp;[.B29] &amp; &quot; WHERE START &gt;= '2021-08-01';&quot;" office:value-type="string" office:string-value="delete from macd_simulation_result_cc WHERE START &gt;= '2021-08-01';" calcext:value-type="string">
            <text:p>delete from macd_simulation_result_cc WHERE START &gt;= '2021-08-01';</text:p>
          </table:table-cell>
          <table:table-cell table:formula="of:=&quot;insert into macd_simulation_result_&quot;&amp; [.B2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30])" office:value-type="string" office:string-value="ng" calcext:value-type="string">
            <text:p>ng</text:p>
          </table:table-cell>
          <table:table-cell table:formula="of:=&quot;CREATE TABLE public.macd_simulation_result_&quot; &amp; [.B3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0] &amp; &quot;_pk PRIMARY KEY ( start, &quot;&amp;CHAR(34)&amp;&quot;end&quot;&amp;CHAR(34)&amp;&quot;, slow, fast, resolution, smoothing, ema_period, closing_strategy, opening_strategy, period ) );  CREATE INDEX macd_simulation_result_idx_&quot; &amp; [.B30] &amp; &quot;_1 ON public.macd_simulation_result_&quot; &amp; [.B30] &amp; &quot; USING btree (resolution, slow, fast, smoothing, ema_period, closing_strategy, opening_strategy, period);&quot;" office:value-type="string" office:string-value="CREATE TABLE public.macd_simulation_result_n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g_pk PRIMARY KEY ( start, &quot;end&quot;, slow, fast, resolution, smoothing, ema_period, closing_strategy, opening_strategy, period ) );  CREATE INDEX macd_simulation_result_idx_ng_1 ON public.macd_simulation_result_ng USING btree (resolution, slow, fast, smoothing, ema_period, closing_strategy, opening_strategy, period);" calcext:value-type="string">
            <text:p>CREATE TABLE public.macd_simulation_result_n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g_pk PRIMARY KEY ( start, "end", slow, fast, resolution, smoothing, ema_period, closing_strategy, opening_strategy, period ) ); <text:s/>CREATE INDEX macd_simulation_result_idx_ng_1 ON public.macd_simulation_result_ng USING btree (resolution, slow, fast, smoothing, ema_period, closing_strategy, opening_strategy, period);</text:p>
          </table:table-cell>
          <table:table-cell table:formula="of:=&quot;insert into macd_simulation_result_&quot;&amp;[.B3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0]&amp;&quot;';&quot;" office:value-type="string" office:string-value="insert into macd_simulation_result_n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G'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G';</text:p>
          </table:table-cell>
          <table:table-cell table:formula="of:=&quot;delete from macd_simulation_result_&quot; &amp;[.B30] &amp; &quot; WHERE START &gt;= '2021-08-01';&quot;" office:value-type="string" office:string-value="delete from macd_simulation_result_ng WHERE START &gt;= '2021-08-01';" calcext:value-type="string">
            <text:p>delete from macd_simulation_result_ng WHERE START &gt;= '2021-08-01';</text:p>
          </table:table-cell>
          <table:table-cell table:formula="of:=&quot;insert into macd_simulation_result_&quot;&amp; [.B3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31])" office:value-type="string" office:string-value="t" calcext:value-type="string">
            <text:p>t</text:p>
          </table:table-cell>
          <table:table-cell table:formula="of:=&quot;CREATE TABLE public.macd_simulation_result_&quot; &amp; [.B3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1] &amp; &quot;_pk PRIMARY KEY ( start, &quot;&amp;CHAR(34)&amp;&quot;end&quot;&amp;CHAR(34)&amp;&quot;, slow, fast, resolution, smoothing, ema_period, closing_strategy, opening_strategy, period ) );  CREATE INDEX macd_simulation_result_idx_&quot; &amp; [.B31] &amp; &quot;_1 ON public.macd_simulation_result_&quot; &amp; [.B31] &amp; &quot; USING btree (resolution, slow, fast, smoothing, ema_period, closing_strategy, opening_strategy, period);&quot;" office:value-type="string" office:string-value="CREATE TABLE public.macd_simulation_result_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t_pk PRIMARY KEY ( start, &quot;end&quot;, slow, fast, resolution, smoothing, ema_period, closing_strategy, opening_strategy, period ) );  CREATE INDEX macd_simulation_result_idx_t_1 ON public.macd_simulation_result_t USING btree (resolution, slow, fast, smoothing, ema_period, closing_strategy, opening_strategy, period);" calcext:value-type="string">
            <text:p>CREATE TABLE public.macd_simulation_result_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t_pk PRIMARY KEY ( start, "end", slow, fast, resolution, smoothing, ema_period, closing_strategy, opening_strategy, period ) ); <text:s/>CREATE INDEX macd_simulation_result_idx_t_1 ON public.macd_simulation_result_t USING btree (resolution, slow, fast, smoothing, ema_period, closing_strategy, opening_strategy, period);</text:p>
          </table:table-cell>
          <table:table-cell table:formula="of:=&quot;insert into macd_simulation_result_&quot;&amp;[.B3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1]&amp;&quot;';&quot;" office:value-type="string" office:string-value="insert into macd_simulation_result_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T'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T';</text:p>
          </table:table-cell>
          <table:table-cell table:formula="of:=&quot;delete from macd_simulation_result_&quot; &amp;[.B31] &amp; &quot; WHERE START &gt;= '2021-08-01';&quot;" office:value-type="string" office:string-value="delete from macd_simulation_result_t WHERE START &gt;= '2021-08-01';" calcext:value-type="string">
            <text:p>delete from macd_simulation_result_t WHERE START &gt;= '2021-08-01';</text:p>
          </table:table-cell>
          <table:table-cell table:formula="of:=&quot;insert into macd_simulation_result_&quot;&amp; [.B3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32])" office:value-type="string" office:string-value="audusd" calcext:value-type="string">
            <text:p>audusd</text:p>
          </table:table-cell>
          <table:table-cell table:formula="of:=&quot;CREATE TABLE public.macd_simulation_result_&quot; &amp; [.B3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2] &amp; &quot;_pk PRIMARY KEY ( start, &quot;&amp;CHAR(34)&amp;&quot;end&quot;&amp;CHAR(34)&amp;&quot;, slow, fast, resolution, smoothing, ema_period, closing_strategy, opening_strategy, period ) );  CREATE INDEX macd_simulation_result_idx_&quot; &amp; [.B32] &amp; &quot;_1 ON public.macd_simulation_result_&quot; &amp; [.B32] &amp; &quot; USING btree (resolution, slow, fast, smoothing, ema_period, closing_strategy, opening_strategy, period);&quot;" office:value-type="string" office:string-value="CREATE TABLE public.macd_simulation_result_au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udusd_pk PRIMARY KEY ( start, &quot;end&quot;, slow, fast, resolution, smoothing, ema_period, closing_strategy, opening_strategy, period ) );  CREATE INDEX macd_simulation_result_idx_audusd_1 ON public.macd_simulation_result_audusd USING btree (resolution, slow, fast, smoothing, ema_period, closing_strategy, opening_strategy, period);" calcext:value-type="string">
            <text:p>CREATE TABLE public.macd_simulation_result_au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udusd_pk PRIMARY KEY ( start, "end", slow, fast, resolution, smoothing, ema_period, closing_strategy, opening_strategy, period ) ); <text:s/>CREATE INDEX macd_simulation_result_idx_audusd_1 ON public.macd_simulation_result_audusd USING btree (resolution, slow, fast, smoothing, ema_period, closing_strategy, opening_strategy, period);</text:p>
          </table:table-cell>
          <table:table-cell table:formula="of:=&quot;insert into macd_simulation_result_&quot;&amp;[.B3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2]&amp;&quot;'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UDUSD'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UDUSD';</text:p>
          </table:table-cell>
          <table:table-cell table:formula="of:=&quot;delete from macd_simulation_result_&quot; &amp;[.B32] &amp; &quot; WHERE START &gt;= '2021-08-01';&quot;" office:value-type="string" office:string-value="delete from macd_simulation_result_audusd WHERE START &gt;= '2021-08-01';" calcext:value-type="string">
            <text:p>delete from macd_simulation_result_audusd WHERE START &gt;= '2021-08-01';</text:p>
          </table:table-cell>
          <table:table-cell table:formula="of:=&quot;insert into macd_simulation_result_&quot;&amp; [.B3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U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U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33])" office:value-type="string" office:string-value="ixic" calcext:value-type="string">
            <text:p>ixic</text:p>
          </table:table-cell>
          <table:table-cell table:formula="of:=&quot;CREATE TABLE public.macd_simulation_result_&quot; &amp; [.B3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3] &amp; &quot;_pk PRIMARY KEY ( start, &quot;&amp;CHAR(34)&amp;&quot;end&quot;&amp;CHAR(34)&amp;&quot;, slow, fast, resolution, smoothing, ema_period, closing_strategy, opening_strategy, period ) );  CREATE INDEX macd_simulation_result_idx_&quot; &amp; [.B33] &amp; &quot;_1 ON public.macd_simulation_result_&quot; &amp; [.B33] &amp; &quot; USING btree (resolution, slow, fast, smoothing, ema_period, closing_strategy, opening_strategy, period);&quot;" office:value-type="string" office:string-value="CREATE TABLE public.macd_simulation_result_ixi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ixic_pk PRIMARY KEY ( start, &quot;end&quot;, slow, fast, resolution, smoothing, ema_period, closing_strategy, opening_strategy, period ) );  CREATE INDEX macd_simulation_result_idx_ixic_1 ON public.macd_simulation_result_ixic USING btree (resolution, slow, fast, smoothing, ema_period, closing_strategy, opening_strategy, period);" calcext:value-type="string">
            <text:p>CREATE TABLE public.macd_simulation_result_ixi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ixic_pk PRIMARY KEY ( start, "end", slow, fast, resolution, smoothing, ema_period, closing_strategy, opening_strategy, period ) ); <text:s/>CREATE INDEX macd_simulation_result_idx_ixic_1 ON public.macd_simulation_result_ixic USING btree (resolution, slow, fast, smoothing, ema_period, closing_strategy, opening_strategy, period);</text:p>
          </table:table-cell>
          <table:table-cell table:formula="of:=&quot;insert into macd_simulation_result_&quot;&amp;[.B3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3]&amp;&quot;';&quot;" office:value-type="string" office:string-value="insert into macd_simulation_result_ixi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IXIC'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IXIC';</text:p>
          </table:table-cell>
          <table:table-cell table:formula="of:=&quot;delete from macd_simulation_result_&quot; &amp;[.B33] &amp; &quot; WHERE START &gt;= '2021-08-01';&quot;" office:value-type="string" office:string-value="delete from macd_simulation_result_ixic WHERE START &gt;= '2021-08-01';" calcext:value-type="string">
            <text:p>delete from macd_simulation_result_ixic WHERE START &gt;= '2021-08-01';</text:p>
          </table:table-cell>
          <table:table-cell table:formula="of:=&quot;insert into macd_simulation_result_&quot;&amp; [.B3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ixi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IXI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IXI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CHI</text:p>
          </table:table-cell>
          <table:table-cell table:formula="of:= LOWER([.A1])" office:value-type="string" office:string-value="fchi" calcext:value-type="string">
            <text:p>fchi</text:p>
          </table:table-cell>
          <table:table-cell table:formula="of:=&quot;CREATE TABLE public.vendor_market_price_&quot; &amp; [.B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] &amp; &quot; PRIMARY KEY (provider, id, interval_min) ); CREATE INDEX vendor_market_price_&quot; &amp; [.B1] &amp; &quot;idx_1 ON public.vendor_market_price USING btree (&quot;&amp;CHAR(34) &amp;&quot;time&quot;&amp;CHAR(34) &amp;&quot;); &quot;" office:value-type="string" office:string-value="CREATE TABLE public.vendor_market_price_fch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fchi PRIMARY KEY (provider, id, interval_min) ); CREATE INDEX vendor_market_price_fchiidx_1 ON public.vendor_market_price USING btree (&quot;time&quot;); " calcext:value-type="string">
            <text:p>CREATE TABLE public.vendor_market_price_fchi ( provider varchar(20) NOT NULL, id bigserial NOT NULL, high numeric(20, 10) NULL, low numeric(20, 10) NULL, "close" numeric(20, 10) NULL, "open" numeric(20, 10) NULL, "time" timestamptz NULL, interval_min int4 NOT NULL, CONSTRAINT vendor_market_price_pkey_fchi PRIMARY KEY (provider, id, interval_min) ); CREATE INDEX vendor_market_price_fchiidx_1 ON public.vendor_market_price USING btree ("time"); </text:p>
          </table:table-cell>
          <table:table-cell table:formula="of:=&quot;insert into public.vendor_market_price_&quot; &amp; [.B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] &amp;&quot;';&quot;" office:value-type="string" office:string-value="insert into public.vendor_market_price_fchi( provider, id, high, low, &quot;close&quot;, &quot;open&quot;, &quot;time&quot;, interval_min) select provider, id, high, low, &quot;close&quot;, &quot;open&quot;, &quot;time&quot;, interval_min from vendor_market_price where code = 'FCHI';" calcext:value-type="string">
            <text:p>insert into public.vendor_market_price_fchi( provider, id, high, low, "close", "open", "time", interval_min) select provider, id, high, low, "close", "open", "time", interval_min from vendor_market_price where code = 'FCHI';</text:p>
          </table:table-cell>
          <table:table-cell table:formula="of:=&quot;insert into public.vendor_market_price_&quot; &amp; [.B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]&amp;&quot; o on  n.provider = o.provider and n.id = o.id and o.interval_min  = n.interval_min where n.code = '&quot;&amp;[.A1]&amp;&quot;' and o.id is null and o.interval_min is null  ;&quot;" office:value-type="string" office:string-value="insert into public.vendor_market_price_fchi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fchi o on  n.provider = o.provider and n.id = o.id and o.interval_min  = n.interval_min where n.code = 'FCHI' and o.id is null and o.interval_min is null  ;" calcext:value-type="string">
            <text:p>insert into public.vendor_market_price_fchi( provider, id, high, low, <text:s/>"close", <text:s/>"open", <text:s/>"time", interval_min) select n.provider, n.id, n.high, n.low, n."close", n."open", n."time", n.interval_min from vendor_market_price_tmp n left join public.vendor_market_price_fchi o on <text:s/>n.provider = o.provider and n.id = o.id and o.interval_min <text:s/>= n.interval_min where n.code = 'FCHI' and o.id is null and o.interval_min is null <text:s/>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2])" office:value-type="string" office:string-value="axjo" calcext:value-type="string">
            <text:p>axjo</text:p>
          </table:table-cell>
          <table:table-cell table:formula="of:=&quot;CREATE TABLE public.vendor_market_price_&quot; &amp; [.B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] &amp; &quot; PRIMARY KEY (provider, id, interval_min) ); CREATE INDEX vendor_market_price_&quot; &amp; [.B2] &amp; &quot;idx_1 ON public.vendor_market_price USING btree (&quot;&amp;CHAR(34) &amp;&quot;time&quot;&amp;CHAR(34) &amp;&quot;); &quot;" office:value-type="string" office:string-value="CREATE TABLE public.vendor_market_price_axjo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xjo PRIMARY KEY (provider, id, interval_min) ); CREATE INDEX vendor_market_price_axjoidx_1 ON public.vendor_market_price USING btree (&quot;time&quot;); " calcext:value-type="string">
            <text:p>CREATE TABLE public.vendor_market_price_axjo ( provider varchar(20) NOT NULL, id bigserial NOT NULL, high numeric(20, 10) NULL, low numeric(20, 10) NULL, "close" numeric(20, 10) NULL, "open" numeric(20, 10) NULL, "time" timestamptz NULL, interval_min int4 NOT NULL, CONSTRAINT vendor_market_price_pkey_axjo PRIMARY KEY (provider, id, interval_min) ); CREATE INDEX vendor_market_price_axjoidx_1 ON public.vendor_market_price USING btree ("time"); </text:p>
          </table:table-cell>
          <table:table-cell table:formula="of:=&quot;insert into public.vendor_market_price_&quot; &amp; [.B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] &amp;&quot;';&quot;" office:value-type="string" office:string-value="insert into public.vendor_market_price_axjo( provider, id, high, low, &quot;close&quot;, &quot;open&quot;, &quot;time&quot;, interval_min) select provider, id, high, low, &quot;close&quot;, &quot;open&quot;, &quot;time&quot;, interval_min from vendor_market_price where code = 'AXJO';" calcext:value-type="string">
            <text:p>insert into public.vendor_market_price_axjo( provider, id, high, low, "close", "open", "time", interval_min) select provider, id, high, low, "close", "open", "time", interval_min from vendor_market_price where code = 'AXJO';</text:p>
          </table:table-cell>
          <table:table-cell table:formula="of:=&quot;insert into public.vendor_market_price_&quot; &amp; [.B2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]&amp;&quot; o on  n.provider = o.provider and n.id = o.id and o.interval_min  = n.interval_min where n.code = '&quot;&amp;[.A2]&amp;&quot;' and o.id is null and o.interval_min is null  ;&quot;" office:value-type="string" office:string-value="insert into public.vendor_market_price_axjo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axjo o on  n.provider = o.provider and n.id = o.id and o.interval_min  = n.interval_min where n.code = 'AXJO' and o.id is null and o.interval_min is null  ;" calcext:value-type="string">
            <text:p>insert into public.vendor_market_price_axjo( provider, id, high, low, <text:s/>"close", <text:s/>"open", <text:s/>"time", interval_min) select n.provider, n.id, n.high, n.low, n."close", n."open", n."time", n.interval_min from vendor_market_price_tmp n left join public.vendor_market_price_axjo o on <text:s/>n.provider = o.provider and n.id = o.id and o.interval_min <text:s/>= n.interval_min where n.code = 'AXJO' and o.id is null and o.interval_min is null <text:s/>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3])" office:value-type="string" office:string-value="eurusd" calcext:value-type="string">
            <text:p>eurusd</text:p>
          </table:table-cell>
          <table:table-cell table:formula="of:=&quot;CREATE TABLE public.vendor_market_price_&quot; &amp; [.B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] &amp; &quot; PRIMARY KEY (provider, id, interval_min) ); CREATE INDEX vendor_market_price_&quot; &amp; [.B3] &amp; &quot;idx_1 ON public.vendor_market_price USING btree (&quot;&amp;CHAR(34) &amp;&quot;time&quot;&amp;CHAR(34) &amp;&quot;); &quot;" office:value-type="string" office:string-value="CREATE TABLE public.vendor_market_price_eur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urusd PRIMARY KEY (provider, id, interval_min) ); CREATE INDEX vendor_market_price_eurusdidx_1 ON public.vendor_market_price USING btree (&quot;time&quot;); " calcext:value-type="string">
            <text:p>CREATE TABLE public.vendor_market_price_eurusd ( provider varchar(20) NOT NULL, id bigserial NOT NULL, high numeric(20, 10) NULL, low numeric(20, 10) NULL, "close" numeric(20, 10) NULL, "open" numeric(20, 10) NULL, "time" timestamptz NULL, interval_min int4 NOT NULL, CONSTRAINT vendor_market_price_pkey_eurusd PRIMARY KEY (provider, id, interval_min) ); CREATE INDEX vendor_market_price_eurusdidx_1 ON public.vendor_market_price USING btree ("time"); </text:p>
          </table:table-cell>
          <table:table-cell table:formula="of:=&quot;insert into public.vendor_market_price_&quot; &amp; [.B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] &amp;&quot;';&quot;" office:value-type="string" office:string-value="insert into public.vendor_market_price_eurusd( provider, id, high, low, &quot;close&quot;, &quot;open&quot;, &quot;time&quot;, interval_min) select provider, id, high, low, &quot;close&quot;, &quot;open&quot;, &quot;time&quot;, interval_min from vendor_market_price where code = 'EURUSD';" calcext:value-type="string">
            <text:p>insert into public.vendor_market_price_eurusd( provider, id, high, low, "close", "open", "time", interval_min) select provider, id, high, low, "close", "open", "time", interval_min from vendor_market_price where code = 'EURUSD';</text:p>
          </table:table-cell>
          <table:table-cell table:formula="of:=&quot;insert into public.vendor_market_price_&quot; &amp; [.B3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3]&amp;&quot; o on  n.provider = o.provider and n.id = o.id and o.interval_min  = n.interval_min where n.code = '&quot;&amp;[.A3]&amp;&quot;' and o.id is null and o.interval_min is null  ;&quot;" office:value-type="string" office:string-value="insert into public.vendor_market_price_eur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eurusd o on  n.provider = o.provider and n.id = o.id and o.interval_min  = n.interval_min where n.code = 'EURUSD' and o.id is null and o.interval_min is null  ;" calcext:value-type="string">
            <text:p>insert into public.vendor_market_price_eurusd( provider, id, high, low, <text:s/>"close", <text:s/>"open", <text:s/>"time", interval_min) select n.provider, n.id, n.high, n.low, n."close", n."open", n."time", n.interval_min from vendor_market_price_tmp n left join public.vendor_market_price_eurusd o on <text:s/>n.provider = o.provider and n.id = o.id and o.interval_min <text:s/>= n.interval_min where n.code = 'EURUSD' and o.id is null and o.interval_min is null <text:s/>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4])" office:value-type="string" office:string-value="hg" calcext:value-type="string">
            <text:p>hg</text:p>
          </table:table-cell>
          <table:table-cell table:formula="of:=&quot;CREATE TABLE public.vendor_market_price_&quot; &amp; [.B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4] &amp; &quot; PRIMARY KEY (provider, id, interval_min) ); CREATE INDEX vendor_market_price_&quot; &amp; [.B4] &amp; &quot;idx_1 ON public.vendor_market_price USING btree (&quot;&amp;CHAR(34) &amp;&quot;time&quot;&amp;CHAR(34) &amp;&quot;); &quot;" office:value-type="string" office:string-value="CREATE TABLE public.vendor_market_price_h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g PRIMARY KEY (provider, id, interval_min) ); CREATE INDEX vendor_market_price_hgidx_1 ON public.vendor_market_price USING btree (&quot;time&quot;); " calcext:value-type="string">
            <text:p>CREATE TABLE public.vendor_market_price_hg ( provider varchar(20) NOT NULL, id bigserial NOT NULL, high numeric(20, 10) NULL, low numeric(20, 10) NULL, "close" numeric(20, 10) NULL, "open" numeric(20, 10) NULL, "time" timestamptz NULL, interval_min int4 NOT NULL, CONSTRAINT vendor_market_price_pkey_hg PRIMARY KEY (provider, id, interval_min) ); CREATE INDEX vendor_market_price_hgidx_1 ON public.vendor_market_price USING btree ("time"); </text:p>
          </table:table-cell>
          <table:table-cell table:formula="of:=&quot;insert into public.vendor_market_price_&quot; &amp; [.B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4] &amp;&quot;';&quot;" office:value-type="string" office:string-value="insert into public.vendor_market_price_hg( provider, id, high, low, &quot;close&quot;, &quot;open&quot;, &quot;time&quot;, interval_min) select provider, id, high, low, &quot;close&quot;, &quot;open&quot;, &quot;time&quot;, interval_min from vendor_market_price where code = 'HG';" calcext:value-type="string">
            <text:p>insert into public.vendor_market_price_hg( provider, id, high, low, "close", "open", "time", interval_min) select provider, id, high, low, "close", "open", "time", interval_min from vendor_market_price where code = 'HG';</text:p>
          </table:table-cell>
          <table:table-cell table:formula="of:=&quot;insert into public.vendor_market_price_&quot; &amp; [.B4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4]&amp;&quot; o on  n.provider = o.provider and n.id = o.id and o.interval_min  = n.interval_min where n.code = '&quot;&amp;[.A4]&amp;&quot;' and o.id is null and o.interval_min is null  ;&quot;" office:value-type="string" office:string-value="insert into public.vendor_market_price_hg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hg o on  n.provider = o.provider and n.id = o.id and o.interval_min  = n.interval_min where n.code = 'HG' and o.id is null and o.interval_min is null  ;" calcext:value-type="string">
            <text:p>insert into public.vendor_market_price_hg( provider, id, high, low, <text:s/>"close", <text:s/>"open", <text:s/>"time", interval_min) select n.provider, n.id, n.high, n.low, n."close", n."open", n."time", n.interval_min from vendor_market_price_tmp n left join public.vendor_market_price_hg o on <text:s/>n.provider = o.provider and n.id = o.id and o.interval_min <text:s/>= n.interval_min where n.code = 'HG' and o.id is null and o.interval_min is null <text:s/>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5])" office:value-type="string" office:string-value="eth" calcext:value-type="string">
            <text:p>eth</text:p>
          </table:table-cell>
          <table:table-cell table:formula="of:=&quot;CREATE TABLE public.vendor_market_price_&quot; &amp; [.B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5] &amp; &quot; PRIMARY KEY (provider, id, interval_min) ); CREATE INDEX vendor_market_price_&quot; &amp; [.B5] &amp; &quot;idx_1 ON public.vendor_market_price USING btree (&quot;&amp;CHAR(34) &amp;&quot;time&quot;&amp;CHAR(34) &amp;&quot;); &quot;" office:value-type="string" office:string-value="CREATE TABLE public.vendor_market_price_eth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th PRIMARY KEY (provider, id, interval_min) ); CREATE INDEX vendor_market_price_ethidx_1 ON public.vendor_market_price USING btree (&quot;time&quot;); " calcext:value-type="string">
            <text:p>CREATE TABLE public.vendor_market_price_eth ( provider varchar(20) NOT NULL, id bigserial NOT NULL, high numeric(20, 10) NULL, low numeric(20, 10) NULL, "close" numeric(20, 10) NULL, "open" numeric(20, 10) NULL, "time" timestamptz NULL, interval_min int4 NOT NULL, CONSTRAINT vendor_market_price_pkey_eth PRIMARY KEY (provider, id, interval_min) ); CREATE INDEX vendor_market_price_ethidx_1 ON public.vendor_market_price USING btree ("time"); </text:p>
          </table:table-cell>
          <table:table-cell table:formula="of:=&quot;insert into public.vendor_market_price_&quot; &amp; [.B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5] &amp;&quot;';&quot;" office:value-type="string" office:string-value="insert into public.vendor_market_price_eth( provider, id, high, low, &quot;close&quot;, &quot;open&quot;, &quot;time&quot;, interval_min) select provider, id, high, low, &quot;close&quot;, &quot;open&quot;, &quot;time&quot;, interval_min from vendor_market_price where code = 'ETH';" calcext:value-type="string">
            <text:p>insert into public.vendor_market_price_eth( provider, id, high, low, "close", "open", "time", interval_min) select provider, id, high, low, "close", "open", "time", interval_min from vendor_market_price where code = 'ETH';</text:p>
          </table:table-cell>
          <table:table-cell table:formula="of:=&quot;insert into public.vendor_market_price_&quot; &amp; [.B5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5]&amp;&quot; o on  n.provider = o.provider and n.id = o.id and o.interval_min  = n.interval_min where n.code = '&quot;&amp;[.A5]&amp;&quot;' and o.id is null and o.interval_min is null  ;&quot;" office:value-type="string" office:string-value="insert into public.vendor_market_price_eth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eth o on  n.provider = o.provider and n.id = o.id and o.interval_min  = n.interval_min where n.code = 'ETH' and o.id is null and o.interval_min is null  ;" calcext:value-type="string">
            <text:p>insert into public.vendor_market_price_eth( provider, id, high, low, <text:s/>"close", <text:s/>"open", <text:s/>"time", interval_min) select n.provider, n.id, n.high, n.low, n."close", n."open", n."time", n.interval_min from vendor_market_price_tmp n left join public.vendor_market_price_eth o on <text:s/>n.provider = o.provider and n.id = o.id and o.interval_min <text:s/>= n.interval_min where n.code = 'ETH' and o.id is null and o.interval_min is null <text:s/>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6])" office:value-type="string" office:string-value="de30" calcext:value-type="string">
            <text:p>de30</text:p>
          </table:table-cell>
          <table:table-cell table:formula="of:=&quot;CREATE TABLE public.vendor_market_price_&quot; &amp; [.B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6] &amp; &quot; PRIMARY KEY (provider, id, interval_min) ); CREATE INDEX vendor_market_price_&quot; &amp; [.B6] &amp; &quot;idx_1 ON public.vendor_market_price USING btree (&quot;&amp;CHAR(34) &amp;&quot;time&quot;&amp;CHAR(34) &amp;&quot;); &quot;" office:value-type="string" office:string-value="CREATE TABLE public.vendor_market_price_de3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e30 PRIMARY KEY (provider, id, interval_min) ); CREATE INDEX vendor_market_price_de30idx_1 ON public.vendor_market_price USING btree (&quot;time&quot;); " calcext:value-type="string">
            <text:p>CREATE TABLE public.vendor_market_price_de30 ( provider varchar(20) NOT NULL, id bigserial NOT NULL, high numeric(20, 10) NULL, low numeric(20, 10) NULL, "close" numeric(20, 10) NULL, "open" numeric(20, 10) NULL, "time" timestamptz NULL, interval_min int4 NOT NULL, CONSTRAINT vendor_market_price_pkey_de30 PRIMARY KEY (provider, id, interval_min) ); CREATE INDEX vendor_market_price_de30idx_1 ON public.vendor_market_price USING btree ("time"); </text:p>
          </table:table-cell>
          <table:table-cell table:formula="of:=&quot;insert into public.vendor_market_price_&quot; &amp; [.B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6] &amp;&quot;';&quot;" office:value-type="string" office:string-value="insert into public.vendor_market_price_de30( provider, id, high, low, &quot;close&quot;, &quot;open&quot;, &quot;time&quot;, interval_min) select provider, id, high, low, &quot;close&quot;, &quot;open&quot;, &quot;time&quot;, interval_min from vendor_market_price where code = 'DE30';" calcext:value-type="string">
            <text:p>insert into public.vendor_market_price_de30( provider, id, high, low, "close", "open", "time", interval_min) select provider, id, high, low, "close", "open", "time", interval_min from vendor_market_price where code = 'DE30';</text:p>
          </table:table-cell>
          <table:table-cell table:formula="of:=&quot;insert into public.vendor_market_price_&quot; &amp; [.B6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6]&amp;&quot; o on  n.provider = o.provider and n.id = o.id and o.interval_min  = n.interval_min where n.code = '&quot;&amp;[.A6]&amp;&quot;' and o.id is null and o.interval_min is null  ;&quot;" office:value-type="string" office:string-value="insert into public.vendor_market_price_de3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de30 o on  n.provider = o.provider and n.id = o.id and o.interval_min  = n.interval_min where n.code = 'DE30' and o.id is null and o.interval_min is null  ;" calcext:value-type="string">
            <text:p>insert into public.vendor_market_price_de30( provider, id, high, low, <text:s/>"close", <text:s/>"open", <text:s/>"time", interval_min) select n.provider, n.id, n.high, n.low, n."close", n."open", n."time", n.interval_min from vendor_market_price_tmp n left join public.vendor_market_price_de30 o on <text:s/>n.provider = o.provider and n.id = o.id and o.interval_min <text:s/>= n.interval_min where n.code = 'DE30' and o.id is null and o.interval_min is null <text:s/>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7])" office:value-type="string" office:string-value="zg" calcext:value-type="string">
            <text:p>zg</text:p>
          </table:table-cell>
          <table:table-cell table:formula="of:=&quot;CREATE TABLE public.vendor_market_price_&quot; &amp; [.B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7] &amp; &quot; PRIMARY KEY (provider, id, interval_min) ); CREATE INDEX vendor_market_price_&quot; &amp; [.B7] &amp; &quot;idx_1 ON public.vendor_market_price USING btree (&quot;&amp;CHAR(34) &amp;&quot;time&quot;&amp;CHAR(34) &amp;&quot;); &quot;" office:value-type="string" office:string-value="CREATE TABLE public.vendor_market_price_z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g PRIMARY KEY (provider, id, interval_min) ); CREATE INDEX vendor_market_price_zgidx_1 ON public.vendor_market_price USING btree (&quot;time&quot;); " calcext:value-type="string">
            <text:p>CREATE TABLE public.vendor_market_price_zg ( provider varchar(20) NOT NULL, id bigserial NOT NULL, high numeric(20, 10) NULL, low numeric(20, 10) NULL, "close" numeric(20, 10) NULL, "open" numeric(20, 10) NULL, "time" timestamptz NULL, interval_min int4 NOT NULL, CONSTRAINT vendor_market_price_pkey_zg PRIMARY KEY (provider, id, interval_min) ); CREATE INDEX vendor_market_price_zgidx_1 ON public.vendor_market_price USING btree ("time"); </text:p>
          </table:table-cell>
          <table:table-cell table:formula="of:=&quot;insert into public.vendor_market_price_&quot; &amp; [.B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7] &amp;&quot;';&quot;" office:value-type="string" office:string-value="insert into public.vendor_market_price_zg( provider, id, high, low, &quot;close&quot;, &quot;open&quot;, &quot;time&quot;, interval_min) select provider, id, high, low, &quot;close&quot;, &quot;open&quot;, &quot;time&quot;, interval_min from vendor_market_price where code = 'ZG';" calcext:value-type="string">
            <text:p>insert into public.vendor_market_price_zg( provider, id, high, low, "close", "open", "time", interval_min) select provider, id, high, low, "close", "open", "time", interval_min from vendor_market_price where code = 'ZG';</text:p>
          </table:table-cell>
          <table:table-cell table:formula="of:=&quot;insert into public.vendor_market_price_&quot; &amp; [.B7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7]&amp;&quot; o on  n.provider = o.provider and n.id = o.id and o.interval_min  = n.interval_min where n.code = '&quot;&amp;[.A7]&amp;&quot;' and o.id is null and o.interval_min is null  ;&quot;" office:value-type="string" office:string-value="insert into public.vendor_market_price_zg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zg o on  n.provider = o.provider and n.id = o.id and o.interval_min  = n.interval_min where n.code = 'ZG' and o.id is null and o.interval_min is null  ;" calcext:value-type="string">
            <text:p>insert into public.vendor_market_price_zg( provider, id, high, low, <text:s/>"close", <text:s/>"open", <text:s/>"time", interval_min) select n.provider, n.id, n.high, n.low, n."close", n."open", n."time", n.interval_min from vendor_market_price_tmp n left join public.vendor_market_price_zg o on <text:s/>n.provider = o.provider and n.id = o.id and o.interval_min <text:s/>= n.interval_min where n.code = 'ZG' and o.id is null and o.interval_min is null <text:s/>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8])" office:value-type="string" office:string-value="oj" calcext:value-type="string">
            <text:p>oj</text:p>
          </table:table-cell>
          <table:table-cell table:formula="of:=&quot;CREATE TABLE public.vendor_market_price_&quot; &amp; [.B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8] &amp; &quot; PRIMARY KEY (provider, id, interval_min) ); CREATE INDEX vendor_market_price_&quot; &amp; [.B8] &amp; &quot;idx_1 ON public.vendor_market_price USING btree (&quot;&amp;CHAR(34) &amp;&quot;time&quot;&amp;CHAR(34) &amp;&quot;); &quot;" office:value-type="string" office:string-value="CREATE TABLE public.vendor_market_price_oj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oj PRIMARY KEY (provider, id, interval_min) ); CREATE INDEX vendor_market_price_ojidx_1 ON public.vendor_market_price USING btree (&quot;time&quot;); " calcext:value-type="string">
            <text:p>CREATE TABLE public.vendor_market_price_oj ( provider varchar(20) NOT NULL, id bigserial NOT NULL, high numeric(20, 10) NULL, low numeric(20, 10) NULL, "close" numeric(20, 10) NULL, "open" numeric(20, 10) NULL, "time" timestamptz NULL, interval_min int4 NOT NULL, CONSTRAINT vendor_market_price_pkey_oj PRIMARY KEY (provider, id, interval_min) ); CREATE INDEX vendor_market_price_ojidx_1 ON public.vendor_market_price USING btree ("time"); </text:p>
          </table:table-cell>
          <table:table-cell table:formula="of:=&quot;insert into public.vendor_market_price_&quot; &amp; [.B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8] &amp;&quot;';&quot;" office:value-type="string" office:string-value="insert into public.vendor_market_price_oj( provider, id, high, low, &quot;close&quot;, &quot;open&quot;, &quot;time&quot;, interval_min) select provider, id, high, low, &quot;close&quot;, &quot;open&quot;, &quot;time&quot;, interval_min from vendor_market_price where code = 'OJ';" calcext:value-type="string">
            <text:p>insert into public.vendor_market_price_oj( provider, id, high, low, "close", "open", "time", interval_min) select provider, id, high, low, "close", "open", "time", interval_min from vendor_market_price where code = 'OJ';</text:p>
          </table:table-cell>
          <table:table-cell table:formula="of:=&quot;insert into public.vendor_market_price_&quot; &amp; [.B8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8]&amp;&quot; o on  n.provider = o.provider and n.id = o.id and o.interval_min  = n.interval_min where n.code = '&quot;&amp;[.A8]&amp;&quot;' and o.id is null and o.interval_min is null  ;&quot;" office:value-type="string" office:string-value="insert into public.vendor_market_price_oj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oj o on  n.provider = o.provider and n.id = o.id and o.interval_min  = n.interval_min where n.code = 'OJ' and o.id is null and o.interval_min is null  ;" calcext:value-type="string">
            <text:p>insert into public.vendor_market_price_oj( provider, id, high, low, <text:s/>"close", <text:s/>"open", <text:s/>"time", interval_min) select n.provider, n.id, n.high, n.low, n."close", n."open", n."time", n.interval_min from vendor_market_price_tmp n left join public.vendor_market_price_oj o on <text:s/>n.provider = o.provider and n.id = o.id and o.interval_min <text:s/>= n.interval_min where n.code = 'OJ' and o.id is null and o.interval_min is null <text:s/>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9])" office:value-type="string" office:string-value="gbpusd" calcext:value-type="string">
            <text:p>gbpusd</text:p>
          </table:table-cell>
          <table:table-cell table:formula="of:=&quot;CREATE TABLE public.vendor_market_price_&quot; &amp; [.B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9] &amp; &quot; PRIMARY KEY (provider, id, interval_min) ); CREATE INDEX vendor_market_price_&quot; &amp; [.B9] &amp; &quot;idx_1 ON public.vendor_market_price USING btree (&quot;&amp;CHAR(34) &amp;&quot;time&quot;&amp;CHAR(34) &amp;&quot;); &quot;" office:value-type="string" office:string-value="CREATE TABLE public.vendor_market_price_gbp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gbpusd PRIMARY KEY (provider, id, interval_min) ); CREATE INDEX vendor_market_price_gbpusdidx_1 ON public.vendor_market_price USING btree (&quot;time&quot;); " calcext:value-type="string">
            <text:p>CREATE TABLE public.vendor_market_price_gbpusd ( provider varchar(20) NOT NULL, id bigserial NOT NULL, high numeric(20, 10) NULL, low numeric(20, 10) NULL, "close" numeric(20, 10) NULL, "open" numeric(20, 10) NULL, "time" timestamptz NULL, interval_min int4 NOT NULL, CONSTRAINT vendor_market_price_pkey_gbpusd PRIMARY KEY (provider, id, interval_min) ); CREATE INDEX vendor_market_price_gbpusdidx_1 ON public.vendor_market_price USING btree ("time"); </text:p>
          </table:table-cell>
          <table:table-cell table:formula="of:=&quot;insert into public.vendor_market_price_&quot; &amp; [.B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9] &amp;&quot;';&quot;" office:value-type="string" office:string-value="insert into public.vendor_market_price_gbpusd( provider, id, high, low, &quot;close&quot;, &quot;open&quot;, &quot;time&quot;, interval_min) select provider, id, high, low, &quot;close&quot;, &quot;open&quot;, &quot;time&quot;, interval_min from vendor_market_price where code = 'GBPUSD';" calcext:value-type="string">
            <text:p>insert into public.vendor_market_price_gbpusd( provider, id, high, low, "close", "open", "time", interval_min) select provider, id, high, low, "close", "open", "time", interval_min from vendor_market_price where code = 'GBPUSD';</text:p>
          </table:table-cell>
          <table:table-cell table:formula="of:=&quot;insert into public.vendor_market_price_&quot; &amp; [.B9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9]&amp;&quot; o on  n.provider = o.provider and n.id = o.id and o.interval_min  = n.interval_min where n.code = '&quot;&amp;[.A9]&amp;&quot;' and o.id is null and o.interval_min is null  ;&quot;" office:value-type="string" office:string-value="insert into public.vendor_market_price_gbp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gbpusd o on  n.provider = o.provider and n.id = o.id and o.interval_min  = n.interval_min where n.code = 'GBPUSD' and o.id is null and o.interval_min is null  ;" calcext:value-type="string">
            <text:p>insert into public.vendor_market_price_gbpusd( provider, id, high, low, <text:s/>"close", <text:s/>"open", <text:s/>"time", interval_min) select n.provider, n.id, n.high, n.low, n."close", n."open", n."time", n.interval_min from vendor_market_price_tmp n left join public.vendor_market_price_gbpusd o on <text:s/>n.provider = o.provider and n.id = o.id and o.interval_min <text:s/>= n.interval_min where n.code = 'GBPUSD' and o.id is null and o.interval_min is null <text:s/>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0])" office:value-type="string" office:string-value="kc" calcext:value-type="string">
            <text:p>kc</text:p>
          </table:table-cell>
          <table:table-cell table:formula="of:=&quot;CREATE TABLE public.vendor_market_price_&quot; &amp; [.B1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0] &amp; &quot; PRIMARY KEY (provider, id, interval_min) ); CREATE INDEX vendor_market_price_&quot; &amp; [.B10] &amp; &quot;idx_1 ON public.vendor_market_price USING btree (&quot;&amp;CHAR(34) &amp;&quot;time&quot;&amp;CHAR(34) &amp;&quot;); &quot;" office:value-type="string" office:string-value="CREATE TABLE public.vendor_market_price_k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kc PRIMARY KEY (provider, id, interval_min) ); CREATE INDEX vendor_market_price_kcidx_1 ON public.vendor_market_price USING btree (&quot;time&quot;); " calcext:value-type="string">
            <text:p>CREATE TABLE public.vendor_market_price_kc ( provider varchar(20) NOT NULL, id bigserial NOT NULL, high numeric(20, 10) NULL, low numeric(20, 10) NULL, "close" numeric(20, 10) NULL, "open" numeric(20, 10) NULL, "time" timestamptz NULL, interval_min int4 NOT NULL, CONSTRAINT vendor_market_price_pkey_kc PRIMARY KEY (provider, id, interval_min) ); CREATE INDEX vendor_market_price_kcidx_1 ON public.vendor_market_price USING btree ("time"); </text:p>
          </table:table-cell>
          <table:table-cell table:formula="of:=&quot;insert into public.vendor_market_price_&quot; &amp; [.B1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0] &amp;&quot;';&quot;" office:value-type="string" office:string-value="insert into public.vendor_market_price_kc( provider, id, high, low, &quot;close&quot;, &quot;open&quot;, &quot;time&quot;, interval_min) select provider, id, high, low, &quot;close&quot;, &quot;open&quot;, &quot;time&quot;, interval_min from vendor_market_price where code = 'KC';" calcext:value-type="string">
            <text:p>insert into public.vendor_market_price_kc( provider, id, high, low, "close", "open", "time", interval_min) select provider, id, high, low, "close", "open", "time", interval_min from vendor_market_price where code = 'KC';</text:p>
          </table:table-cell>
          <table:table-cell table:formula="of:=&quot;insert into public.vendor_market_price_&quot; &amp; [.B10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0]&amp;&quot; o on  n.provider = o.provider and n.id = o.id and o.interval_min  = n.interval_min where n.code = '&quot;&amp;[.A10]&amp;&quot;' and o.id is null and o.interval_min is null  ;&quot;" office:value-type="string" office:string-value="insert into public.vendor_market_price_k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kc o on  n.provider = o.provider and n.id = o.id and o.interval_min  = n.interval_min where n.code = 'KC' and o.id is null and o.interval_min is null  ;" calcext:value-type="string">
            <text:p>insert into public.vendor_market_price_kc( provider, id, high, low, <text:s/>"close", <text:s/>"open", <text:s/>"time", interval_min) select n.provider, n.id, n.high, n.low, n."close", n."open", n."time", n.interval_min from vendor_market_price_tmp n left join public.vendor_market_price_kc o on <text:s/>n.provider = o.provider and n.id = o.id and o.interval_min <text:s/>= n.interval_min where n.code = 'KC' and o.id is null and o.interval_min is null <text:s/>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1])" office:value-type="string" office:string-value="jp225" calcext:value-type="string">
            <text:p>jp225</text:p>
          </table:table-cell>
          <table:table-cell table:formula="of:=&quot;CREATE TABLE public.vendor_market_price_&quot; &amp; [.B1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1] &amp; &quot; PRIMARY KEY (provider, id, interval_min) ); CREATE INDEX vendor_market_price_&quot; &amp; [.B11] &amp; &quot;idx_1 ON public.vendor_market_price USING btree (&quot;&amp;CHAR(34) &amp;&quot;time&quot;&amp;CHAR(34) &amp;&quot;); &quot;" office:value-type="string" office:string-value="CREATE TABLE public.vendor_market_price_jp225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225 PRIMARY KEY (provider, id, interval_min) ); CREATE INDEX vendor_market_price_jp225idx_1 ON public.vendor_market_price USING btree (&quot;time&quot;); " calcext:value-type="string">
            <text:p>CREATE TABLE public.vendor_market_price_jp225 ( provider varchar(20) NOT NULL, id bigserial NOT NULL, high numeric(20, 10) NULL, low numeric(20, 10) NULL, "close" numeric(20, 10) NULL, "open" numeric(20, 10) NULL, "time" timestamptz NULL, interval_min int4 NOT NULL, CONSTRAINT vendor_market_price_pkey_jp225 PRIMARY KEY (provider, id, interval_min) ); CREATE INDEX vendor_market_price_jp225idx_1 ON public.vendor_market_price USING btree ("time"); </text:p>
          </table:table-cell>
          <table:table-cell table:formula="of:=&quot;insert into public.vendor_market_price_&quot; &amp; [.B1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1] &amp;&quot;';&quot;" office:value-type="string" office:string-value="insert into public.vendor_market_price_jp225( provider, id, high, low, &quot;close&quot;, &quot;open&quot;, &quot;time&quot;, interval_min) select provider, id, high, low, &quot;close&quot;, &quot;open&quot;, &quot;time&quot;, interval_min from vendor_market_price where code = 'JP225';" calcext:value-type="string">
            <text:p>insert into public.vendor_market_price_jp225( provider, id, high, low, "close", "open", "time", interval_min) select provider, id, high, low, "close", "open", "time", interval_min from vendor_market_price where code = 'JP225';</text:p>
          </table:table-cell>
          <table:table-cell table:formula="of:=&quot;insert into public.vendor_market_price_&quot; &amp; [.B1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1]&amp;&quot; o on  n.provider = o.provider and n.id = o.id and o.interval_min  = n.interval_min where n.code = '&quot;&amp;[.A11]&amp;&quot;' and o.id is null and o.interval_min is null  ;&quot;" office:value-type="string" office:string-value="insert into public.vendor_market_price_jp225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jp225 o on  n.provider = o.provider and n.id = o.id and o.interval_min  = n.interval_min where n.code = 'JP225' and o.id is null and o.interval_min is null  ;" calcext:value-type="string">
            <text:p>insert into public.vendor_market_price_jp225( provider, id, high, low, <text:s/>"close", <text:s/>"open", <text:s/>"time", interval_min) select n.provider, n.id, n.high, n.low, n."close", n."open", n."time", n.interval_min from vendor_market_price_tmp n left join public.vendor_market_price_jp225 o on <text:s/>n.provider = o.provider and n.id = o.id and o.interval_min <text:s/>= n.interval_min where n.code = 'JP225' and o.id is null and o.interval_min is null <text:s/>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2])" office:value-type="string" office:string-value="btc" calcext:value-type="string">
            <text:p>btc</text:p>
          </table:table-cell>
          <table:table-cell table:formula="of:=&quot;CREATE TABLE public.vendor_market_price_&quot; &amp; [.B1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2] &amp; &quot; PRIMARY KEY (provider, id, interval_min) ); CREATE INDEX vendor_market_price_&quot; &amp; [.B12] &amp; &quot;idx_1 ON public.vendor_market_price USING btree (&quot;&amp;CHAR(34) &amp;&quot;time&quot;&amp;CHAR(34) &amp;&quot;); &quot;" office:value-type="string" office:string-value="CREATE TABLE public.vendor_market_price_bt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btc PRIMARY KEY (provider, id, interval_min) ); CREATE INDEX vendor_market_price_btcidx_1 ON public.vendor_market_price USING btree (&quot;time&quot;); " calcext:value-type="string">
            <text:p>CREATE TABLE public.vendor_market_price_btc ( provider varchar(20) NOT NULL, id bigserial NOT NULL, high numeric(20, 10) NULL, low numeric(20, 10) NULL, "close" numeric(20, 10) NULL, "open" numeric(20, 10) NULL, "time" timestamptz NULL, interval_min int4 NOT NULL, CONSTRAINT vendor_market_price_pkey_btc PRIMARY KEY (provider, id, interval_min) ); CREATE INDEX vendor_market_price_btcidx_1 ON public.vendor_market_price USING btree ("time"); </text:p>
          </table:table-cell>
          <table:table-cell table:formula="of:=&quot;insert into public.vendor_market_price_&quot; &amp; [.B1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2] &amp;&quot;';&quot;" office:value-type="string" office:string-value="insert into public.vendor_market_price_btc( provider, id, high, low, &quot;close&quot;, &quot;open&quot;, &quot;time&quot;, interval_min) select provider, id, high, low, &quot;close&quot;, &quot;open&quot;, &quot;time&quot;, interval_min from vendor_market_price where code = 'BTC';" calcext:value-type="string">
            <text:p>insert into public.vendor_market_price_btc( provider, id, high, low, "close", "open", "time", interval_min) select provider, id, high, low, "close", "open", "time", interval_min from vendor_market_price where code = 'BTC';</text:p>
          </table:table-cell>
          <table:table-cell table:formula="of:=&quot;insert into public.vendor_market_price_&quot; &amp; [.B12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2]&amp;&quot; o on  n.provider = o.provider and n.id = o.id and o.interval_min  = n.interval_min where n.code = '&quot;&amp;[.A12]&amp;&quot;' and o.id is null and o.interval_min is null  ;&quot;" office:value-type="string" office:string-value="insert into public.vendor_market_price_bt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btc o on  n.provider = o.provider and n.id = o.id and o.interval_min  = n.interval_min where n.code = 'BTC' and o.id is null and o.interval_min is null  ;" calcext:value-type="string">
            <text:p>insert into public.vendor_market_price_btc( provider, id, high, low, <text:s/>"close", <text:s/>"open", <text:s/>"time", interval_min) select n.provider, n.id, n.high, n.low, n."close", n."open", n."time", n.interval_min from vendor_market_price_tmp n left join public.vendor_market_price_btc o on <text:s/>n.provider = o.provider and n.id = o.id and o.interval_min <text:s/>= n.interval_min where n.code = 'BTC' and o.id is null and o.interval_min is null <text:s/>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3])" office:value-type="string" office:string-value="us500" calcext:value-type="string">
            <text:p>us500</text:p>
          </table:table-cell>
          <table:table-cell table:formula="of:=&quot;CREATE TABLE public.vendor_market_price_&quot; &amp; [.B1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3] &amp; &quot; PRIMARY KEY (provider, id, interval_min) ); CREATE INDEX vendor_market_price_&quot; &amp; [.B13] &amp; &quot;idx_1 ON public.vendor_market_price USING btree (&quot;&amp;CHAR(34) &amp;&quot;time&quot;&amp;CHAR(34) &amp;&quot;); &quot;" office:value-type="string" office:string-value="CREATE TABLE public.vendor_market_price_us5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s500 PRIMARY KEY (provider, id, interval_min) ); CREATE INDEX vendor_market_price_us500idx_1 ON public.vendor_market_price USING btree (&quot;time&quot;); " calcext:value-type="string">
            <text:p>CREATE TABLE public.vendor_market_price_us500 ( provider varchar(20) NOT NULL, id bigserial NOT NULL, high numeric(20, 10) NULL, low numeric(20, 10) NULL, "close" numeric(20, 10) NULL, "open" numeric(20, 10) NULL, "time" timestamptz NULL, interval_min int4 NOT NULL, CONSTRAINT vendor_market_price_pkey_us500 PRIMARY KEY (provider, id, interval_min) ); CREATE INDEX vendor_market_price_us500idx_1 ON public.vendor_market_price USING btree ("time"); </text:p>
          </table:table-cell>
          <table:table-cell table:formula="of:=&quot;insert into public.vendor_market_price_&quot; &amp; [.B1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3] &amp;&quot;';&quot;" office:value-type="string" office:string-value="insert into public.vendor_market_price_us500( provider, id, high, low, &quot;close&quot;, &quot;open&quot;, &quot;time&quot;, interval_min) select provider, id, high, low, &quot;close&quot;, &quot;open&quot;, &quot;time&quot;, interval_min from vendor_market_price where code = 'US500';" calcext:value-type="string">
            <text:p>insert into public.vendor_market_price_us500( provider, id, high, low, "close", "open", "time", interval_min) select provider, id, high, low, "close", "open", "time", interval_min from vendor_market_price where code = 'US500';</text:p>
          </table:table-cell>
          <table:table-cell table:formula="of:=&quot;insert into public.vendor_market_price_&quot; &amp; [.B13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3]&amp;&quot; o on  n.provider = o.provider and n.id = o.id and o.interval_min  = n.interval_min where n.code = '&quot;&amp;[.A13]&amp;&quot;' and o.id is null and o.interval_min is null  ;&quot;" office:value-type="string" office:string-value="insert into public.vendor_market_price_us50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us500 o on  n.provider = o.provider and n.id = o.id and o.interval_min  = n.interval_min where n.code = 'US500' and o.id is null and o.interval_min is null  ;" calcext:value-type="string">
            <text:p>insert into public.vendor_market_price_us500( provider, id, high, low, <text:s/>"close", <text:s/>"open", <text:s/>"time", interval_min) select n.provider, n.id, n.high, n.low, n."close", n."open", n."time", n.interval_min from vendor_market_price_tmp n left join public.vendor_market_price_us500 o on <text:s/>n.provider = o.provider and n.id = o.id and o.interval_min <text:s/>= n.interval_min where n.code = 'US500' and o.id is null and o.interval_min is null <text:s/>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14])" office:value-type="string" office:string-value="uk100" calcext:value-type="string">
            <text:p>uk100</text:p>
          </table:table-cell>
          <table:table-cell table:formula="of:=&quot;CREATE TABLE public.vendor_market_price_&quot; &amp; [.B1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4] &amp; &quot; PRIMARY KEY (provider, id, interval_min) ); CREATE INDEX vendor_market_price_&quot; &amp; [.B14] &amp; &quot;idx_1 ON public.vendor_market_price USING btree (&quot;&amp;CHAR(34) &amp;&quot;time&quot;&amp;CHAR(34) &amp;&quot;); &quot;" office:value-type="string" office:string-value="CREATE TABLE public.vendor_market_price_uk1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k100 PRIMARY KEY (provider, id, interval_min) ); CREATE INDEX vendor_market_price_uk100idx_1 ON public.vendor_market_price USING btree (&quot;time&quot;); " calcext:value-type="string">
            <text:p>CREATE TABLE public.vendor_market_price_uk100 ( provider varchar(20) NOT NULL, id bigserial NOT NULL, high numeric(20, 10) NULL, low numeric(20, 10) NULL, "close" numeric(20, 10) NULL, "open" numeric(20, 10) NULL, "time" timestamptz NULL, interval_min int4 NOT NULL, CONSTRAINT vendor_market_price_pkey_uk100 PRIMARY KEY (provider, id, interval_min) ); CREATE INDEX vendor_market_price_uk100idx_1 ON public.vendor_market_price USING btree ("time"); </text:p>
          </table:table-cell>
          <table:table-cell table:formula="of:=&quot;insert into public.vendor_market_price_&quot; &amp; [.B1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4] &amp;&quot;';&quot;" office:value-type="string" office:string-value="insert into public.vendor_market_price_uk100( provider, id, high, low, &quot;close&quot;, &quot;open&quot;, &quot;time&quot;, interval_min) select provider, id, high, low, &quot;close&quot;, &quot;open&quot;, &quot;time&quot;, interval_min from vendor_market_price where code = 'UK100';" calcext:value-type="string">
            <text:p>insert into public.vendor_market_price_uk100( provider, id, high, low, "close", "open", "time", interval_min) select provider, id, high, low, "close", "open", "time", interval_min from vendor_market_price where code = 'UK100';</text:p>
          </table:table-cell>
          <table:table-cell table:formula="of:=&quot;insert into public.vendor_market_price_&quot; &amp; [.B14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4]&amp;&quot; o on  n.provider = o.provider and n.id = o.id and o.interval_min  = n.interval_min where n.code = '&quot;&amp;[.A14]&amp;&quot;' and o.id is null and o.interval_min is null  ;&quot;" office:value-type="string" office:string-value="insert into public.vendor_market_price_uk10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uk100 o on  n.provider = o.provider and n.id = o.id and o.interval_min  = n.interval_min where n.code = 'UK100' and o.id is null and o.interval_min is null  ;" calcext:value-type="string">
            <text:p>insert into public.vendor_market_price_uk100( provider, id, high, low, <text:s/>"close", <text:s/>"open", <text:s/>"time", interval_min) select n.provider, n.id, n.high, n.low, n."close", n."open", n."time", n.interval_min from vendor_market_price_tmp n left join public.vendor_market_price_uk100 o on <text:s/>n.provider = o.provider and n.id = o.id and o.interval_min <text:s/>= n.interval_min where n.code = 'UK100' and o.id is null and o.interval_min is null <text:s/>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15])" office:value-type="string" office:string-value="dxy" calcext:value-type="string">
            <text:p>dxy</text:p>
          </table:table-cell>
          <table:table-cell table:formula="of:=&quot;CREATE TABLE public.vendor_market_price_&quot; &amp; [.B1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5] &amp; &quot; PRIMARY KEY (provider, id, interval_min) ); CREATE INDEX vendor_market_price_&quot; &amp; [.B15] &amp; &quot;idx_1 ON public.vendor_market_price USING btree (&quot;&amp;CHAR(34) &amp;&quot;time&quot;&amp;CHAR(34) &amp;&quot;); &quot;" office:value-type="string" office:string-value="CREATE TABLE public.vendor_market_price_dxy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xy PRIMARY KEY (provider, id, interval_min) ); CREATE INDEX vendor_market_price_dxyidx_1 ON public.vendor_market_price USING btree (&quot;time&quot;); " calcext:value-type="string">
            <text:p>CREATE TABLE public.vendor_market_price_dxy ( provider varchar(20) NOT NULL, id bigserial NOT NULL, high numeric(20, 10) NULL, low numeric(20, 10) NULL, "close" numeric(20, 10) NULL, "open" numeric(20, 10) NULL, "time" timestamptz NULL, interval_min int4 NOT NULL, CONSTRAINT vendor_market_price_pkey_dxy PRIMARY KEY (provider, id, interval_min) ); CREATE INDEX vendor_market_price_dxyidx_1 ON public.vendor_market_price USING btree ("time"); </text:p>
          </table:table-cell>
          <table:table-cell table:formula="of:=&quot;insert into public.vendor_market_price_&quot; &amp; [.B1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5] &amp;&quot;';&quot;" office:value-type="string" office:string-value="insert into public.vendor_market_price_dxy( provider, id, high, low, &quot;close&quot;, &quot;open&quot;, &quot;time&quot;, interval_min) select provider, id, high, low, &quot;close&quot;, &quot;open&quot;, &quot;time&quot;, interval_min from vendor_market_price where code = 'DXY';" calcext:value-type="string">
            <text:p>insert into public.vendor_market_price_dxy( provider, id, high, low, "close", "open", "time", interval_min) select provider, id, high, low, "close", "open", "time", interval_min from vendor_market_price where code = 'DXY';</text:p>
          </table:table-cell>
          <table:table-cell table:formula="of:=&quot;insert into public.vendor_market_price_&quot; &amp; [.B15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5]&amp;&quot; o on  n.provider = o.provider and n.id = o.id and o.interval_min  = n.interval_min where n.code = '&quot;&amp;[.A15]&amp;&quot;' and o.id is null and o.interval_min is null  ;&quot;" office:value-type="string" office:string-value="insert into public.vendor_market_price_dxy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dxy o on  n.provider = o.provider and n.id = o.id and o.interval_min  = n.interval_min where n.code = 'DXY' and o.id is null and o.interval_min is null  ;" calcext:value-type="string">
            <text:p>insert into public.vendor_market_price_dxy( provider, id, high, low, <text:s/>"close", <text:s/>"open", <text:s/>"time", interval_min) select n.provider, n.id, n.high, n.low, n."close", n."open", n."time", n.interval_min from vendor_market_price_tmp n left join public.vendor_market_price_dxy o on <text:s/>n.provider = o.provider and n.id = o.id and o.interval_min <text:s/>= n.interval_min where n.code = 'DXY' and o.id is null and o.interval_min is null <text:s/>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16])" office:value-type="string" office:string-value="zs" calcext:value-type="string">
            <text:p>zs</text:p>
          </table:table-cell>
          <table:table-cell table:formula="of:=&quot;CREATE TABLE public.vendor_market_price_&quot; &amp; [.B1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6] &amp; &quot; PRIMARY KEY (provider, id, interval_min) ); CREATE INDEX vendor_market_price_&quot; &amp; [.B16] &amp; &quot;idx_1 ON public.vendor_market_price USING btree (&quot;&amp;CHAR(34) &amp;&quot;time&quot;&amp;CHAR(34) &amp;&quot;); &quot;" office:value-type="string" office:string-value="CREATE TABLE public.vendor_market_price_zs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s PRIMARY KEY (provider, id, interval_min) ); CREATE INDEX vendor_market_price_zsidx_1 ON public.vendor_market_price USING btree (&quot;time&quot;); " calcext:value-type="string">
            <text:p>CREATE TABLE public.vendor_market_price_zs ( provider varchar(20) NOT NULL, id bigserial NOT NULL, high numeric(20, 10) NULL, low numeric(20, 10) NULL, "close" numeric(20, 10) NULL, "open" numeric(20, 10) NULL, "time" timestamptz NULL, interval_min int4 NOT NULL, CONSTRAINT vendor_market_price_pkey_zs PRIMARY KEY (provider, id, interval_min) ); CREATE INDEX vendor_market_price_zsidx_1 ON public.vendor_market_price USING btree ("time"); </text:p>
          </table:table-cell>
          <table:table-cell table:formula="of:=&quot;insert into public.vendor_market_price_&quot; &amp; [.B1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6] &amp;&quot;';&quot;" office:value-type="string" office:string-value="insert into public.vendor_market_price_zs( provider, id, high, low, &quot;close&quot;, &quot;open&quot;, &quot;time&quot;, interval_min) select provider, id, high, low, &quot;close&quot;, &quot;open&quot;, &quot;time&quot;, interval_min from vendor_market_price where code = 'ZS';" calcext:value-type="string">
            <text:p>insert into public.vendor_market_price_zs( provider, id, high, low, "close", "open", "time", interval_min) select provider, id, high, low, "close", "open", "time", interval_min from vendor_market_price where code = 'ZS';</text:p>
          </table:table-cell>
          <table:table-cell table:formula="of:=&quot;insert into public.vendor_market_price_&quot; &amp; [.B16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6]&amp;&quot; o on  n.provider = o.provider and n.id = o.id and o.interval_min  = n.interval_min where n.code = '&quot;&amp;[.A16]&amp;&quot;' and o.id is null and o.interval_min is null  ;&quot;" office:value-type="string" office:string-value="insert into public.vendor_market_price_zs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zs o on  n.provider = o.provider and n.id = o.id and o.interval_min  = n.interval_min where n.code = 'ZS' and o.id is null and o.interval_min is null  ;" calcext:value-type="string">
            <text:p>insert into public.vendor_market_price_zs( provider, id, high, low, <text:s/>"close", <text:s/>"open", <text:s/>"time", interval_min) select n.provider, n.id, n.high, n.low, n."close", n."open", n."time", n.interval_min from vendor_market_price_tmp n left join public.vendor_market_price_zs o on <text:s/>n.provider = o.provider and n.id = o.id and o.interval_min <text:s/>= n.interval_min where n.code = 'ZS' and o.id is null and o.interval_min is null <text:s/>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17])" office:value-type="string" office:string-value="ct" calcext:value-type="string">
            <text:p>ct</text:p>
          </table:table-cell>
          <table:table-cell table:formula="of:=&quot;CREATE TABLE public.vendor_market_price_&quot; &amp; [.B1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7] &amp; &quot; PRIMARY KEY (provider, id, interval_min) ); CREATE INDEX vendor_market_price_&quot; &amp; [.B17] &amp; &quot;idx_1 ON public.vendor_market_price USING btree (&quot;&amp;CHAR(34) &amp;&quot;time&quot;&amp;CHAR(34) &amp;&quot;); &quot;" office:value-type="string" office:string-value="CREATE TABLE public.vendor_market_price_c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t PRIMARY KEY (provider, id, interval_min) ); CREATE INDEX vendor_market_price_ctidx_1 ON public.vendor_market_price USING btree (&quot;time&quot;); " calcext:value-type="string">
            <text:p>CREATE TABLE public.vendor_market_price_ct ( provider varchar(20) NOT NULL, id bigserial NOT NULL, high numeric(20, 10) NULL, low numeric(20, 10) NULL, "close" numeric(20, 10) NULL, "open" numeric(20, 10) NULL, "time" timestamptz NULL, interval_min int4 NOT NULL, CONSTRAINT vendor_market_price_pkey_ct PRIMARY KEY (provider, id, interval_min) ); CREATE INDEX vendor_market_price_ctidx_1 ON public.vendor_market_price USING btree ("time"); </text:p>
          </table:table-cell>
          <table:table-cell table:formula="of:=&quot;insert into public.vendor_market_price_&quot; &amp; [.B1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7] &amp;&quot;';&quot;" office:value-type="string" office:string-value="insert into public.vendor_market_price_ct( provider, id, high, low, &quot;close&quot;, &quot;open&quot;, &quot;time&quot;, interval_min) select provider, id, high, low, &quot;close&quot;, &quot;open&quot;, &quot;time&quot;, interval_min from vendor_market_price where code = 'CT';" calcext:value-type="string">
            <text:p>insert into public.vendor_market_price_ct( provider, id, high, low, "close", "open", "time", interval_min) select provider, id, high, low, "close", "open", "time", interval_min from vendor_market_price where code = 'CT';</text:p>
          </table:table-cell>
          <table:table-cell table:formula="of:=&quot;insert into public.vendor_market_price_&quot; &amp; [.B17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7]&amp;&quot; o on  n.provider = o.provider and n.id = o.id and o.interval_min  = n.interval_min where n.code = '&quot;&amp;[.A17]&amp;&quot;' and o.id is null and o.interval_min is null  ;&quot;" office:value-type="string" office:string-value="insert into public.vendor_market_price_ct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t o on  n.provider = o.provider and n.id = o.id and o.interval_min  = n.interval_min where n.code = 'CT' and o.id is null and o.interval_min is null  ;" calcext:value-type="string">
            <text:p>insert into public.vendor_market_price_ct( provider, id, high, low, <text:s/>"close", <text:s/>"open", <text:s/>"time", interval_min) select n.provider, n.id, n.high, n.low, n."close", n."open", n."time", n.interval_min from vendor_market_price_tmp n left join public.vendor_market_price_ct o on <text:s/>n.provider = o.provider and n.id = o.id and o.interval_min <text:s/>= n.interval_min where n.code = 'CT' and o.id is null and o.interval_min is null <text:s/>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18])" office:value-type="string" office:string-value="nzdusd" calcext:value-type="string">
            <text:p>nzdusd</text:p>
          </table:table-cell>
          <table:table-cell table:formula="of:=&quot;CREATE TABLE public.vendor_market_price_&quot; &amp; [.B1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8] &amp; &quot; PRIMARY KEY (provider, id, interval_min) ); CREATE INDEX vendor_market_price_&quot; &amp; [.B18] &amp; &quot;idx_1 ON public.vendor_market_price USING btree (&quot;&amp;CHAR(34) &amp;&quot;time&quot;&amp;CHAR(34) &amp;&quot;); &quot;" office:value-type="string" office:string-value="CREATE TABLE public.vendor_market_price_nz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zdusd PRIMARY KEY (provider, id, interval_min) ); CREATE INDEX vendor_market_price_nzdusdidx_1 ON public.vendor_market_price USING btree (&quot;time&quot;); " calcext:value-type="string">
            <text:p>CREATE TABLE public.vendor_market_price_nzdusd ( provider varchar(20) NOT NULL, id bigserial NOT NULL, high numeric(20, 10) NULL, low numeric(20, 10) NULL, "close" numeric(20, 10) NULL, "open" numeric(20, 10) NULL, "time" timestamptz NULL, interval_min int4 NOT NULL, CONSTRAINT vendor_market_price_pkey_nzdusd PRIMARY KEY (provider, id, interval_min) ); CREATE INDEX vendor_market_price_nzdusdidx_1 ON public.vendor_market_price USING btree ("time"); </text:p>
          </table:table-cell>
          <table:table-cell table:formula="of:=&quot;insert into public.vendor_market_price_&quot; &amp; [.B1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8] &amp;&quot;';&quot;" office:value-type="string" office:string-value="insert into public.vendor_market_price_nzdusd( provider, id, high, low, &quot;close&quot;, &quot;open&quot;, &quot;time&quot;, interval_min) select provider, id, high, low, &quot;close&quot;, &quot;open&quot;, &quot;time&quot;, interval_min from vendor_market_price where code = 'NZDUSD';" calcext:value-type="string">
            <text:p>insert into public.vendor_market_price_nzdusd( provider, id, high, low, "close", "open", "time", interval_min) select provider, id, high, low, "close", "open", "time", interval_min from vendor_market_price where code = 'NZDUSD';</text:p>
          </table:table-cell>
          <table:table-cell table:formula="of:=&quot;insert into public.vendor_market_price_&quot; &amp; [.B18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8]&amp;&quot; o on  n.provider = o.provider and n.id = o.id and o.interval_min  = n.interval_min where n.code = '&quot;&amp;[.A18]&amp;&quot;' and o.id is null and o.interval_min is null  ;&quot;" office:value-type="string" office:string-value="insert into public.vendor_market_price_nzd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nzdusd o on  n.provider = o.provider and n.id = o.id and o.interval_min  = n.interval_min where n.code = 'NZDUSD' and o.id is null and o.interval_min is null  ;" calcext:value-type="string">
            <text:p>insert into public.vendor_market_price_nzdusd( provider, id, high, low, <text:s/>"close", <text:s/>"open", <text:s/>"time", interval_min) select n.provider, n.id, n.high, n.low, n."close", n."open", n."time", n.interval_min from vendor_market_price_tmp n left join public.vendor_market_price_nzdusd o on <text:s/>n.provider = o.provider and n.id = o.id and o.interval_min <text:s/>= n.interval_min where n.code = 'NZDUSD' and o.id is null and o.interval_min is null <text:s/>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19])" office:value-type="string" office:string-value="xagusd" calcext:value-type="string">
            <text:p>xagusd</text:p>
          </table:table-cell>
          <table:table-cell table:formula="of:=&quot;CREATE TABLE public.vendor_market_price_&quot; &amp; [.B1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9] &amp; &quot; PRIMARY KEY (provider, id, interval_min) ); CREATE INDEX vendor_market_price_&quot; &amp; [.B19] &amp; &quot;idx_1 ON public.vendor_market_price USING btree (&quot;&amp;CHAR(34) &amp;&quot;time&quot;&amp;CHAR(34) &amp;&quot;); &quot;" office:value-type="string" office:string-value="CREATE TABLE public.vendor_market_price_xag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xagusd PRIMARY KEY (provider, id, interval_min) ); CREATE INDEX vendor_market_price_xagusdidx_1 ON public.vendor_market_price USING btree (&quot;time&quot;); " calcext:value-type="string">
            <text:p>CREATE TABLE public.vendor_market_price_xagusd ( provider varchar(20) NOT NULL, id bigserial NOT NULL, high numeric(20, 10) NULL, low numeric(20, 10) NULL, "close" numeric(20, 10) NULL, "open" numeric(20, 10) NULL, "time" timestamptz NULL, interval_min int4 NOT NULL, CONSTRAINT vendor_market_price_pkey_xagusd PRIMARY KEY (provider, id, interval_min) ); CREATE INDEX vendor_market_price_xagusdidx_1 ON public.vendor_market_price USING btree ("time"); </text:p>
          </table:table-cell>
          <table:table-cell table:formula="of:=&quot;insert into public.vendor_market_price_&quot; &amp; [.B1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9] &amp;&quot;';&quot;" office:value-type="string" office:string-value="insert into public.vendor_market_price_xagusd( provider, id, high, low, &quot;close&quot;, &quot;open&quot;, &quot;time&quot;, interval_min) select provider, id, high, low, &quot;close&quot;, &quot;open&quot;, &quot;time&quot;, interval_min from vendor_market_price where code = 'XAGUSD';" calcext:value-type="string">
            <text:p>insert into public.vendor_market_price_xagusd( provider, id, high, low, "close", "open", "time", interval_min) select provider, id, high, low, "close", "open", "time", interval_min from vendor_market_price where code = 'XAGUSD';</text:p>
          </table:table-cell>
          <table:table-cell table:formula="of:=&quot;insert into public.vendor_market_price_&quot; &amp; [.B19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9]&amp;&quot; o on  n.provider = o.provider and n.id = o.id and o.interval_min  = n.interval_min where n.code = '&quot;&amp;[.A19]&amp;&quot;' and o.id is null and o.interval_min is null  ;&quot;" office:value-type="string" office:string-value="insert into public.vendor_market_price_xag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xagusd o on  n.provider = o.provider and n.id = o.id and o.interval_min  = n.interval_min where n.code = 'XAGUSD' and o.id is null and o.interval_min is null  ;" calcext:value-type="string">
            <text:p>insert into public.vendor_market_price_xagusd( provider, id, high, low, <text:s/>"close", <text:s/>"open", <text:s/>"time", interval_min) select n.provider, n.id, n.high, n.low, n."close", n."open", n."time", n.interval_min from vendor_market_price_tmp n left join public.vendor_market_price_xagusd o on <text:s/>n.provider = o.provider and n.id = o.id and o.interval_min <text:s/>= n.interval_min where n.code = 'XAGUSD' and o.id is null and o.interval_min is null <text:s/>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0])" office:value-type="string" office:string-value="pl" calcext:value-type="string">
            <text:p>pl</text:p>
          </table:table-cell>
          <table:table-cell table:formula="of:=&quot;CREATE TABLE public.vendor_market_price_&quot; &amp; [.B2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0] &amp; &quot; PRIMARY KEY (provider, id, interval_min) ); CREATE INDEX vendor_market_price_&quot; &amp; [.B20] &amp; &quot;idx_1 ON public.vendor_market_price USING btree (&quot;&amp;CHAR(34) &amp;&quot;time&quot;&amp;CHAR(34) &amp;&quot;); &quot;" office:value-type="string" office:string-value="CREATE TABLE public.vendor_market_price_pl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pl PRIMARY KEY (provider, id, interval_min) ); CREATE INDEX vendor_market_price_plidx_1 ON public.vendor_market_price USING btree (&quot;time&quot;); " calcext:value-type="string">
            <text:p>CREATE TABLE public.vendor_market_price_pl ( provider varchar(20) NOT NULL, id bigserial NOT NULL, high numeric(20, 10) NULL, low numeric(20, 10) NULL, "close" numeric(20, 10) NULL, "open" numeric(20, 10) NULL, "time" timestamptz NULL, interval_min int4 NOT NULL, CONSTRAINT vendor_market_price_pkey_pl PRIMARY KEY (provider, id, interval_min) ); CREATE INDEX vendor_market_price_plidx_1 ON public.vendor_market_price USING btree ("time"); </text:p>
          </table:table-cell>
          <table:table-cell table:formula="of:=&quot;insert into public.vendor_market_price_&quot; &amp; [.B2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0] &amp;&quot;';&quot;" office:value-type="string" office:string-value="insert into public.vendor_market_price_pl( provider, id, high, low, &quot;close&quot;, &quot;open&quot;, &quot;time&quot;, interval_min) select provider, id, high, low, &quot;close&quot;, &quot;open&quot;, &quot;time&quot;, interval_min from vendor_market_price where code = 'PL';" calcext:value-type="string">
            <text:p>insert into public.vendor_market_price_pl( provider, id, high, low, "close", "open", "time", interval_min) select provider, id, high, low, "close", "open", "time", interval_min from vendor_market_price where code = 'PL';</text:p>
          </table:table-cell>
          <table:table-cell table:formula="of:=&quot;insert into public.vendor_market_price_&quot; &amp; [.B20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0]&amp;&quot; o on  n.provider = o.provider and n.id = o.id and o.interval_min  = n.interval_min where n.code = '&quot;&amp;[.A20]&amp;&quot;' and o.id is null and o.interval_min is null  ;&quot;" office:value-type="string" office:string-value="insert into public.vendor_market_price_pl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pl o on  n.provider = o.provider and n.id = o.id and o.interval_min  = n.interval_min where n.code = 'PL' and o.id is null and o.interval_min is null  ;" calcext:value-type="string">
            <text:p>insert into public.vendor_market_price_pl( provider, id, high, low, <text:s/>"close", <text:s/>"open", <text:s/>"time", interval_min) select n.provider, n.id, n.high, n.low, n."close", n."open", n."time", n.interval_min from vendor_market_price_tmp n left join public.vendor_market_price_pl o on <text:s/>n.provider = o.provider and n.id = o.id and o.interval_min <text:s/>= n.interval_min where n.code = 'PL' and o.id is null and o.interval_min is null <text:s/>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1])" office:value-type="string" office:string-value="chfusd" calcext:value-type="string">
            <text:p>chfusd</text:p>
          </table:table-cell>
          <table:table-cell table:formula="of:=&quot;CREATE TABLE public.vendor_market_price_&quot; &amp; [.B2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1] &amp; &quot; PRIMARY KEY (provider, id, interval_min) ); CREATE INDEX vendor_market_price_&quot; &amp; [.B21] &amp; &quot;idx_1 ON public.vendor_market_price USING btree (&quot;&amp;CHAR(34) &amp;&quot;time&quot;&amp;CHAR(34) &amp;&quot;); &quot;" office:value-type="string" office:string-value="CREATE TABLE public.vendor_market_price_chf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hfusd PRIMARY KEY (provider, id, interval_min) ); CREATE INDEX vendor_market_price_chfusdidx_1 ON public.vendor_market_price USING btree (&quot;time&quot;); " calcext:value-type="string">
            <text:p>CREATE TABLE public.vendor_market_price_chfusd ( provider varchar(20) NOT NULL, id bigserial NOT NULL, high numeric(20, 10) NULL, low numeric(20, 10) NULL, "close" numeric(20, 10) NULL, "open" numeric(20, 10) NULL, "time" timestamptz NULL, interval_min int4 NOT NULL, CONSTRAINT vendor_market_price_pkey_chfusd PRIMARY KEY (provider, id, interval_min) ); CREATE INDEX vendor_market_price_chfusdidx_1 ON public.vendor_market_price USING btree ("time"); </text:p>
          </table:table-cell>
          <table:table-cell table:formula="of:=&quot;insert into public.vendor_market_price_&quot; &amp; [.B2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1] &amp;&quot;';&quot;" office:value-type="string" office:string-value="insert into public.vendor_market_price_chfusd( provider, id, high, low, &quot;close&quot;, &quot;open&quot;, &quot;time&quot;, interval_min) select provider, id, high, low, &quot;close&quot;, &quot;open&quot;, &quot;time&quot;, interval_min from vendor_market_price where code = 'CHFUSD';" calcext:value-type="string">
            <text:p>insert into public.vendor_market_price_chfusd( provider, id, high, low, "close", "open", "time", interval_min) select provider, id, high, low, "close", "open", "time", interval_min from vendor_market_price where code = 'CHFUSD';</text:p>
          </table:table-cell>
          <table:table-cell table:formula="of:=&quot;insert into public.vendor_market_price_&quot; &amp; [.B2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1]&amp;&quot; o on  n.provider = o.provider and n.id = o.id and o.interval_min  = n.interval_min where n.code = '&quot;&amp;[.A21]&amp;&quot;' and o.id is null and o.interval_min is null  ;&quot;" office:value-type="string" office:string-value="insert into public.vendor_market_price_chf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hfusd o on  n.provider = o.provider and n.id = o.id and o.interval_min  = n.interval_min where n.code = 'CHFUSD' and o.id is null and o.interval_min is null  ;" calcext:value-type="string">
            <text:p>insert into public.vendor_market_price_chfusd( provider, id, high, low, <text:s/>"close", <text:s/>"open", <text:s/>"time", interval_min) select n.provider, n.id, n.high, n.low, n."close", n."open", n."time", n.interval_min from vendor_market_price_tmp n left join public.vendor_market_price_chfusd o on <text:s/>n.provider = o.provider and n.id = o.id and o.interval_min <text:s/>= n.interval_min where n.code = 'CHFUSD' and o.id is null and o.interval_min is null <text:s/>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2])" office:value-type="string" office:string-value="zi" calcext:value-type="string">
            <text:p>zi</text:p>
          </table:table-cell>
          <table:table-cell table:formula="of:=&quot;CREATE TABLE public.vendor_market_price_&quot; &amp; [.B2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2] &amp; &quot; PRIMARY KEY (provider, id, interval_min) ); CREATE INDEX vendor_market_price_&quot; &amp; [.B22] &amp; &quot;idx_1 ON public.vendor_market_price USING btree (&quot;&amp;CHAR(34) &amp;&quot;time&quot;&amp;CHAR(34) &amp;&quot;); &quot;" office:value-type="string" office:string-value="CREATE TABLE public.vendor_market_price_z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i PRIMARY KEY (provider, id, interval_min) ); CREATE INDEX vendor_market_price_ziidx_1 ON public.vendor_market_price USING btree (&quot;time&quot;); " calcext:value-type="string">
            <text:p>CREATE TABLE public.vendor_market_price_zi ( provider varchar(20) NOT NULL, id bigserial NOT NULL, high numeric(20, 10) NULL, low numeric(20, 10) NULL, "close" numeric(20, 10) NULL, "open" numeric(20, 10) NULL, "time" timestamptz NULL, interval_min int4 NOT NULL, CONSTRAINT vendor_market_price_pkey_zi PRIMARY KEY (provider, id, interval_min) ); CREATE INDEX vendor_market_price_ziidx_1 ON public.vendor_market_price USING btree ("time"); </text:p>
          </table:table-cell>
          <table:table-cell table:formula="of:=&quot;insert into public.vendor_market_price_&quot; &amp; [.B2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2] &amp;&quot;';&quot;" office:value-type="string" office:string-value="insert into public.vendor_market_price_zi( provider, id, high, low, &quot;close&quot;, &quot;open&quot;, &quot;time&quot;, interval_min) select provider, id, high, low, &quot;close&quot;, &quot;open&quot;, &quot;time&quot;, interval_min from vendor_market_price where code = 'ZI';" calcext:value-type="string">
            <text:p>insert into public.vendor_market_price_zi( provider, id, high, low, "close", "open", "time", interval_min) select provider, id, high, low, "close", "open", "time", interval_min from vendor_market_price where code = 'ZI';</text:p>
          </table:table-cell>
          <table:table-cell table:formula="of:=&quot;insert into public.vendor_market_price_&quot; &amp; [.B22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2]&amp;&quot; o on  n.provider = o.provider and n.id = o.id and o.interval_min  = n.interval_min where n.code = '&quot;&amp;[.A22]&amp;&quot;' and o.id is null and o.interval_min is null  ;&quot;" office:value-type="string" office:string-value="insert into public.vendor_market_price_zi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zi o on  n.provider = o.provider and n.id = o.id and o.interval_min  = n.interval_min where n.code = 'ZI' and o.id is null and o.interval_min is null  ;" calcext:value-type="string">
            <text:p>insert into public.vendor_market_price_zi( provider, id, high, low, <text:s/>"close", <text:s/>"open", <text:s/>"time", interval_min) select n.provider, n.id, n.high, n.low, n."close", n."open", n."time", n.interval_min from vendor_market_price_tmp n left join public.vendor_market_price_zi o on <text:s/>n.provider = o.provider and n.id = o.id and o.interval_min <text:s/>= n.interval_min where n.code = 'ZI' and o.id is null and o.interval_min is null <text:s/>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3])" office:value-type="string" office:string-value="cc" calcext:value-type="string">
            <text:p>cc</text:p>
          </table:table-cell>
          <table:table-cell table:formula="of:=&quot;CREATE TABLE public.vendor_market_price_&quot; &amp; [.B2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3] &amp; &quot; PRIMARY KEY (provider, id, interval_min) ); CREATE INDEX vendor_market_price_&quot; &amp; [.B23] &amp; &quot;idx_1 ON public.vendor_market_price USING btree (&quot;&amp;CHAR(34) &amp;&quot;time&quot;&amp;CHAR(34) &amp;&quot;); &quot;" office:value-type="string" office:string-value="CREATE TABLE public.vendor_market_price_c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c PRIMARY KEY (provider, id, interval_min) ); CREATE INDEX vendor_market_price_ccidx_1 ON public.vendor_market_price USING btree (&quot;time&quot;); " calcext:value-type="string">
            <text:p>CREATE TABLE public.vendor_market_price_cc ( provider varchar(20) NOT NULL, id bigserial NOT NULL, high numeric(20, 10) NULL, low numeric(20, 10) NULL, "close" numeric(20, 10) NULL, "open" numeric(20, 10) NULL, "time" timestamptz NULL, interval_min int4 NOT NULL, CONSTRAINT vendor_market_price_pkey_cc PRIMARY KEY (provider, id, interval_min) ); CREATE INDEX vendor_market_price_ccidx_1 ON public.vendor_market_price USING btree ("time"); </text:p>
          </table:table-cell>
          <table:table-cell table:formula="of:=&quot;insert into public.vendor_market_price_&quot; &amp; [.B2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3] &amp;&quot;';&quot;" office:value-type="string" office:string-value="insert into public.vendor_market_price_cc( provider, id, high, low, &quot;close&quot;, &quot;open&quot;, &quot;time&quot;, interval_min) select provider, id, high, low, &quot;close&quot;, &quot;open&quot;, &quot;time&quot;, interval_min from vendor_market_price where code = 'CC';" calcext:value-type="string">
            <text:p>insert into public.vendor_market_price_cc( provider, id, high, low, "close", "open", "time", interval_min) select provider, id, high, low, "close", "open", "time", interval_min from vendor_market_price where code = 'CC';</text:p>
          </table:table-cell>
          <table:table-cell table:formula="of:=&quot;insert into public.vendor_market_price_&quot; &amp; [.B23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3]&amp;&quot; o on  n.provider = o.provider and n.id = o.id and o.interval_min  = n.interval_min where n.code = '&quot;&amp;[.A23]&amp;&quot;' and o.id is null and o.interval_min is null  ;&quot;" office:value-type="string" office:string-value="insert into public.vendor_market_price_c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c o on  n.provider = o.provider and n.id = o.id and o.interval_min  = n.interval_min where n.code = 'CC' and o.id is null and o.interval_min is null  ;" calcext:value-type="string">
            <text:p>insert into public.vendor_market_price_cc( provider, id, high, low, <text:s/>"close", <text:s/>"open", <text:s/>"time", interval_min) select n.provider, n.id, n.high, n.low, n."close", n."open", n."time", n.interval_min from vendor_market_price_tmp n left join public.vendor_market_price_cc o on <text:s/>n.provider = o.provider and n.id = o.id and o.interval_min <text:s/>= n.interval_min where n.code = 'CC' and o.id is null and o.interval_min is null <text:s/>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24])" office:value-type="string" office:string-value="ng" calcext:value-type="string">
            <text:p>ng</text:p>
          </table:table-cell>
          <table:table-cell table:formula="of:=&quot;CREATE TABLE public.vendor_market_price_&quot; &amp; [.B2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4] &amp; &quot; PRIMARY KEY (provider, id, interval_min) ); CREATE INDEX vendor_market_price_&quot; &amp; [.B24] &amp; &quot;idx_1 ON public.vendor_market_price USING btree (&quot;&amp;CHAR(34) &amp;&quot;time&quot;&amp;CHAR(34) &amp;&quot;); &quot;" office:value-type="string" office:string-value="CREATE TABLE public.vendor_market_price_n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g PRIMARY KEY (provider, id, interval_min) ); CREATE INDEX vendor_market_price_ngidx_1 ON public.vendor_market_price USING btree (&quot;time&quot;); " calcext:value-type="string">
            <text:p>CREATE TABLE public.vendor_market_price_ng ( provider varchar(20) NOT NULL, id bigserial NOT NULL, high numeric(20, 10) NULL, low numeric(20, 10) NULL, "close" numeric(20, 10) NULL, "open" numeric(20, 10) NULL, "time" timestamptz NULL, interval_min int4 NOT NULL, CONSTRAINT vendor_market_price_pkey_ng PRIMARY KEY (provider, id, interval_min) ); CREATE INDEX vendor_market_price_ngidx_1 ON public.vendor_market_price USING btree ("time"); </text:p>
          </table:table-cell>
          <table:table-cell table:formula="of:=&quot;insert into public.vendor_market_price_&quot; &amp; [.B2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4] &amp;&quot;';&quot;" office:value-type="string" office:string-value="insert into public.vendor_market_price_ng( provider, id, high, low, &quot;close&quot;, &quot;open&quot;, &quot;time&quot;, interval_min) select provider, id, high, low, &quot;close&quot;, &quot;open&quot;, &quot;time&quot;, interval_min from vendor_market_price where code = 'NG';" calcext:value-type="string">
            <text:p>insert into public.vendor_market_price_ng( provider, id, high, low, "close", "open", "time", interval_min) select provider, id, high, low, "close", "open", "time", interval_min from vendor_market_price where code = 'NG';</text:p>
          </table:table-cell>
          <table:table-cell table:formula="of:=&quot;insert into public.vendor_market_price_&quot; &amp; [.B24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4]&amp;&quot; o on  n.provider = o.provider and n.id = o.id and o.interval_min  = n.interval_min where n.code = '&quot;&amp;[.A24]&amp;&quot;' and o.id is null and o.interval_min is null  ;&quot;" office:value-type="string" office:string-value="insert into public.vendor_market_price_ng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ng o on  n.provider = o.provider and n.id = o.id and o.interval_min  = n.interval_min where n.code = 'NG' and o.id is null and o.interval_min is null  ;" calcext:value-type="string">
            <text:p>insert into public.vendor_market_price_ng( provider, id, high, low, <text:s/>"close", <text:s/>"open", <text:s/>"time", interval_min) select n.provider, n.id, n.high, n.low, n."close", n."open", n."time", n.interval_min from vendor_market_price_tmp n left join public.vendor_market_price_ng o on <text:s/>n.provider = o.provider and n.id = o.id and o.interval_min <text:s/>= n.interval_min where n.code = 'NG' and o.id is null and o.interval_min is null <text:s/>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25])" office:value-type="string" office:string-value="t" calcext:value-type="string">
            <text:p>t</text:p>
          </table:table-cell>
          <table:table-cell table:formula="of:=&quot;CREATE TABLE public.vendor_market_price_&quot; &amp; [.B2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5] &amp; &quot; PRIMARY KEY (provider, id, interval_min) ); CREATE INDEX vendor_market_price_&quot; &amp; [.B25] &amp; &quot;idx_1 ON public.vendor_market_price USING btree (&quot;&amp;CHAR(34) &amp;&quot;time&quot;&amp;CHAR(34) &amp;&quot;); &quot;" office:value-type="string" office:string-value="CREATE TABLE public.vendor_market_price_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t PRIMARY KEY (provider, id, interval_min) ); CREATE INDEX vendor_market_price_tidx_1 ON public.vendor_market_price USING btree (&quot;time&quot;); " calcext:value-type="string">
            <text:p>CREATE TABLE public.vendor_market_price_t ( provider varchar(20) NOT NULL, id bigserial NOT NULL, high numeric(20, 10) NULL, low numeric(20, 10) NULL, "close" numeric(20, 10) NULL, "open" numeric(20, 10) NULL, "time" timestamptz NULL, interval_min int4 NOT NULL, CONSTRAINT vendor_market_price_pkey_t PRIMARY KEY (provider, id, interval_min) ); CREATE INDEX vendor_market_price_tidx_1 ON public.vendor_market_price USING btree ("time"); </text:p>
          </table:table-cell>
          <table:table-cell table:formula="of:=&quot;insert into public.vendor_market_price_&quot; &amp; [.B2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5] &amp;&quot;';&quot;" office:value-type="string" office:string-value="insert into public.vendor_market_price_t( provider, id, high, low, &quot;close&quot;, &quot;open&quot;, &quot;time&quot;, interval_min) select provider, id, high, low, &quot;close&quot;, &quot;open&quot;, &quot;time&quot;, interval_min from vendor_market_price where code = 'T';" calcext:value-type="string">
            <text:p>insert into public.vendor_market_price_t( provider, id, high, low, "close", "open", "time", interval_min) select provider, id, high, low, "close", "open", "time", interval_min from vendor_market_price where code = 'T';</text:p>
          </table:table-cell>
          <table:table-cell table:formula="of:=&quot;insert into public.vendor_market_price_&quot; &amp; [.B25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5]&amp;&quot; o on  n.provider = o.provider and n.id = o.id and o.interval_min  = n.interval_min where n.code = '&quot;&amp;[.A25]&amp;&quot;' and o.id is null and o.interval_min is null  ;&quot;" office:value-type="string" office:string-value="insert into public.vendor_market_price_t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t o on  n.provider = o.provider and n.id = o.id and o.interval_min  = n.interval_min where n.code = 'T' and o.id is null and o.interval_min is null  ;" calcext:value-type="string">
            <text:p>insert into public.vendor_market_price_t( provider, id, high, low, <text:s/>"close", <text:s/>"open", <text:s/>"time", interval_min) select n.provider, n.id, n.high, n.low, n."close", n."open", n."time", n.interval_min from vendor_market_price_tmp n left join public.vendor_market_price_t o on <text:s/>n.provider = o.provider and n.id = o.id and o.interval_min <text:s/>= n.interval_min where n.code = 'T' and o.id is null and o.interval_min is null <text:s/>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26])" office:value-type="string" office:string-value="audusd" calcext:value-type="string">
            <text:p>audusd</text:p>
          </table:table-cell>
          <table:table-cell table:formula="of:=&quot;CREATE TABLE public.vendor_market_price_&quot; &amp; [.B2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6] &amp; &quot; PRIMARY KEY (provider, id, interval_min) ); CREATE INDEX vendor_market_price_&quot; &amp; [.B26] &amp; &quot;idx_1 ON public.vendor_market_price USING btree (&quot;&amp;CHAR(34) &amp;&quot;time&quot;&amp;CHAR(34) &amp;&quot;); &quot;" office:value-type="string" office:string-value="CREATE TABLE public.vendor_market_price_au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udusd PRIMARY KEY (provider, id, interval_min) ); CREATE INDEX vendor_market_price_audusdidx_1 ON public.vendor_market_price USING btree (&quot;time&quot;); " calcext:value-type="string">
            <text:p>CREATE TABLE public.vendor_market_price_audusd ( provider varchar(20) NOT NULL, id bigserial NOT NULL, high numeric(20, 10) NULL, low numeric(20, 10) NULL, "close" numeric(20, 10) NULL, "open" numeric(20, 10) NULL, "time" timestamptz NULL, interval_min int4 NOT NULL, CONSTRAINT vendor_market_price_pkey_audusd PRIMARY KEY (provider, id, interval_min) ); CREATE INDEX vendor_market_price_audusdidx_1 ON public.vendor_market_price USING btree ("time"); </text:p>
          </table:table-cell>
          <table:table-cell table:formula="of:=&quot;insert into public.vendor_market_price_&quot; &amp; [.B2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6] &amp;&quot;';&quot;" office:value-type="string" office:string-value="insert into public.vendor_market_price_audusd( provider, id, high, low, &quot;close&quot;, &quot;open&quot;, &quot;time&quot;, interval_min) select provider, id, high, low, &quot;close&quot;, &quot;open&quot;, &quot;time&quot;, interval_min from vendor_market_price where code = 'AUDUSD';" calcext:value-type="string">
            <text:p>insert into public.vendor_market_price_audusd( provider, id, high, low, "close", "open", "time", interval_min) select provider, id, high, low, "close", "open", "time", interval_min from vendor_market_price where code = 'AUDUSD';</text:p>
          </table:table-cell>
          <table:table-cell table:formula="of:=&quot;insert into public.vendor_market_price_&quot; &amp; [.B26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6]&amp;&quot; o on  n.provider = o.provider and n.id = o.id and o.interval_min  = n.interval_min where n.code = '&quot;&amp;[.A26]&amp;&quot;' and o.id is null and o.interval_min is null  ;&quot;" office:value-type="string" office:string-value="insert into public.vendor_market_price_aud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audusd o on  n.provider = o.provider and n.id = o.id and o.interval_min  = n.interval_min where n.code = 'AUDUSD' and o.id is null and o.interval_min is null  ;" calcext:value-type="string">
            <text:p>insert into public.vendor_market_price_audusd( provider, id, high, low, <text:s/>"close", <text:s/>"open", <text:s/>"time", interval_min) select n.provider, n.id, n.high, n.low, n."close", n."open", n."time", n.interval_min from vendor_market_price_tmp n left join public.vendor_market_price_audusd o on <text:s/>n.provider = o.provider and n.id = o.id and o.interval_min <text:s/>= n.interval_min where n.code = 'AUDUSD' and o.id is null and o.interval_min is null <text:s/>;</text:p>
          </table:table-cell>
        </table:table-row>
        <table:table-row table:style-name="ro1">
          <table:table-cell office:value-type="string" calcext:value-type="string">
            <text:p>JPYUSD</text:p>
          </table:table-cell>
          <table:table-cell table:formula="of:= LOWER([.A27])" office:value-type="string" office:string-value="jpyusd" calcext:value-type="string">
            <text:p>jpyusd</text:p>
          </table:table-cell>
          <table:table-cell table:formula="of:=&quot;CREATE TABLE public.vendor_market_price_&quot; &amp; [.B2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7] &amp; &quot; PRIMARY KEY (provider, id, interval_min) ); CREATE INDEX vendor_market_price_&quot; &amp; [.B27] &amp; &quot;idx_1 ON public.vendor_market_price USING btree (&quot;&amp;CHAR(34) &amp;&quot;time&quot;&amp;CHAR(34) &amp;&quot;); &quot;" office:value-type="string" office:string-value="CREATE TABLE public.vendor_market_price_jpy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yusd PRIMARY KEY (provider, id, interval_min) ); CREATE INDEX vendor_market_price_jpyusdidx_1 ON public.vendor_market_price USING btree (&quot;time&quot;); " calcext:value-type="string">
            <text:p>CREATE TABLE public.vendor_market_price_jpyusd ( provider varchar(20) NOT NULL, id bigserial NOT NULL, high numeric(20, 10) NULL, low numeric(20, 10) NULL, "close" numeric(20, 10) NULL, "open" numeric(20, 10) NULL, "time" timestamptz NULL, interval_min int4 NOT NULL, CONSTRAINT vendor_market_price_pkey_jpyusd PRIMARY KEY (provider, id, interval_min) ); CREATE INDEX vendor_market_price_jpyusdidx_1 ON public.vendor_market_price USING btree ("time"); </text:p>
          </table:table-cell>
          <table:table-cell table:formula="of:=&quot;insert into public.vendor_market_price_&quot; &amp; [.B2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7] &amp;&quot;';&quot;" office:value-type="string" office:string-value="insert into public.vendor_market_price_jpyusd( provider, id, high, low, &quot;close&quot;, &quot;open&quot;, &quot;time&quot;, interval_min) select provider, id, high, low, &quot;close&quot;, &quot;open&quot;, &quot;time&quot;, interval_min from vendor_market_price where code = 'JPYUSD';" calcext:value-type="string">
            <text:p>insert into public.vendor_market_price_jpyusd( provider, id, high, low, "close", "open", "time", interval_min) select provider, id, high, low, "close", "open", "time", interval_min from vendor_market_price where code = 'JPYUSD';</text:p>
          </table:table-cell>
          <table:table-cell table:formula="of:=&quot;insert into public.vendor_market_price_&quot; &amp; [.B27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7]&amp;&quot; o on  n.provider = o.provider and n.id = o.id and o.interval_min  = n.interval_min where n.code = '&quot;&amp;[.A27]&amp;&quot;' and o.id is null and o.interval_min is null  ;&quot;" office:value-type="string" office:string-value="insert into public.vendor_market_price_jpy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jpyusd o on  n.provider = o.provider and n.id = o.id and o.interval_min  = n.interval_min where n.code = 'JPYUSD' and o.id is null and o.interval_min is null  ;" calcext:value-type="string">
            <text:p>insert into public.vendor_market_price_jpyusd( provider, id, high, low, <text:s/>"close", <text:s/>"open", <text:s/>"time", interval_min) select n.provider, n.id, n.high, n.low, n."close", n."open", n."time", n.interval_min from vendor_market_price_tmp n left join public.vendor_market_price_jpyusd o on <text:s/>n.provider = o.provider and n.id = o.id and o.interval_min <text:s/>= n.interval_min where n.code = 'JPYUSD' and o.id is null and o.interval_min is null <text:s/>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28])" office:value-type="string" office:string-value="ixic" calcext:value-type="string">
            <text:p>ixic</text:p>
          </table:table-cell>
          <table:table-cell table:formula="of:=&quot;CREATE TABLE public.vendor_market_price_&quot; &amp; [.B2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8] &amp; &quot; PRIMARY KEY (provider, id, interval_min) ); CREATE INDEX vendor_market_price_&quot; &amp; [.B28] &amp; &quot;idx_1 ON public.vendor_market_price USING btree (&quot;&amp;CHAR(34) &amp;&quot;time&quot;&amp;CHAR(34) &amp;&quot;); &quot;" office:value-type="string" office:string-value="CREATE TABLE public.vendor_market_price_ixi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ixic PRIMARY KEY (provider, id, interval_min) ); CREATE INDEX vendor_market_price_ixicidx_1 ON public.vendor_market_price USING btree (&quot;time&quot;); " calcext:value-type="string">
            <text:p>CREATE TABLE public.vendor_market_price_ixic ( provider varchar(20) NOT NULL, id bigserial NOT NULL, high numeric(20, 10) NULL, low numeric(20, 10) NULL, "close" numeric(20, 10) NULL, "open" numeric(20, 10) NULL, "time" timestamptz NULL, interval_min int4 NOT NULL, CONSTRAINT vendor_market_price_pkey_ixic PRIMARY KEY (provider, id, interval_min) ); CREATE INDEX vendor_market_price_ixicidx_1 ON public.vendor_market_price USING btree ("time"); </text:p>
          </table:table-cell>
          <table:table-cell table:formula="of:=&quot;insert into public.vendor_market_price_&quot; &amp; [.B2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8] &amp;&quot;';&quot;" office:value-type="string" office:string-value="insert into public.vendor_market_price_ixic( provider, id, high, low, &quot;close&quot;, &quot;open&quot;, &quot;time&quot;, interval_min) select provider, id, high, low, &quot;close&quot;, &quot;open&quot;, &quot;time&quot;, interval_min from vendor_market_price where code = 'IXIC';" calcext:value-type="string">
            <text:p>insert into public.vendor_market_price_ixic( provider, id, high, low, "close", "open", "time", interval_min) select provider, id, high, low, "close", "open", "time", interval_min from vendor_market_price where code = 'IXIC';</text:p>
          </table:table-cell>
          <table:table-cell table:formula="of:=&quot;insert into public.vendor_market_price_&quot; &amp; [.B28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8]&amp;&quot; o on  n.provider = o.provider and n.id = o.id and o.interval_min  = n.interval_min where n.code = '&quot;&amp;[.A28]&amp;&quot;' and o.id is null and o.interval_min is null  ;&quot;" office:value-type="string" office:string-value="insert into public.vendor_market_price_ixi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ixic o on  n.provider = o.provider and n.id = o.id and o.interval_min  = n.interval_min where n.code = 'IXIC' and o.id is null and o.interval_min is null  ;" calcext:value-type="string">
            <text:p>insert into public.vendor_market_price_ixic( provider, id, high, low, <text:s/>"close", <text:s/>"open", <text:s/>"time", interval_min) select n.provider, n.id, n.high, n.low, n."close", n."open", n."time", n.interval_min from vendor_market_price_tmp n left join public.vendor_market_price_ixic o on <text:s/>n.provider = o.provider and n.id = o.id and o.interval_min <text:s/>= n.interval_min where n.code = 'IXIC' and o.id is null and o.interval_min is null <text:s/>;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formula="of:= LOWER([.A29])" office:value-type="string" office:string-value="sb" calcext:value-type="string">
            <text:p>sb</text:p>
          </table:table-cell>
          <table:table-cell table:formula="of:=&quot;CREATE TABLE public.vendor_market_price_&quot; &amp; [.B2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9] &amp; &quot; PRIMARY KEY (provider, id, interval_min) ); CREATE INDEX vendor_market_price_&quot; &amp; [.B29] &amp; &quot;idx_1 ON public.vendor_market_price USING btree (&quot;&amp;CHAR(34) &amp;&quot;time&quot;&amp;CHAR(34) &amp;&quot;); &quot;" office:value-type="string" office:string-value="CREATE TABLE public.vendor_market_price_sb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sb PRIMARY KEY (provider, id, interval_min) ); CREATE INDEX vendor_market_price_sbidx_1 ON public.vendor_market_price USING btree (&quot;time&quot;); " calcext:value-type="string">
            <text:p>CREATE TABLE public.vendor_market_price_sb ( provider varchar(20) NOT NULL, id bigserial NOT NULL, high numeric(20, 10) NULL, low numeric(20, 10) NULL, "close" numeric(20, 10) NULL, "open" numeric(20, 10) NULL, "time" timestamptz NULL, interval_min int4 NOT NULL, CONSTRAINT vendor_market_price_pkey_sb PRIMARY KEY (provider, id, interval_min) ); CREATE INDEX vendor_market_price_sbidx_1 ON public.vendor_market_price USING btree ("time"); </text:p>
          </table:table-cell>
          <table:table-cell table:formula="of:=&quot;insert into public.vendor_market_price_&quot; &amp; [.B2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9] &amp;&quot;';&quot;" office:value-type="string" office:string-value="insert into public.vendor_market_price_sb( provider, id, high, low, &quot;close&quot;, &quot;open&quot;, &quot;time&quot;, interval_min) select provider, id, high, low, &quot;close&quot;, &quot;open&quot;, &quot;time&quot;, interval_min from vendor_market_price where code = 'SB';" calcext:value-type="string">
            <text:p>insert into public.vendor_market_price_sb( provider, id, high, low, "close", "open", "time", interval_min) select provider, id, high, low, "close", "open", "time", interval_min from vendor_market_price where code = 'SB';</text:p>
          </table:table-cell>
          <table:table-cell table:formula="of:=&quot;insert into public.vendor_market_price_&quot; &amp; [.B29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9]&amp;&quot; o on  n.provider = o.provider and n.id = o.id and o.interval_min  = n.interval_min where n.code = '&quot;&amp;[.A29]&amp;&quot;' and o.id is null and o.interval_min is null  ;&quot;" office:value-type="string" office:string-value="insert into public.vendor_market_price_sb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sb o on  n.provider = o.provider and n.id = o.id and o.interval_min  = n.interval_min where n.code = 'SB' and o.id is null and o.interval_min is null  ;" calcext:value-type="string">
            <text:p>insert into public.vendor_market_price_sb( provider, id, high, low, <text:s/>"close", <text:s/>"open", <text:s/>"time", interval_min) select n.provider, n.id, n.high, n.low, n."close", n."open", n."time", n.interval_min from vendor_market_price_tmp n left join public.vendor_market_price_sb o on <text:s/>n.provider = o.provider and n.id = o.id and o.interval_min <text:s/>= n.interval_min where n.code = 'SB' and o.id is null and o.interval_min is null <text:s/>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30])" office:value-type="string" office:string-value="hk50" calcext:value-type="string">
            <text:p>hk50</text:p>
          </table:table-cell>
          <table:table-cell table:formula="of:=&quot;CREATE TABLE public.vendor_market_price_&quot; &amp; [.B3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0] &amp; &quot; PRIMARY KEY (provider, id, interval_min) ); CREATE INDEX vendor_market_price_&quot; &amp; [.B30] &amp; &quot;idx_1 ON public.vendor_market_price USING btree (&quot;&amp;CHAR(34) &amp;&quot;time&quot;&amp;CHAR(34) &amp;&quot;); &quot;" office:value-type="string" office:string-value="CREATE TABLE public.vendor_market_price_hk5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k50 PRIMARY KEY (provider, id, interval_min) ); CREATE INDEX vendor_market_price_hk50idx_1 ON public.vendor_market_price USING btree (&quot;time&quot;); " calcext:value-type="string">
            <text:p>CREATE TABLE public.vendor_market_price_hk50 ( provider varchar(20) NOT NULL, id bigserial NOT NULL, high numeric(20, 10) NULL, low numeric(20, 10) NULL, "close" numeric(20, 10) NULL, "open" numeric(20, 10) NULL, "time" timestamptz NULL, interval_min int4 NOT NULL, CONSTRAINT vendor_market_price_pkey_hk50 PRIMARY KEY (provider, id, interval_min) ); CREATE INDEX vendor_market_price_hk50idx_1 ON public.vendor_market_price USING btree ("time"); </text:p>
          </table:table-cell>
          <table:table-cell table:formula="of:=&quot;insert into public.vendor_market_price_&quot; &amp; [.B3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0] &amp;&quot;';&quot;" office:value-type="string" office:string-value="insert into public.vendor_market_price_hk50( provider, id, high, low, &quot;close&quot;, &quot;open&quot;, &quot;time&quot;, interval_min) select provider, id, high, low, &quot;close&quot;, &quot;open&quot;, &quot;time&quot;, interval_min from vendor_market_price where code = 'HK50';" calcext:value-type="string">
            <text:p>insert into public.vendor_market_price_hk50( provider, id, high, low, "close", "open", "time", interval_min) select provider, id, high, low, "close", "open", "time", interval_min from vendor_market_price where code = 'HK50';</text:p>
          </table:table-cell>
          <table:table-cell table:formula="of:=&quot;insert into public.vendor_market_price_&quot; &amp; [.B30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30]&amp;&quot; o on  n.provider = o.provider and n.id = o.id and o.interval_min  = n.interval_min where n.code = '&quot;&amp;[.A30]&amp;&quot;' and o.id is null and o.interval_min is null  ;&quot;" office:value-type="string" office:string-value="insert into public.vendor_market_price_hk5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hk50 o on  n.provider = o.provider and n.id = o.id and o.interval_min  = n.interval_min where n.code = 'HK50' and o.id is null and o.interval_min is null  ;" calcext:value-type="string">
            <text:p>insert into public.vendor_market_price_hk50( provider, id, high, low, <text:s/>"close", <text:s/>"open", <text:s/>"time", interval_min) select n.provider, n.id, n.high, n.low, n."close", n."open", n."time", n.interval_min from vendor_market_price_tmp n left join public.vendor_market_price_hk50 o on <text:s/>n.provider = o.provider and n.id = o.id and o.interval_min <text:s/>= n.interval_min where n.code = 'HK50' and o.id is null and o.interval_min is null <text:s/>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1])" office:value-type="string" office:string-value="cadusd" calcext:value-type="string">
            <text:p>cadusd</text:p>
          </table:table-cell>
          <table:table-cell table:formula="of:=&quot;CREATE TABLE public.vendor_market_price_&quot; &amp; [.B3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1] &amp; &quot; PRIMARY KEY (provider, id, interval_min) ); CREATE INDEX vendor_market_price_&quot; &amp; [.B31] &amp; &quot;idx_1 ON public.vendor_market_price USING btree (&quot;&amp;CHAR(34) &amp;&quot;time&quot;&amp;CHAR(34) &amp;&quot;); &quot;" office:value-type="string" office:string-value="CREATE TABLE public.vendor_market_price_ca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adusd PRIMARY KEY (provider, id, interval_min) ); CREATE INDEX vendor_market_price_cadusdidx_1 ON public.vendor_market_price USING btree (&quot;time&quot;); " calcext:value-type="string">
            <text:p>CREATE TABLE public.vendor_market_price_cadusd ( provider varchar(20) NOT NULL, id bigserial NOT NULL, high numeric(20, 10) NULL, low numeric(20, 10) NULL, "close" numeric(20, 10) NULL, "open" numeric(20, 10) NULL, "time" timestamptz NULL, interval_min int4 NOT NULL, CONSTRAINT vendor_market_price_pkey_cadusd PRIMARY KEY (provider, id, interval_min) ); CREATE INDEX vendor_market_price_cadusdidx_1 ON public.vendor_market_price USING btree ("time"); </text:p>
          </table:table-cell>
          <table:table-cell table:formula="of:=&quot;insert into public.vendor_market_price_&quot; &amp; [.B3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1] &amp;&quot;';&quot;" office:value-type="string" office:string-value="insert into public.vendor_market_price_cadusd( provider, id, high, low, &quot;close&quot;, &quot;open&quot;, &quot;time&quot;, interval_min) select provider, id, high, low, &quot;close&quot;, &quot;open&quot;, &quot;time&quot;, interval_min from vendor_market_price where code = 'CADUSD';" calcext:value-type="string">
            <text:p>insert into public.vendor_market_price_cadusd( provider, id, high, low, "close", "open", "time", interval_min) select provider, id, high, low, "close", "open", "time", interval_min from vendor_market_price where code = 'CADUSD';</text:p>
          </table:table-cell>
          <table:table-cell table:formula="of:=&quot;insert into public.vendor_market_price_&quot; &amp; [.B3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31]&amp;&quot; o on  n.provider = o.provider and n.id = o.id and o.interval_min  = n.interval_min where n.code = '&quot;&amp;[.A31]&amp;&quot;' and o.id is null and o.interval_min is null  ;&quot;" office:value-type="string" office:string-value="insert into public.vendor_market_price_cad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adusd o on  n.provider = o.provider and n.id = o.id and o.interval_min  = n.interval_min where n.code = 'CADUSD' and o.id is null and o.interval_min is null  ;" calcext:value-type="string">
            <text:p>insert into public.vendor_market_price_cadusd( provider, id, high, low, <text:s/>"close", <text:s/>"open", <text:s/>"time", interval_min) select n.provider, n.id, n.high, n.low, n."close", n."open", n."time", n.interval_min from vendor_market_price_tmp n left join public.vendor_market_price_cadusd o on <text:s/>n.provider = o.provider and n.id = o.id and o.interval_min <text:s/>= n.interval_min where n.code = 'CADUSD' and o.id is null and o.interval_min is null <text:s/>;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21" table:default-cell-style-name="Default"/>
        <table:table-row table:style-name="ro1">
          <table:table-cell office:value-type="string" calcext:value-type="string">
            <text:p>SB</text:p>
          </table:table-cell>
          <table:table-cell table:formula="of:= LOWER([.A1])" office:value-type="string" office:string-value="sb" calcext:value-type="string">
            <text:p>sb</text:p>
          </table:table-cell>
          <table:table-cell table:formula="of:=&quot;insert into macd_simulation_result_&quot;&amp; [.B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sb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sb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SB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sb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SB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2])" office:value-type="string" office:string-value="hk50" calcext:value-type="string">
            <text:p>hk50</text:p>
          </table:table-cell>
          <table:table-cell table:formula="of:=&quot;insert into macd_simulation_result_&quot;&amp; [.B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hk50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hk50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HK50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hk50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HK50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])" office:value-type="string" office:string-value="cadusd" calcext:value-type="string">
            <text:p>cadusd</text:p>
          </table:table-cell>
          <table:table-cell table:formula="of:=&quot;insert into macd_simulation_result_&quot;&amp; [.B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3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3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cad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CAD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cad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CAD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HI</text:p>
          </table:table-cell>
          <table:table-cell table:formula="of:= LOWER([.A4])" office:value-type="string" office:string-value="fchi" calcext:value-type="string">
            <text:p>fchi</text:p>
          </table:table-cell>
          <table:table-cell table:formula="of:=&quot;insert into macd_simulation_result_&quot;&amp; [.B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4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4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fchi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fchi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FCHI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fchi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FCHI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5])" office:value-type="string" office:string-value="axjo" calcext:value-type="string">
            <text:p>axjo</text:p>
          </table:table-cell>
          <table:table-cell table:formula="of:=&quot;insert into macd_simulation_result_&quot;&amp; [.B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5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5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axjo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axjo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AXJO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axjo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AXJO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RPUSD</text:p>
          </table:table-cell>
          <table:table-cell table:formula="of:= LOWER([.A6])" office:value-type="string" office:string-value="xrpusd" calcext:value-type="string">
            <text:p>xrpusd</text:p>
          </table:table-cell>
          <table:table-cell table:formula="of:=&quot;insert into macd_simulation_result_&quot;&amp; [.B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6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6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xrp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XRP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xrp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XRP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7])" office:value-type="string" office:string-value="eurusd" calcext:value-type="string">
            <text:p>eurusd</text:p>
          </table:table-cell>
          <table:table-cell table:formula="of:=&quot;insert into macd_simulation_result_&quot;&amp; [.B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7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7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eur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EUR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eur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EUR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8])" office:value-type="string" office:string-value="eth" calcext:value-type="string">
            <text:p>eth</text:p>
          </table:table-cell>
          <table:table-cell table:formula="of:=&quot;insert into macd_simulation_result_&quot;&amp; [.B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8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8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eth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eth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ETH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eth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ETH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9])" office:value-type="string" office:string-value="hg" calcext:value-type="string">
            <text:p>hg</text:p>
          </table:table-cell>
          <table:table-cell table:formula="of:=&quot;insert into macd_simulation_result_&quot;&amp; [.B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9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9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hg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hg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HG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hg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HG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10])" office:value-type="string" office:string-value="de30" calcext:value-type="string">
            <text:p>de30</text:p>
          </table:table-cell>
          <table:table-cell table:formula="of:=&quot;insert into macd_simulation_result_&quot;&amp; [.B1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0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0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de30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de30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DE30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de30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DE30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C</text:p>
          </table:table-cell>
          <table:table-cell table:formula="of:= LOWER([.A11])" office:value-type="string" office:string-value="zc" calcext:value-type="string">
            <text:p>zc</text:p>
          </table:table-cell>
          <table:table-cell table:formula="of:=&quot;insert into macd_simulation_result_&quot;&amp; [.B1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1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1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zc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zc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ZC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zc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ZC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12])" office:value-type="string" office:string-value="zg" calcext:value-type="string">
            <text:p>zg</text:p>
          </table:table-cell>
          <table:table-cell table:formula="of:=&quot;insert into macd_simulation_result_&quot;&amp; [.B1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2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2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zg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zg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ZG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zg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ZG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13])" office:value-type="string" office:string-value="oj" calcext:value-type="string">
            <text:p>oj</text:p>
          </table:table-cell>
          <table:table-cell table:formula="of:=&quot;insert into macd_simulation_result_&quot;&amp; [.B1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3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3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oj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oj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OJ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oj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OJ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14])" office:value-type="string" office:string-value="gbpusd" calcext:value-type="string">
            <text:p>gbpusd</text:p>
          </table:table-cell>
          <table:table-cell table:formula="of:=&quot;insert into macd_simulation_result_&quot;&amp; [.B1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4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4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gbp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GBP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gbp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GBP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5])" office:value-type="string" office:string-value="kc" calcext:value-type="string">
            <text:p>kc</text:p>
          </table:table-cell>
          <table:table-cell table:formula="of:=&quot;insert into macd_simulation_result_&quot;&amp; [.B1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5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5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kc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kc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KC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kc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KC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6])" office:value-type="string" office:string-value="jp225" calcext:value-type="string">
            <text:p>jp225</text:p>
          </table:table-cell>
          <table:table-cell table:formula="of:=&quot;insert into macd_simulation_result_&quot;&amp; [.B1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6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6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jp225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jp225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JP225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jp225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JP225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CE</text:p>
          </table:table-cell>
          <table:table-cell table:formula="of:= LOWER([.A17])" office:value-type="string" office:string-value="hsce" calcext:value-type="string">
            <text:p>hsce</text:p>
          </table:table-cell>
          <table:table-cell table:formula="of:=&quot;insert into macd_simulation_result_&quot;&amp; [.B1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7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7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hsce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hsce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HSCE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hsce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HSCE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8])" office:value-type="string" office:string-value="btc" calcext:value-type="string">
            <text:p>btc</text:p>
          </table:table-cell>
          <table:table-cell table:formula="of:=&quot;insert into macd_simulation_result_&quot;&amp; [.B1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8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8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btc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btc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BTC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btc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BTC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9])" office:value-type="string" office:string-value="us500" calcext:value-type="string">
            <text:p>us500</text:p>
          </table:table-cell>
          <table:table-cell table:formula="of:=&quot;insert into macd_simulation_result_&quot;&amp; [.B1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19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19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us500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us500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US500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us500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US500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20])" office:value-type="string" office:string-value="uk100" calcext:value-type="string">
            <text:p>uk100</text:p>
          </table:table-cell>
          <table:table-cell table:formula="of:=&quot;insert into macd_simulation_result_&quot;&amp; [.B2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0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0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uk100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uk100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UK100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uk100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UK100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21])" office:value-type="string" office:string-value="dxy" calcext:value-type="string">
            <text:p>dxy</text:p>
          </table:table-cell>
          <table:table-cell table:formula="of:=&quot;insert into macd_simulation_result_&quot;&amp; [.B2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1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1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dxy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dxy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DXY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dxy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DXY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22])" office:value-type="string" office:string-value="zs" calcext:value-type="string">
            <text:p>zs</text:p>
          </table:table-cell>
          <table:table-cell table:formula="of:=&quot;insert into macd_simulation_result_&quot;&amp; [.B2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2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2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zs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zs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ZS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zs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ZS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23])" office:value-type="string" office:string-value="ct" calcext:value-type="string">
            <text:p>ct</text:p>
          </table:table-cell>
          <table:table-cell table:formula="of:=&quot;insert into macd_simulation_result_&quot;&amp; [.B2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3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3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ct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ct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CT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ct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CT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24])" office:value-type="string" office:string-value="nzdusd" calcext:value-type="string">
            <text:p>nzdusd</text:p>
          </table:table-cell>
          <table:table-cell table:formula="of:=&quot;insert into macd_simulation_result_&quot;&amp; [.B2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4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4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nzd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NZD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nzd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NZD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5])" office:value-type="string" office:string-value="pl" calcext:value-type="string">
            <text:p>pl</text:p>
          </table:table-cell>
          <table:table-cell table:formula="of:=&quot;insert into macd_simulation_result_&quot;&amp; [.B2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5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5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pl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pl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PL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pl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PL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26])" office:value-type="string" office:string-value="xagusd" calcext:value-type="string">
            <text:p>xagusd</text:p>
          </table:table-cell>
          <table:table-cell table:formula="of:=&quot;insert into macd_simulation_result_&quot;&amp; [.B2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6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6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xag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XAG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xag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XAG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7])" office:value-type="string" office:string-value="chfusd" calcext:value-type="string">
            <text:p>chfusd</text:p>
          </table:table-cell>
          <table:table-cell table:formula="of:=&quot;insert into macd_simulation_result_&quot;&amp; [.B2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7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7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chf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CHF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chf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CHF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8])" office:value-type="string" office:string-value="zi" calcext:value-type="string">
            <text:p>zi</text:p>
          </table:table-cell>
          <table:table-cell table:formula="of:=&quot;insert into macd_simulation_result_&quot;&amp; [.B2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8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8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zi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zi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ZI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zi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ZI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9])" office:value-type="string" office:string-value="cc" calcext:value-type="string">
            <text:p>cc</text:p>
          </table:table-cell>
          <table:table-cell table:formula="of:=&quot;insert into macd_simulation_result_&quot;&amp; [.B2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29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29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cc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cc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CC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cc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CC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30])" office:value-type="string" office:string-value="ng" calcext:value-type="string">
            <text:p>ng</text:p>
          </table:table-cell>
          <table:table-cell table:formula="of:=&quot;insert into macd_simulation_result_&quot;&amp; [.B3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30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30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ng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ng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NG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ng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NG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31])" office:value-type="string" office:string-value="t" calcext:value-type="string">
            <text:p>t</text:p>
          </table:table-cell>
          <table:table-cell table:formula="of:=&quot;insert into macd_simulation_result_&quot;&amp; [.B3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31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31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t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t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T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t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T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32])" office:value-type="string" office:string-value="audusd" calcext:value-type="string">
            <text:p>audusd</text:p>
          </table:table-cell>
          <table:table-cell table:formula="of:=&quot;insert into macd_simulation_result_&quot;&amp; [.B3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32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32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audusd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AUDUSD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audusd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AUDUSD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33])" office:value-type="string" office:string-value="ixic" calcext:value-type="string">
            <text:p>ixic</text:p>
          </table:table-cell>
          <table:table-cell table:formula="of:=&quot;insert into macd_simulation_result_&quot;&amp; [.B3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n.&quot;&amp;CHAR(34) &amp;&quot;start&quot;&amp;CHAR(34) &amp;&quot; ,  n.&quot;&amp;CHAR(34) &amp;&quot;end&quot;&amp;CHAR(34) &amp;&quot; ,  n.slow ,  n.fast ,  n.resolution ,  n.smoothing ,  n.ema_period  ,  n.closing_strategy ,  n.profit_and_loss ,  n.opening_strategy ,  n.&quot;&amp;CHAR(34) &amp;&quot;period&quot;&amp;CHAR(34) &amp;&quot; from  macd_simulation_result_tmp n left join macd_simulation_result_&quot;&amp;[.B33] &amp;&quot; o on  n.start = o.start and n.&quot;&amp;CHAR(34) &amp;&quot;end&quot;&amp;CHAR(34) &amp;&quot; = o.&quot;&amp;CHAR(34) &amp;&quot;end&quot;&amp;CHAR(34) &amp;&quot; and n.slow = o.slow and  n.fast = o.fast and n.resolution = o.resolution and n.smoothing = o.smoothing and    n.ema_period = o.ema_period and n.closing_strategy = o.closing_strategy and n.opening_strategy = o.opening_strategy and n.period = o.period where n.code = '&quot;&amp;[.A33]&amp;&quot;' and  o.start is null and o.&quot;&amp;CHAR(34) &amp;&quot;end&quot;&amp;CHAR(34) &amp;&quot; is null and o.slow is null and  o.fast is null and o.resolution is null and o.smoothing is null and    o.ema_period is null and o.closing_strategy is null and o.opening_strategy is null;&quot;" office:value-type="string" office:string-value="insert into macd_simulation_result_ixic (  &quot;start&quot; ,  &quot;end&quot; ,  slow ,  fast ,  resolution ,  smoothing ,  ema_period  ,  closing_strategy ,  profit_and_loss ,  opening_strategy ,  &quot;period&quot; )  select n.&quot;start&quot; ,  n.&quot;end&quot; ,  n.slow ,  n.fast ,  n.resolution ,  n.smoothing ,  n.ema_period  ,  n.closing_strategy ,  n.profit_and_loss ,  n.opening_strategy ,  n.&quot;period&quot; from  macd_simulation_result_tmp n left join macd_simulation_result_ixic o on  n.start = o.start and n.&quot;end&quot; = o.&quot;end&quot; and n.slow = o.slow and  n.fast = o.fast and n.resolution = o.resolution and n.smoothing = o.smoothing and    n.ema_period = o.ema_period and n.closing_strategy = o.closing_strategy and n.opening_strategy = o.opening_strategy and n.period = o.period where n.code = 'IXIC' and  o.start is null and o.&quot;end&quot; is null and o.slow is null and  o.fast is null and o.resolution is null and o.smoothing is null and    o.ema_period is null and o.closing_strategy is null and o.opening_strategy is null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<text:s/>select n."start" , <text:s/>n."end" , <text:s/>n.slow , <text:s/>n.fast , <text:s/>n.resolution , <text:s/>n.smoothing , <text:s/>n.ema_period <text:s/>, <text:s/>n.closing_strategy , <text:s/>n.profit_and_loss , <text:s/>n.opening_strategy , <text:s/>n."period" from <text:s/>macd_simulation_result_tmp n left join macd_simulation_result_ixic o on <text:s/>n.start = o.start and n."end" = o."end" and n.slow = o.slow and <text:s/>n.fast = o.fast and n.resolution = o.resolution and n.smoothing = o.smoothing and <text:s text:c="3"/>n.ema_period = o.ema_period and n.closing_strategy = o.closing_strategy and n.opening_strategy = o.opening_strategy and n.period = o.period where n.code = 'IXIC' and <text:s/>o.start is null and o."end" is null and o.slow is null and <text:s/>o.fast is null and o.resolution is null and o.smoothing is null and <text:s text:c="3"/>o.ema_period is null and o.closing_strategy is null and o.opening_strategy is null;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7:53:49.857076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2:22:16.500240465</meta:creation-date>
    <dc:date>2022-02-11T18:09:12.032183489</dc:date>
    <meta:editing-duration>PT2H7M1S</meta:editing-duration>
    <meta:editing-cycles>19</meta:editing-cycles>
    <meta:generator>LibreOffice/6.4.7.2$Linux_X86_64 LibreOffice_project/40$Build-2</meta:generator>
    <meta:document-statistic meta:table-count="3" meta:cell-count="452" meta:object-count="0"/>
  </office:meta>
</office:document-meta>
</file>